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083in"/>
    </style:style>
    <style:style style:name="co4" style:family="table-column">
      <style:table-column-properties fo:break-before="auto" style:column-width="1.6756in"/>
    </style:style>
    <style:style style:name="co5" style:family="table-column">
      <style:table-column-properties fo:break-before="auto" style:column-width="1.5583in"/>
    </style:style>
    <style:style style:name="co6" style:family="table-column">
      <style:table-column-properties fo:break-before="auto" style:column-width="1.5256in"/>
    </style:style>
    <style:style style:name="co7" style:family="table-column">
      <style:table-column-properties fo:break-before="auto" style:column-width="1.7508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1.139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31">
      <style:text-properties fo:font-weight="bold" style:font-weight-asian="bold" style:font-weight-complex="bold"/>
    </style:style>
    <style:style style:name="ce4" style:family="table-cell" style:parent-style-name="Default" style:data-style-name="N1">
      <style:text-properties fo:font-weight="bold" style:font-weight-asian="bold" style:font-weight-complex="bold"/>
    </style:style>
    <style:style style:name="ce5" style:family="table-cell" style:parent-style-name="Default" style:data-style-name="N81"/>
    <style:style style:name="ce6" style:family="table-cell" style:parent-style-name="Default" style:data-style-name="N145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2" table:number-columns-repeated="3" table:default-cell-style-name="ce2"/>
        <table:table-column table:style-name="co2" table:number-columns-repeated="16342" table:default-cell-style-name="Default"/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</text:p>
          </table:table-cell>
          <table:table-cell table:number-columns-repeated="2" table:style-name="ce1" office:value-type="string" calcext:value-type="string">
            <text:p>H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MEANK</text:p>
          </table:table-cell>
          <table:table-cell table:style-name="ce1" office:value-type="string" calcext:value-type="string">
            <text:p>STDDEV</text:p>
          </table:table-cell>
          <table:table-cell table:style-name="ce1" office:value-type="string" calcext:value-type="string">
            <text:p>VRES</text:p>
          </table:table-cell>
          <table:table-cell table:style-name="ce1" office:value-type="string" calcext:value-type="string">
            <text:p>SRES</text:p>
          </table:table-cell>
          <table:table-cell table:style-name="ce1" office:value-type="string" calcext:value-type="string">
            <text:p>L1 <text:s/>C</text:p>
          </table:table-cell>
          <table:table-cell table:style-name="ce1" office:value-type="string" calcext:value-type="string">
            <text:p>L1 S</text:p>
          </table:table-cell>
          <table:table-cell table:style-name="ce1" office:value-type="string" calcext:value-type="string">
            <text:p>L1 N</text:p>
          </table:table-cell>
          <table:table-cell table:style-name="ce1" office:value-type="string" calcext:value-type="string">
            <text:p>L1 CT</text:p>
          </table:table-cell>
          <table:table-cell table:style-name="ce1" office:value-type="string" calcext:value-type="string">
            <text:p>L1 ST</text:p>
          </table:table-cell>
          <table:table-cell table:style-name="ce1" office:value-type="string" calcext:value-type="string">
            <text:p>L2 C</text:p>
          </table:table-cell>
          <table:table-cell table:style-name="ce1" office:value-type="string" calcext:value-type="string">
            <text:p>L2 S</text:p>
          </table:table-cell>
          <table:table-cell table:style-name="ce1" office:value-type="string" calcext:value-type="string">
            <text:p>L2 N</text:p>
          </table:table-cell>
          <table:table-cell table:style-name="ce1" office:value-type="string" calcext:value-type="string">
            <text:p>L2 CT</text:p>
          </table:table-cell>
          <table:table-cell table:style-name="ce1" office:value-type="string" calcext:value-type="string">
            <text:p>L2 ST</text:p>
          </table:table-cell>
          <table:table-cell table:style-name="ce1" office:value-type="string" calcext:value-type="string">
            <text:p>WL</text:p>
          </table:table-cell>
          <table:table-cell table:style-name="ce1" office:value-type="string" calcext:value-type="string">
            <text:p>WC</text:p>
          </table:table-cell>
          <table:table-cell table:style-name="ce1" office:value-type="string" calcext:value-type="string">
            <text:p>WV</text:p>
          </table:table-cell>
          <table:table-cell table:number-columns-repeated="2" table:style-name="ce1" office:value-type="string" calcext:value-type="string">
            <text:p>L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V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RGB C</text:p>
          </table:table-cell>
          <table:table-cell table:style-name="ce1" office:value-type="string" calcext:value-type="string">
            <text:p>HSV C</text:p>
          </table:table-cell>
          <table:table-cell table:style-name="ce1" office:value-type="string" calcext:value-type="string">
            <text:p>LAB C</text:p>
          </table:table-cell>
          <table:table-cell table:style-name="ce1" office:value-type="string" calcext:value-type="string">
            <text:p>RGBERR</text:p>
          </table:table-cell>
          <table:table-cell table:style-name="ce1" office:value-type="string" calcext:value-type="string">
            <text:p>HSVERR</text:p>
          </table:table-cell>
          <table:table-cell table:style-name="ce1" office:value-type="string" calcext:value-type="string">
            <text:p>LABERR</text:p>
          </table:table-cell>
          <table:table-cell table:style-name="ce1" table:number-columns-repeated="16342"/>
        </table:table-row>
        <table:table-row table:style-name="ro2">
          <table:table-cell table:number-columns-repeated="16383"/>
        </table:table-row>
        <table:table-row table:style-name="ro2">
          <table:table-cell table:style-name="ce2" office:value-type="string" calcext:value-type="string">
            <text:p>FINAL_DIAMOND</text:p>
          </table:table-cell>
          <table:table-cell table:number-columns-repeated="40"/>
          <table:table-cell table:style-name="ce2"/>
          <table:table-cell table:number-columns-repeated="16341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148" calcext:value-type="float">
            <text:p>148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153" calcext:value-type="float">
            <text:p>153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219" calcext:value-type="float">
            <text:p>219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office:value-type="float" office:value="82" calcext:value-type="float">
            <text:p>82</text:p>
          </table:table-cell>
          <table:table-cell office:value-type="float" office:value="1.88108300050358" calcext:value-type="float">
            <text:p>1.88108300050358</text:p>
          </table:table-cell>
          <table:table-cell office:value-type="float" office:value="0.00576079514642796" calcext:value-type="float">
            <text:p>0.00576079514642796</text:p>
          </table:table-cell>
          <table:table-cell office:value-type="float" office:value="0.0174224545849108" calcext:value-type="float">
            <text:p>0.0174224545849108</text:p>
          </table:table-cell>
          <table:table-cell office:value-type="float" office:value="0.26812505280079" calcext:value-type="float">
            <text:p>0.26812505280079</text:p>
          </table:table-cell>
          <table:table-cell office:value-type="float" office:value="0.25566340874816" calcext:value-type="float">
            <text:p>0.25566340874816</text:p>
          </table:table-cell>
          <table:table-cell office:value-type="float" office:value="0.46537097061486" calcext:value-type="float">
            <text:p>0.46537097061486</text:p>
          </table:table-cell>
          <table:table-cell office:value-type="float" office:value="18.2745898260437" calcext:value-type="float">
            <text:p>18.2745898260437</text:p>
          </table:table-cell>
          <table:table-cell office:value-type="float" office:value="0.780524311209497" calcext:value-type="float">
            <text:p>0.780524311209497</text:p>
          </table:table-cell>
          <table:table-cell office:value-type="float" office:value="0.00877344223968772" calcext:value-type="float">
            <text:p>0.00877344223968772</text:p>
          </table:table-cell>
          <table:table-cell office:value-type="float" office:value="0.744353547609363" calcext:value-type="float">
            <text:p>0.744353547609363</text:p>
          </table:table-cell>
          <table:table-cell office:value-type="float" office:value="0.669955961915357" calcext:value-type="float">
            <text:p>0.669955961915357</text:p>
          </table:table-cell>
          <table:table-cell office:value-type="float" office:value="160.817350182431" calcext:value-type="float">
            <text:p>160.817350182431</text:p>
          </table:table-cell>
          <table:table-cell office:value-type="float" office:value="0.565957197785712" calcext:value-type="float">
            <text:p>0.565957197785712</text:p>
          </table:table-cell>
          <table:table-cell office:value-type="float" office:value="0.838444366249554" calcext:value-type="float">
            <text:p>0.838444366249554</text:p>
          </table:table-cell>
          <table:table-cell office:value-type="float" office:value="0.68496502761391" calcext:value-type="float">
            <text:p>0.68496502761391</text:p>
          </table:table-cell>
          <table:table-cell office:value-type="float" office:value="0.457082395553779" calcext:value-type="float">
            <text:p>0.457082395553779</text:p>
          </table:table-cell>
          <table:table-cell office:value-type="float" office:value="0.00755367135299343" calcext:value-type="float">
            <text:p>0.00755367135299343</text:p>
          </table:table-cell>
          <table:table-cell office:value-type="float" office:value="0.0206194768208751" calcext:value-type="float">
            <text:p>0.0206194768208751</text:p>
          </table:table-cell>
          <table:table-cell office:value-type="float" office:value="0.432686096911731" calcext:value-type="float">
            <text:p>0.432686096911731</text:p>
          </table:table-cell>
          <table:table-cell office:value-type="float" office:value="1.47473692445165" calcext:value-type="float">
            <text:p>1.47473692445165</text:p>
          </table:table-cell>
          <table:table-cell table:style-name="ce5" office:value-type="float" office:value="0.000000229377116852799" calcext:value-type="float">
            <text:p>2.29E-07</text:p>
          </table:table-cell>
          <table:table-cell table:style-name="ce5" office:value-type="float" office:value="0.00000140009532525427" calcext:value-type="float">
            <text:p>1.40E-0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formula="of:=ABS([.AJ4]-26)" office:value-type="float" office:value="8" calcext:value-type="float">
            <text:p>8</text:p>
          </table:table-cell>
          <table:table-cell table:formula="of:=ABS([.AK4]-26)" office:value-type="float" office:value="0" calcext:value-type="float">
            <text:p>0</text:p>
          </table:table-cell>
          <table:table-cell table:formula="of:=ABS([.AL4]-26)" office:value-type="float" office:value="5" calcext:value-type="float">
            <text:p>5</text:p>
          </table:table-cell>
          <table:table-cell table:style-name="ce2"/>
          <table:table-cell table:number-columns-repeated="16341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office:value-type="float" office:value="74" calcext:value-type="float">
            <text:p>74</text:p>
          </table:table-cell>
          <table:table-cell office:value-type="float" office:value="127" calcext:value-type="float">
            <text:p>127</text:p>
          </table:table-cell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office:value-type="float" office:value="183" calcext:value-type="float">
            <text:p>183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50" calcext:value-type="float">
            <text:p>50</text:p>
          </table:table-cell>
          <table:table-cell office:value-type="float" office:value="2.55823999771814" calcext:value-type="float">
            <text:p>2.55823999771814</text:p>
          </table:table-cell>
          <table:table-cell office:value-type="float" office:value="0.0066703016400724" calcext:value-type="float">
            <text:p>0.0066703016400724</text:p>
          </table:table-cell>
          <table:table-cell office:value-type="float" office:value="0.0160969689315667" calcext:value-type="float">
            <text:p>0.0160969689315667</text:p>
          </table:table-cell>
          <table:table-cell office:value-type="float" office:value="0.0219877043659181" calcext:value-type="float">
            <text:p>0.0219877043659181</text:p>
          </table:table-cell>
          <table:table-cell office:value-type="float" office:value="0.29070939921726" calcext:value-type="float">
            <text:p>0.29070939921726</text:p>
          </table:table-cell>
          <table:table-cell office:value-type="float" office:value="0.312281213321438" calcext:value-type="float">
            <text:p>0.312281213321438</text:p>
          </table:table-cell>
          <table:table-cell office:value-type="float" office:value="105.769247743312" calcext:value-type="float">
            <text:p>105.769247743312</text:p>
          </table:table-cell>
          <table:table-cell office:value-type="float" office:value="0.681251135784251" calcext:value-type="float">
            <text:p>0.681251135784251</text:p>
          </table:table-cell>
          <table:table-cell office:value-type="float" office:value="0.0120883338278488" calcext:value-type="float">
            <text:p>0.0120883338278488</text:p>
          </table:table-cell>
          <table:table-cell office:value-type="float" office:value="0.233879506438006" calcext:value-type="float">
            <text:p>0.233879506438006</text:p>
          </table:table-cell>
          <table:table-cell office:value-type="float" office:value="0.211146029257798" calcext:value-type="float">
            <text:p>0.211146029257798</text:p>
          </table:table-cell>
          <table:table-cell office:value-type="float" office:value="124.238342538552" calcext:value-type="float">
            <text:p>124.238342538552</text:p>
          </table:table-cell>
          <table:table-cell office:value-type="float" office:value="0.364224942074509" calcext:value-type="float">
            <text:p>0.364224942074509</text:p>
          </table:table-cell>
          <table:table-cell office:value-type="float" office:value="0.358935203537189" calcext:value-type="float">
            <text:p>0.358935203537189</text:p>
          </table:table-cell>
          <table:table-cell office:value-type="float" office:value="0.149035795439596" calcext:value-type="float">
            <text:p>0.149035795439596</text:p>
          </table:table-cell>
          <table:table-cell office:value-type="float" office:value="0.494859489256393" calcext:value-type="float">
            <text:p>0.494859489256393</text:p>
          </table:table-cell>
          <table:table-cell office:value-type="float" office:value="0.00962776043276454" calcext:value-type="float">
            <text:p>0.00962776043276454</text:p>
          </table:table-cell>
          <table:table-cell office:value-type="float" office:value="0.0228158636953102" calcext:value-type="float">
            <text:p>0.0228158636953102</text:p>
          </table:table-cell>
          <table:table-cell office:value-type="float" office:value="0.509407296571722" calcext:value-type="float">
            <text:p>0.509407296571722</text:p>
          </table:table-cell>
          <table:table-cell office:value-type="float" office:value="1.56943658049904" calcext:value-type="float">
            <text:p>1.56943658049904</text:p>
          </table:table-cell>
          <table:table-cell table:style-name="ce5" office:value-type="float" office:value="0.000000155667318288758" calcext:value-type="float">
            <text:p>1.56E-07</text:p>
          </table:table-cell>
          <table:table-cell table:style-name="ce5" office:value-type="float" office:value="0.00000126950536243472" calcext:value-type="float">
            <text:p>1.27E-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formula="of:=ABS([.AJ5]-26)" office:value-type="float" office:value="22" calcext:value-type="float">
            <text:p>22</text:p>
          </table:table-cell>
          <table:table-cell table:formula="of:=ABS([.AK5]-26)" office:value-type="float" office:value="0" calcext:value-type="float">
            <text:p>0</text:p>
          </table:table-cell>
          <table:table-cell table:formula="of:=ABS([.AL5]-26)" office:value-type="float" office:value="7" calcext:value-type="float">
            <text:p>7</text:p>
          </table:table-cell>
          <table:table-cell table:style-name="ce2"/>
          <table:table-cell table:number-columns-repeated="16341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94" calcext:value-type="float">
            <text:p>94</text:p>
          </table:table-cell>
          <table:table-cell office:value-type="float" office:value="141" calcext:value-type="float">
            <text:p>141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26" calcext:value-type="float">
            <text:p>26</text:p>
          </table:table-cell>
          <table:table-cell office:value-type="float" office:value="181" calcext:value-type="float">
            <text:p>181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2.53826535874375" calcext:value-type="float">
            <text:p>2.53826535874375</text:p>
          </table:table-cell>
          <table:table-cell office:value-type="float" office:value="0.00616257856589376" calcext:value-type="float">
            <text:p>0.00616257856589376</text:p>
          </table:table-cell>
          <table:table-cell office:value-type="float" office:value="0.0178178792213715" calcext:value-type="float">
            <text:p>0.0178178792213715</text:p>
          </table:table-cell>
          <table:table-cell office:value-type="float" office:value="0.311296642605145" calcext:value-type="float">
            <text:p>0.311296642605145</text:p>
          </table:table-cell>
          <table:table-cell office:value-type="float" office:value="0.352630350083842" calcext:value-type="float">
            <text:p>0.352630350083842</text:p>
          </table:table-cell>
          <table:table-cell office:value-type="float" office:value="0.580017384719725" calcext:value-type="float">
            <text:p>0.580017384719725</text:p>
          </table:table-cell>
          <table:table-cell office:value-type="float" office:value="39.7295146405235" calcext:value-type="float">
            <text:p>39.7295146405235</text:p>
          </table:table-cell>
          <table:table-cell office:value-type="float" office:value="0.356865905507002" calcext:value-type="float">
            <text:p>0.356865905507002</text:p>
          </table:table-cell>
          <table:table-cell office:value-type="float" office:value="0.233930812751032" calcext:value-type="float">
            <text:p>0.233930812751032</text:p>
          </table:table-cell>
          <table:table-cell office:value-type="float" office:value="0.620236211549025" calcext:value-type="float">
            <text:p>0.620236211549025</text:p>
          </table:table-cell>
          <table:table-cell office:value-type="float" office:value="0.451296785483624" calcext:value-type="float">
            <text:p>0.451296785483624</text:p>
          </table:table-cell>
          <table:table-cell office:value-type="float" office:value="70.1385586565232" calcext:value-type="float">
            <text:p>70.1385586565232</text:p>
          </table:table-cell>
          <table:table-cell office:value-type="float" office:value="0.0287965041072787" calcext:value-type="float">
            <text:p>0.0287965041072787</text:p>
          </table:table-cell>
          <table:table-cell office:value-type="float" office:value="0.479247598474002" calcext:value-type="float">
            <text:p>0.479247598474002</text:p>
          </table:table-cell>
          <table:table-cell office:value-type="float" office:value="0.420212861121228" calcext:value-type="float">
            <text:p>0.420212861121228</text:p>
          </table:table-cell>
          <table:table-cell office:value-type="float" office:value="0.137135790074983" calcext:value-type="float">
            <text:p>0.137135790074983</text:p>
          </table:table-cell>
          <table:table-cell office:value-type="float" office:value="0.00590511786139008" calcext:value-type="float">
            <text:p>0.00590511786139008</text:p>
          </table:table-cell>
          <table:table-cell office:value-type="float" office:value="0.0211732563439094" calcext:value-type="float">
            <text:p>0.0211732563439094</text:p>
          </table:table-cell>
          <table:table-cell office:value-type="float" office:value="0.488623440758743" calcext:value-type="float">
            <text:p>0.488623440758743</text:p>
          </table:table-cell>
          <table:table-cell office:value-type="float" office:value="1.25008351619023" calcext:value-type="float">
            <text:p>1.25008351619023</text:p>
          </table:table-cell>
          <table:table-cell table:style-name="ce5" office:value-type="float" office:value="0.000000233608871349389" calcext:value-type="float">
            <text:p>2.34E-07</text:p>
          </table:table-cell>
          <table:table-cell table:style-name="ce5" office:value-type="float" office:value="0.000000872964824264979" calcext:value-type="float">
            <text:p>8.73E-07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formula="of:=ABS([.AJ6]-26)" office:value-type="float" office:value="27" calcext:value-type="float">
            <text:p>27</text:p>
          </table:table-cell>
          <table:table-cell table:formula="of:=ABS([.AK6]-26)" office:value-type="float" office:value="0" calcext:value-type="float">
            <text:p>0</text:p>
          </table:table-cell>
          <table:table-cell table:formula="of:=ABS([.AL6]-26)" office:value-type="float" office:value="31" calcext:value-type="float">
            <text:p>31</text:p>
          </table:table-cell>
          <table:table-cell table:style-name="ce2"/>
          <table:table-cell table:number-columns-repeated="16341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123" calcext:value-type="float">
            <text:p>123</text:p>
          </table:table-cell>
          <table:table-cell office:value-type="float" office:value="65" calcext:value-type="float">
            <text:p>65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249" calcext:value-type="float">
            <text:p>249</text:p>
          </table:table-cell>
          <table:table-cell office:value-type="float" office:value="168" calcext:value-type="float">
            <text:p>168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2.24711449172498" calcext:value-type="float">
            <text:p>2.24711449172498</text:p>
          </table:table-cell>
          <table:table-cell office:value-type="float" office:value="0.00593822365782162" calcext:value-type="float">
            <text:p>0.00593822365782162</text:p>
          </table:table-cell>
          <table:table-cell office:value-type="float" office:value="0.0182075361745954" calcext:value-type="float">
            <text:p>0.0182075361745954</text:p>
          </table:table-cell>
          <table:table-cell office:value-type="float" office:value="0.241515574050228" calcext:value-type="float">
            <text:p>0.241515574050228</text:p>
          </table:table-cell>
          <table:table-cell office:value-type="float" office:value="0.216035954666763" calcext:value-type="float">
            <text:p>0.216035954666763</text:p>
          </table:table-cell>
          <table:table-cell office:value-type="float" office:value="0.236448969739669" calcext:value-type="float">
            <text:p>0.236448969739669</text:p>
          </table:table-cell>
          <table:table-cell office:value-type="float" office:value="17.8134777820453" calcext:value-type="float">
            <text:p>17.8134777820453</text:p>
          </table:table-cell>
          <table:table-cell office:value-type="float" office:value="0.674381449879461" calcext:value-type="float">
            <text:p>0.674381449879461</text:p>
          </table:table-cell>
          <table:table-cell office:value-type="float" office:value="0.351414449625496" calcext:value-type="float">
            <text:p>0.351414449625496</text:p>
          </table:table-cell>
          <table:table-cell office:value-type="float" office:value="0.286722830907065" calcext:value-type="float">
            <text:p>0.286722830907065</text:p>
          </table:table-cell>
          <table:table-cell office:value-type="float" office:value="0.598465529861774" calcext:value-type="float">
            <text:p>0.598465529861774</text:p>
          </table:table-cell>
          <table:table-cell office:value-type="float" office:value="100.49892367663" calcext:value-type="float">
            <text:p>100.49892367663</text:p>
          </table:table-cell>
          <table:table-cell office:value-type="float" office:value="0.832047841323663" calcext:value-type="float">
            <text:p>0.832047841323663</text:p>
          </table:table-cell>
          <table:table-cell office:value-type="float" office:value="0.198198700510065" calcext:value-type="float">
            <text:p>0.198198700510065</text:p>
          </table:table-cell>
          <table:table-cell office:value-type="float" office:value="0.943249600116021" calcext:value-type="float">
            <text:p>0.943249600116021</text:p>
          </table:table-cell>
          <table:table-cell office:value-type="float" office:value="0.37537554708136" calcext:value-type="float">
            <text:p>0.37537554708136</text:p>
          </table:table-cell>
          <table:table-cell office:value-type="float" office:value="0.00565462172866579" calcext:value-type="float">
            <text:p>0.00565462172866579</text:p>
          </table:table-cell>
          <table:table-cell office:value-type="float" office:value="0.0231464791275005" calcext:value-type="float">
            <text:p>0.0231464791275005</text:p>
          </table:table-cell>
          <table:table-cell office:value-type="float" office:value="0.693149775037422" calcext:value-type="float">
            <text:p>0.693149775037422</text:p>
          </table:table-cell>
          <table:table-cell office:value-type="float" office:value="1.20975065404148" calcext:value-type="float">
            <text:p>1.20975065404148</text:p>
          </table:table-cell>
          <table:table-cell table:style-name="ce5" office:value-type="float" office:value="0.0000000329036672482706" calcext:value-type="float">
            <text:p>3.29E-08</text:p>
          </table:table-cell>
          <table:table-cell table:style-name="ce5" office:value-type="float" office:value="0.00000105751382393099" calcext:value-type="float">
            <text:p>1.06E-06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ABS([.AJ7]-26)" office:value-type="float" office:value="27" calcext:value-type="float">
            <text:p>27</text:p>
          </table:table-cell>
          <table:table-cell table:formula="of:=ABS([.AK7]-26)" office:value-type="float" office:value="0" calcext:value-type="float">
            <text:p>0</text:p>
          </table:table-cell>
          <table:table-cell table:formula="of:=ABS([.AL7]-26)" office:value-type="float" office:value="25" calcext:value-type="float">
            <text:p>25</text:p>
          </table:table-cell>
          <table:table-cell table:style-name="ce2"/>
          <table:table-cell table:number-columns-repeated="16341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float" office:value="36" calcext:value-type="float">
            <text:p>36</text:p>
          </table:table-cell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office:value-type="float" office:value="133" calcext:value-type="float">
            <text:p>133</text:p>
          </table:table-cell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.35620510390546" calcext:value-type="float">
            <text:p>2.35620510390546</text:p>
          </table:table-cell>
          <table:table-cell office:value-type="float" office:value="0.00691362760326837" calcext:value-type="float">
            <text:p>0.00691362760326837</text:p>
          </table:table-cell>
          <table:table-cell office:value-type="float" office:value="0.0244973018751706" calcext:value-type="float">
            <text:p>0.0244973018751706</text:p>
          </table:table-cell>
          <table:table-cell office:value-type="float" office:value="0.33651584107653" calcext:value-type="float">
            <text:p>0.33651584107653</text:p>
          </table:table-cell>
          <table:table-cell office:value-type="float" office:value="0.395668598330919" calcext:value-type="float">
            <text:p>0.395668598330919</text:p>
          </table:table-cell>
          <table:table-cell office:value-type="float" office:value="0.707345266207984" calcext:value-type="float">
            <text:p>0.707345266207984</text:p>
          </table:table-cell>
          <table:table-cell office:value-type="float" office:value="40.3126369562388" calcext:value-type="float">
            <text:p>40.3126369562388</text:p>
          </table:table-cell>
          <table:table-cell office:value-type="float" office:value="0.541419313048917" calcext:value-type="float">
            <text:p>0.541419313048917</text:p>
          </table:table-cell>
          <table:table-cell office:value-type="float" office:value="0.201920027779934" calcext:value-type="float">
            <text:p>0.201920027779934</text:p>
          </table:table-cell>
          <table:table-cell office:value-type="float" office:value="0.295807455231286" calcext:value-type="float">
            <text:p>0.295807455231286</text:p>
          </table:table-cell>
          <table:table-cell office:value-type="float" office:value="0.376753144117473" calcext:value-type="float">
            <text:p>0.376753144117473</text:p>
          </table:table-cell>
          <table:table-cell office:value-type="float" office:value="94.1984927381222" calcext:value-type="float">
            <text:p>94.1984927381222</text:p>
          </table:table-cell>
          <table:table-cell office:value-type="float" office:value="0.275474671310198" calcext:value-type="float">
            <text:p>0.275474671310198</text:p>
          </table:table-cell>
          <table:table-cell office:value-type="float" office:value="0.699525774996455" calcext:value-type="float">
            <text:p>0.699525774996455</text:p>
          </table:table-cell>
          <table:table-cell office:value-type="float" office:value="0.487755260263414" calcext:value-type="float">
            <text:p>0.487755260263414</text:p>
          </table:table-cell>
          <table:table-cell office:value-type="float" office:value="0.321739953236272" calcext:value-type="float">
            <text:p>0.321739953236272</text:p>
          </table:table-cell>
          <table:table-cell office:value-type="float" office:value="0.00531260484773028" calcext:value-type="float">
            <text:p>0.00531260484773028</text:p>
          </table:table-cell>
          <table:table-cell office:value-type="float" office:value="0.0222705795178003" calcext:value-type="float">
            <text:p>0.0222705795178003</text:p>
          </table:table-cell>
          <table:table-cell office:value-type="float" office:value="0.678706182755552" calcext:value-type="float">
            <text:p>0.678706182755552</text:p>
          </table:table-cell>
          <table:table-cell office:value-type="float" office:value="1.53187304031606" calcext:value-type="float">
            <text:p>1.53187304031606</text:p>
          </table:table-cell>
          <table:table-cell table:style-name="ce5" office:value-type="float" office:value="0.000000149739083928302" calcext:value-type="float">
            <text:p>1.50E-07</text:p>
          </table:table-cell>
          <table:table-cell table:style-name="ce5" office:value-type="float" office:value="0.00000140397658525941" calcext:value-type="float">
            <text:p>1.40E-06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ABS([.AJ8]-26)" office:value-type="float" office:value="27" calcext:value-type="float">
            <text:p>27</text:p>
          </table:table-cell>
          <table:table-cell table:formula="of:=ABS([.AK8]-26)" office:value-type="float" office:value="1" calcext:value-type="float">
            <text:p>1</text:p>
          </table:table-cell>
          <table:table-cell table:formula="of:=ABS([.AL8]-26)" office:value-type="float" office:value="8" calcext:value-type="float">
            <text:p>8</text:p>
          </table:table-cell>
          <table:table-cell table:style-name="ce2"/>
          <table:table-cell table:number-columns-repeated="16341"/>
        </table:table-row>
        <table:table-row table:style-name="ro2">
          <table:table-cell table:style-name="ce2" table:formula="of:=SUM([.A4:.A8])/5" office:value-type="float" office:value="161.6" calcext:value-type="float">
            <text:p>161.6</text:p>
          </table:table-cell>
          <table:table-cell table:style-name="ce2" table:formula="of:=SUM([.B4:.B8])/5" office:value-type="float" office:value="90.4" calcext:value-type="float">
            <text:p>90.4</text:p>
          </table:table-cell>
          <table:table-cell table:style-name="ce2" table:formula="of:=SUM([.C4:.C8])/5" office:value-type="float" office:value="99.2" calcext:value-type="float">
            <text:p>99.2</text:p>
          </table:table-cell>
          <table:table-cell table:style-name="ce2" table:formula="of:=SUM([.D4:.D8])/5" office:value-type="float" office:value="46" calcext:value-type="float">
            <text:p>46</text:p>
          </table:table-cell>
          <table:table-cell table:style-name="ce2" table:formula="of:=SUM([.E4:.E8])/5" office:value-type="float" office:value="124.4" calcext:value-type="float">
            <text:p>124.4</text:p>
          </table:table-cell>
          <table:table-cell table:style-name="ce2" table:formula="of:=SUM([.F4:.F8])/5" office:value-type="float" office:value="81.4" calcext:value-type="float">
            <text:p>81.4</text:p>
          </table:table-cell>
          <table:table-cell table:style-name="ce2" table:formula="of:=SUM([.G4:.G8])/5" office:value-type="float" office:value="117.6" calcext:value-type="float">
            <text:p>117.6</text:p>
          </table:table-cell>
          <table:table-cell table:style-name="ce2" table:formula="of:=SUM([.H4:.H8])/5" office:value-type="float" office:value="62.2" calcext:value-type="float">
            <text:p>62.2</text:p>
          </table:table-cell>
          <table:table-cell table:style-name="ce2" table:formula="of:=SUM([.I4:.I8])/5" office:value-type="float" office:value="201.2" calcext:value-type="float">
            <text:p>201.2</text:p>
          </table:table-cell>
          <table:table-cell table:style-name="ce2" table:formula="of:=SUM([.J4:.J8])/5" office:value-type="float" office:value="93.4" calcext:value-type="float">
            <text:p>93.4</text:p>
          </table:table-cell>
          <table:table-cell table:style-name="ce2" table:formula="of:=SUM([.K4:.K8])/5" office:value-type="float" office:value="81.2" calcext:value-type="float">
            <text:p>81.2</text:p>
          </table:table-cell>
          <table:table-cell table:style-name="ce2" table:formula="of:=SUM([.L4:.L8])/5" office:value-type="float" office:value="66" calcext:value-type="float">
            <text:p>66</text:p>
          </table:table-cell>
          <table:table-cell table:style-name="ce2" table:formula="of:=SUM([.M4:.M8])/5" office:value-type="float" office:value="2.31618159051918" calcext:value-type="float">
            <text:p>2.31618159051918</text:p>
          </table:table-cell>
          <table:table-cell table:style-name="ce2" table:formula="of:=SUM([.N4:.N8])/5" office:value-type="float" office:value="0.00628910532269682" calcext:value-type="float">
            <text:p>0.00628910532269682</text:p>
          </table:table-cell>
          <table:table-cell table:style-name="ce2" table:formula="of:=SUM([.O4:.O8])/5" office:value-type="float" office:value="0.018808428157523" calcext:value-type="float">
            <text:p>0.018808428157523</text:p>
          </table:table-cell>
          <table:table-cell table:style-name="ce2" table:formula="of:=SUM([.P4:.P8])/5" office:value-type="float" office:value="0.235888162979722" calcext:value-type="float">
            <text:p>0.235888162979722</text:p>
          </table:table-cell>
          <table:table-cell table:style-name="ce2" table:formula="of:=SUM([.Q4:.Q8])/5" office:value-type="float" office:value="0.302141542209389" calcext:value-type="float">
            <text:p>0.302141542209389</text:p>
          </table:table-cell>
          <table:table-cell table:style-name="ce2" table:formula="of:=SUM([.R4:.R8])/5" office:value-type="float" office:value="0.460292760920735" calcext:value-type="float">
            <text:p>0.460292760920735</text:p>
          </table:table-cell>
          <table:table-cell table:style-name="ce2" table:formula="of:=SUM([.S4:.S8])/5" office:value-type="float" office:value="44.3798933896326" calcext:value-type="float">
            <text:p>44.3798933896326</text:p>
          </table:table-cell>
          <table:table-cell table:style-name="ce2" table:formula="of:=SUM([.T4:.T8])/5" office:value-type="float" office:value="0.606888423085826" calcext:value-type="float">
            <text:p>0.606888423085826</text:p>
          </table:table-cell>
          <table:table-cell table:style-name="ce2" table:formula="of:=SUM([.U4:.U8])/5" office:value-type="float" office:value="0.1616254132448" calcext:value-type="float">
            <text:p>0.1616254132448</text:p>
          </table:table-cell>
          <table:table-cell table:style-name="ce2" table:formula="of:=SUM([.V4:.V8])/5" office:value-type="float" office:value="0.436199910346949" calcext:value-type="float">
            <text:p>0.436199910346949</text:p>
          </table:table-cell>
          <table:table-cell table:style-name="ce2" table:formula="of:=SUM([.W4:.W8])/5" office:value-type="float" office:value="0.461523490127205" calcext:value-type="float">
            <text:p>0.461523490127205</text:p>
          </table:table-cell>
          <table:table-cell table:style-name="ce2" table:formula="of:=SUM([.X4:.X8])/5" office:value-type="float" office:value="109.978333558452" calcext:value-type="float">
            <text:p>109.978333558452</text:p>
          </table:table-cell>
          <table:table-cell table:style-name="ce2" table:formula="of:=SUM([.Y4:.Y8])/5" office:value-type="float" office:value="0.413300231320272" calcext:value-type="float">
            <text:p>0.413300231320272</text:p>
          </table:table-cell>
          <table:table-cell table:style-name="ce2" table:formula="of:=SUM([.Z4:.Z8])/5" office:value-type="float" office:value="0.514870328753453" calcext:value-type="float">
            <text:p>0.514870328753453</text:p>
          </table:table-cell>
          <table:table-cell table:style-name="ce2" table:formula="of:=SUM([.AA4:.AA8])/5" office:value-type="float" office:value="0.537043708910834" calcext:value-type="float">
            <text:p>0.537043708910834</text:p>
          </table:table-cell>
          <table:table-cell table:style-name="ce2" table:formula="of:=SUM([.AB4:.AB8])/5" office:value-type="float" office:value="0.357238635040557" calcext:value-type="float">
            <text:p>0.357238635040557</text:p>
          </table:table-cell>
          <table:table-cell table:style-name="ce2" table:formula="of:=SUM([.AC4:.AC8])/5" office:value-type="float" office:value="0.00681075524470882" calcext:value-type="float">
            <text:p>0.00681075524470882</text:p>
          </table:table-cell>
          <table:table-cell table:style-name="ce2" table:formula="of:=SUM([.AD4:.AD8])/5" office:value-type="float" office:value="0.0220051311010791" calcext:value-type="float">
            <text:p>0.0220051311010791</text:p>
          </table:table-cell>
          <table:table-cell table:style-name="ce2" table:formula="of:=SUM([.AE4:.AE8])/5" office:value-type="float" office:value="0.560514558407034" calcext:value-type="float">
            <text:p>0.560514558407034</text:p>
          </table:table-cell>
          <table:table-cell table:style-name="ce2" table:formula="of:=SUM([.AF4:.AF8])/5" office:value-type="float" office:value="1.40717614309969" calcext:value-type="float">
            <text:p>1.40717614309969</text:p>
          </table:table-cell>
          <table:table-cell table:style-name="ce2" table:formula="of:=SUM([.AG4:.AG8])/5" office:value-type="float" office:value="0.000000160259211533504" calcext:value-type="float">
            <text:p>1.60259211533504E-07</text:p>
          </table:table-cell>
          <table:table-cell table:style-name="ce2" table:formula="of:=SUM([.AH4:.AH8])/5" office:value-type="float" office:value="0.00000120081118422887" calcext:value-type="float">
            <text:p>1.20081118422887E-06</text:p>
          </table:table-cell>
          <table:table-cell table:style-name="ce2" table:formula="of:=SUM([.AI4:.AI8])/5" office:value-type="float" office:value="2.8" calcext:value-type="float">
            <text:p>2.8</text:p>
          </table:table-cell>
          <table:table-cell table:style-name="ce2" table:number-columns-repeated="3"/>
          <table:table-cell table:number-columns-repeated="3"/>
          <table:table-cell table:style-name="ce2" table:number-columns-repeated="16342"/>
        </table:table-row>
        <table:table-row table:style-name="ro2">
          <table:table-cell table:number-columns-repeated="16383"/>
        </table:table-row>
        <table:table-row table:style-name="ro2">
          <table:table-cell table:style-name="ce2" office:value-type="string" calcext:value-type="string">
            <text:p>MAR15</text:p>
          </table:table-cell>
          <table:table-cell table:number-columns-repeated="1638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45" calcext:value-type="float">
            <text:p>145</text:p>
          </table:table-cell>
          <table:table-cell office:value-type="float" office:value="158" calcext:value-type="float">
            <text:p>158</text:p>
          </table:table-cell>
          <table:table-cell office:value-type="float" office:value="34" calcext:value-type="float">
            <text:p>34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99" calcext:value-type="float">
            <text:p>99</text:p>
          </table:table-cell>
          <table:table-cell office:value-type="float" office:value="249" calcext:value-type="float">
            <text:p>249</text:p>
          </table:table-cell>
          <table:table-cell office:value-type="float" office:value="140" calcext:value-type="float">
            <text:p>140</text:p>
          </table:table-cell>
          <table:table-cell office:value-type="float" office:value="158" calcext:value-type="float">
            <text:p>158</text:p>
          </table:table-cell>
          <table:table-cell office:value-type="float" office:value="52" calcext:value-type="float">
            <text:p>52</text:p>
          </table:table-cell>
          <table:table-cell office:value-type="float" office:value="2.68108781689558" calcext:value-type="float">
            <text:p>2.68108781689558</text:p>
          </table:table-cell>
          <table:table-cell office:value-type="float" office:value="0.00670587301393334" calcext:value-type="float">
            <text:p>0.00670587301393334</text:p>
          </table:table-cell>
          <table:table-cell office:value-type="float" office:value="0.0398958137763192" calcext:value-type="float">
            <text:p>0.0398958137763192</text:p>
          </table:table-cell>
          <table:table-cell office:value-type="float" office:value="0.295012335309792" calcext:value-type="float">
            <text:p>0.295012335309792</text:p>
          </table:table-cell>
          <table:table-cell office:value-type="float" office:value="0.686284545620255" calcext:value-type="float">
            <text:p>0.686284545620255</text:p>
          </table:table-cell>
          <table:table-cell office:value-type="float" office:value="0.514413957633299" calcext:value-type="float">
            <text:p>0.514413957633299</text:p>
          </table:table-cell>
          <table:table-cell office:value-type="float" office:value="157.333584480754" calcext:value-type="float">
            <text:p>157.333584480754</text:p>
          </table:table-cell>
          <table:table-cell office:value-type="float" office:value="0.673280028091246" calcext:value-type="float">
            <text:p>0.673280028091246</text:p>
          </table:table-cell>
          <table:table-cell office:value-type="float" office:value="0.0914649274938834" calcext:value-type="float">
            <text:p>0.0914649274938834</text:p>
          </table:table-cell>
          <table:table-cell office:value-type="float" office:value="0.731078608605713" calcext:value-type="float">
            <text:p>0.731078608605713</text:p>
          </table:table-cell>
          <table:table-cell office:value-type="float" office:value="0.450484510496705" calcext:value-type="float">
            <text:p>0.450484510496705</text:p>
          </table:table-cell>
          <table:table-cell office:value-type="float" office:value="34.0027987517534" calcext:value-type="float">
            <text:p>34.0027987517534</text:p>
          </table:table-cell>
          <table:table-cell office:value-type="float" office:value="0.901489967840582" calcext:value-type="float">
            <text:p>0.901489967840582</text:p>
          </table:table-cell>
          <table:table-cell office:value-type="float" office:value="0.416433329642456" calcext:value-type="float">
            <text:p>0.416433329642456</text:p>
          </table:table-cell>
          <table:table-cell office:value-type="float" office:value="0.972473600633714" calcext:value-type="float">
            <text:p>0.972473600633714</text:p>
          </table:table-cell>
          <table:table-cell office:value-type="float" office:value="0.709756603994887" calcext:value-type="float">
            <text:p>0.709756603994887</text:p>
          </table:table-cell>
          <table:table-cell office:value-type="float" office:value="0.00916784365447226" calcext:value-type="float">
            <text:p>0.00916784365447226</text:p>
          </table:table-cell>
          <table:table-cell office:value-type="float" office:value="0.0212482567338581" calcext:value-type="float">
            <text:p>0.0212482567338581</text:p>
          </table:table-cell>
          <table:table-cell office:value-type="float" office:value="0.743293418984325" calcext:value-type="float">
            <text:p>0.743293418984325</text:p>
          </table:table-cell>
          <table:table-cell office:value-type="float" office:value="1.40250493435719" calcext:value-type="float">
            <text:p>1.40250493435719</text:p>
          </table:table-cell>
          <table:table-cell table:style-name="ce5" office:value-type="float" office:value="0.0000000245416795669305" calcext:value-type="float">
            <text:p>2.45E-08</text:p>
          </table:table-cell>
          <table:table-cell table:style-name="ce5" office:value-type="float" office:value="0.00000140382015966751" calcext:value-type="float">
            <text:p>1.40E-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ABS([.AJ12]-39)" office:value-type="float" office:value="37" calcext:value-type="float">
            <text:p>37</text:p>
          </table:table-cell>
          <table:table-cell table:formula="of:=ABS([.AK12]-39)" office:value-type="float" office:value="22" calcext:value-type="float">
            <text:p>22</text:p>
          </table:table-cell>
          <table:table-cell table:formula="of:=ABS([.AL12]-39)" office:value-type="float" office:value="38" calcext:value-type="float">
            <text:p>38</text:p>
          </table:table-cell>
          <table:table-cell table:number-columns-repeated="16342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194" calcext:value-type="float">
            <text:p>194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157" calcext:value-type="float">
            <text:p>157</text:p>
          </table:table-cell>
          <table:table-cell office:value-type="float" office:value="103" calcext:value-type="float">
            <text:p>103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2.05271786384871" calcext:value-type="float">
            <text:p>2.05271786384871</text:p>
          </table:table-cell>
          <table:table-cell office:value-type="float" office:value="0.00732384061005487" calcext:value-type="float">
            <text:p>0.00732384061005487</text:p>
          </table:table-cell>
          <table:table-cell office:value-type="float" office:value="0.0171971152766516" calcext:value-type="float">
            <text:p>0.0171971152766516</text:p>
          </table:table-cell>
          <table:table-cell office:value-type="float" office:value="0.292135731395747" calcext:value-type="float">
            <text:p>0.292135731395747</text:p>
          </table:table-cell>
          <table:table-cell office:value-type="float" office:value="0.32033545844257" calcext:value-type="float">
            <text:p>0.32033545844257</text:p>
          </table:table-cell>
          <table:table-cell office:value-type="float" office:value="0.479261361442372" calcext:value-type="float">
            <text:p>0.479261361442372</text:p>
          </table:table-cell>
          <table:table-cell office:value-type="float" office:value="11.0397967956738" calcext:value-type="float">
            <text:p>11.0397967956738</text:p>
          </table:table-cell>
          <table:table-cell office:value-type="float" office:value="0.263129099531011" calcext:value-type="float">
            <text:p>0.263129099531011</text:p>
          </table:table-cell>
          <table:table-cell office:value-type="float" office:value="0.296316163984949" calcext:value-type="float">
            <text:p>0.296316163984949</text:p>
          </table:table-cell>
          <table:table-cell office:value-type="float" office:value="0.796951291654075" calcext:value-type="float">
            <text:p>0.796951291654075</text:p>
          </table:table-cell>
          <table:table-cell office:value-type="float" office:value="0.452875189661905" calcext:value-type="float">
            <text:p>0.452875189661905</text:p>
          </table:table-cell>
          <table:table-cell office:value-type="float" office:value="21.6964145998944" calcext:value-type="float">
            <text:p>21.6964145998944</text:p>
          </table:table-cell>
          <table:table-cell office:value-type="float" office:value="0.0134014030912825" calcext:value-type="float">
            <text:p>0.0134014030912825</text:p>
          </table:table-cell>
          <table:table-cell office:value-type="float" office:value="0.1988438597848" calcext:value-type="float">
            <text:p>0.1988438597848</text:p>
          </table:table-cell>
          <table:table-cell office:value-type="float" office:value="0.972868822130769" calcext:value-type="float">
            <text:p>0.972868822130769</text:p>
          </table:table-cell>
          <table:table-cell office:value-type="float" office:value="0.400845627782641" calcext:value-type="float">
            <text:p>0.400845627782641</text:p>
          </table:table-cell>
          <table:table-cell office:value-type="float" office:value="0.00558377696050965" calcext:value-type="float">
            <text:p>0.00558377696050965</text:p>
          </table:table-cell>
          <table:table-cell office:value-type="float" office:value="0.0249228347704848" calcext:value-type="float">
            <text:p>0.0249228347704848</text:p>
          </table:table-cell>
          <table:table-cell office:value-type="float" office:value="0.657655650717685" calcext:value-type="float">
            <text:p>0.657655650717685</text:p>
          </table:table-cell>
          <table:table-cell office:value-type="float" office:value="1.55505566362569" calcext:value-type="float">
            <text:p>1.55505566362569</text:p>
          </table:table-cell>
          <table:table-cell table:style-name="ce5" office:value-type="float" office:value="0.0000000742827043585197" calcext:value-type="float">
            <text:p>7.43E-08</text:p>
          </table:table-cell>
          <table:table-cell table:style-name="ce5" office:value-type="float" office:value="0.000000851389877028181" calcext:value-type="float">
            <text:p>8.51E-07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ABS([.AJ13]-39)" office:value-type="float" office:value="40" calcext:value-type="float">
            <text:p>40</text:p>
          </table:table-cell>
          <table:table-cell table:formula="of:=ABS([.AK13]-39)" office:value-type="float" office:value="25" calcext:value-type="float">
            <text:p>25</text:p>
          </table:table-cell>
          <table:table-cell table:formula="of:=ABS([.AL13]-39)" office:value-type="float" office:value="3" calcext:value-type="float">
            <text:p>3</text:p>
          </table:table-cell>
          <table:table-cell table:number-columns-repeated="16342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116" calcext:value-type="float">
            <text:p>116</text:p>
          </table:table-cell>
          <table:table-cell office:value-type="float" office:value="84" calcext:value-type="float">
            <text:p>84</text:p>
          </table:table-cell>
          <table:table-cell office:value-type="float" office:value="131" calcext:value-type="float">
            <text:p>131</text:p>
          </table:table-cell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.35159120936449" calcext:value-type="float">
            <text:p>1.35159120936449</text:p>
          </table:table-cell>
          <table:table-cell office:value-type="float" office:value="0.00798262429853451" calcext:value-type="float">
            <text:p>0.00798262429853451</text:p>
          </table:table-cell>
          <table:table-cell office:value-type="float" office:value="0.0166811367274843" calcext:value-type="float">
            <text:p>0.0166811367274843</text:p>
          </table:table-cell>
          <table:table-cell office:value-type="float" office:value="0.0865883800404673" calcext:value-type="float">
            <text:p>0.0865883800404673</text:p>
          </table:table-cell>
          <table:table-cell office:value-type="float" office:value="0.798986495672936" calcext:value-type="float">
            <text:p>0.798986495672936</text:p>
          </table:table-cell>
          <table:table-cell office:value-type="float" office:value="0.662878848964194" calcext:value-type="float">
            <text:p>0.662878848964194</text:p>
          </table:table-cell>
          <table:table-cell office:value-type="float" office:value="39.680630203787" calcext:value-type="float">
            <text:p>39.680630203787</text:p>
          </table:table-cell>
          <table:table-cell office:value-type="float" office:value="0.0785271167567296" calcext:value-type="float">
            <text:p>0.0785271167567296</text:p>
          </table:table-cell>
          <table:table-cell office:value-type="float" office:value="0.0441466717020242" calcext:value-type="float">
            <text:p>0.0441466717020242</text:p>
          </table:table-cell>
          <table:table-cell office:value-type="float" office:value="0.231167704672876" calcext:value-type="float">
            <text:p>0.231167704672876</text:p>
          </table:table-cell>
          <table:table-cell office:value-type="float" office:value="0.717656846144396" calcext:value-type="float">
            <text:p>0.717656846144396</text:p>
          </table:table-cell>
          <table:table-cell office:value-type="float" office:value="28.9495592778775" calcext:value-type="float">
            <text:p>28.9495592778775</text:p>
          </table:table-cell>
          <table:table-cell office:value-type="float" office:value="0.869709386941225" calcext:value-type="float">
            <text:p>0.869709386941225</text:p>
          </table:table-cell>
          <table:table-cell office:value-type="float" office:value="0.699493752053114" calcext:value-type="float">
            <text:p>0.699493752053114</text:p>
          </table:table-cell>
          <table:table-cell office:value-type="float" office:value="0.7198143379344" calcext:value-type="float">
            <text:p>0.7198143379344</text:p>
          </table:table-cell>
          <table:table-cell office:value-type="float" office:value="0.154446265580757" calcext:value-type="float">
            <text:p>0.154446265580757</text:p>
          </table:table-cell>
          <table:table-cell office:value-type="float" office:value="0.00617875765778216" calcext:value-type="float">
            <text:p>0.00617875765778216</text:p>
          </table:table-cell>
          <table:table-cell office:value-type="float" office:value="0.0238082301943875" calcext:value-type="float">
            <text:p>0.0238082301943875</text:p>
          </table:table-cell>
          <table:table-cell office:value-type="float" office:value="0.691191780931031" calcext:value-type="float">
            <text:p>0.691191780931031</text:p>
          </table:table-cell>
          <table:table-cell office:value-type="float" office:value="1.22808155543557" calcext:value-type="float">
            <text:p>1.22808155543557</text:p>
          </table:table-cell>
          <table:table-cell table:style-name="ce5" office:value-type="float" office:value="0.000000106428646216758" calcext:value-type="float">
            <text:p>1.06E-07</text:p>
          </table:table-cell>
          <table:table-cell table:style-name="ce5" office:value-type="float" office:value="0.00000151937334243296" calcext:value-type="float">
            <text:p>1.52E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ABS([.AJ14]-39)" office:value-type="float" office:value="38" calcext:value-type="float">
            <text:p>38</text:p>
          </table:table-cell>
          <table:table-cell table:formula="of:=ABS([.AK14]-39)" office:value-type="float" office:value="26" calcext:value-type="float">
            <text:p>26</text:p>
          </table:table-cell>
          <table:table-cell table:formula="of:=ABS([.AL14]-39)" office:value-type="float" office:value="34" calcext:value-type="float">
            <text:p>34</text:p>
          </table:table-cell>
          <table:table-cell table:number-columns-repeated="16342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162" calcext:value-type="float">
            <text:p>162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  <table:table-cell office:value-type="float" office:value="132" calcext:value-type="float">
            <text:p>132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float" office:value="117" calcext:value-type="float">
            <text:p>117</text:p>
          </table:table-cell>
          <table:table-cell office:value-type="float" office:value="43" calcext:value-type="float">
            <text:p>43</text:p>
          </table:table-cell>
          <table:table-cell office:value-type="float" office:value="1.78754860761544" calcext:value-type="float">
            <text:p>1.78754860761544</text:p>
          </table:table-cell>
          <table:table-cell office:value-type="float" office:value="0.00672276036057547" calcext:value-type="float">
            <text:p>0.00672276036057547</text:p>
          </table:table-cell>
          <table:table-cell office:value-type="float" office:value="0.0106907204209366" calcext:value-type="float">
            <text:p>0.0106907204209366</text:p>
          </table:table-cell>
          <table:table-cell office:value-type="float" office:value="0.382382566877358" calcext:value-type="float">
            <text:p>0.382382566877358</text:p>
          </table:table-cell>
          <table:table-cell office:value-type="float" office:value="0.492729984037288" calcext:value-type="float">
            <text:p>0.492729984037288</text:p>
          </table:table-cell>
          <table:table-cell office:value-type="float" office:value="0.674425606446225" calcext:value-type="float">
            <text:p>0.674425606446225</text:p>
          </table:table-cell>
          <table:table-cell office:value-type="float" office:value="39.2125053014301" calcext:value-type="float">
            <text:p>39.2125053014301</text:p>
          </table:table-cell>
          <table:table-cell office:value-type="float" office:value="0.788041008565741" calcext:value-type="float">
            <text:p>0.788041008565741</text:p>
          </table:table-cell>
          <table:table-cell office:value-type="float" office:value="0.229096314548057" calcext:value-type="float">
            <text:p>0.229096314548057</text:p>
          </table:table-cell>
          <table:table-cell office:value-type="float" office:value="0.593687502669091" calcext:value-type="float">
            <text:p>0.593687502669091</text:p>
          </table:table-cell>
          <table:table-cell office:value-type="float" office:value="0.70451055494711" calcext:value-type="float">
            <text:p>0.70451055494711</text:p>
          </table:table-cell>
          <table:table-cell office:value-type="float" office:value="27.7918972308812" calcext:value-type="float">
            <text:p>27.7918972308812</text:p>
          </table:table-cell>
          <table:table-cell office:value-type="float" office:value="0.206677586785808" calcext:value-type="float">
            <text:p>0.206677586785808</text:p>
          </table:table-cell>
          <table:table-cell office:value-type="float" office:value="0.959263674531342" calcext:value-type="float">
            <text:p>0.959263674531342</text:p>
          </table:table-cell>
          <table:table-cell office:value-type="float" office:value="0.136886503614323" calcext:value-type="float">
            <text:p>0.136886503614323</text:p>
          </table:table-cell>
          <table:table-cell office:value-type="float" office:value="0.550443433613696" calcext:value-type="float">
            <text:p>0.550443433613696</text:p>
          </table:table-cell>
          <table:table-cell office:value-type="float" office:value="0.00572043270144281" calcext:value-type="float">
            <text:p>0.00572043270144281</text:p>
          </table:table-cell>
          <table:table-cell office:value-type="float" office:value="0.0230128869727133" calcext:value-type="float">
            <text:p>0.0230128869727133</text:p>
          </table:table-cell>
          <table:table-cell office:value-type="float" office:value="0.430948100684875" calcext:value-type="float">
            <text:p>0.430948100684875</text:p>
          </table:table-cell>
          <table:table-cell office:value-type="float" office:value="1.46983601610135" calcext:value-type="float">
            <text:p>1.46983601610135</text:p>
          </table:table-cell>
          <table:table-cell table:style-name="ce5" office:value-type="float" office:value="0.000000116873040727871" calcext:value-type="float">
            <text:p>1.17E-07</text:p>
          </table:table-cell>
          <table:table-cell table:style-name="ce5" office:value-type="float" office:value="0.00000122530473816476" calcext:value-type="float">
            <text:p>1.23E-0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ABS([.AJ15]-39)" office:value-type="float" office:value="33" calcext:value-type="float">
            <text:p>33</text:p>
          </table:table-cell>
          <table:table-cell table:formula="of:=ABS([.AK15]-39)" office:value-type="float" office:value="27" calcext:value-type="float">
            <text:p>27</text:p>
          </table:table-cell>
          <table:table-cell table:formula="of:=ABS([.AL15]-39)" office:value-type="float" office:value="35" calcext:value-type="float">
            <text:p>35</text:p>
          </table:table-cell>
          <table:table-cell table:number-columns-repeated="16342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144" calcext:value-type="float">
            <text:p>144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166" calcext:value-type="float">
            <text:p>166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office:value-type="float" office:value="2.63427416565976" calcext:value-type="float">
            <text:p>2.63427416565976</text:p>
          </table:table-cell>
          <table:table-cell office:value-type="float" office:value="0.00518955227072096" calcext:value-type="float">
            <text:p>0.00518955227072096</text:p>
          </table:table-cell>
          <table:table-cell office:value-type="float" office:value="0.021931150332945" calcext:value-type="float">
            <text:p>0.021931150332945</text:p>
          </table:table-cell>
          <table:table-cell office:value-type="float" office:value="0.0356559373177289" calcext:value-type="float">
            <text:p>0.0356559373177289</text:p>
          </table:table-cell>
          <table:table-cell office:value-type="float" office:value="0.506292685982496" calcext:value-type="float">
            <text:p>0.506292685982496</text:p>
          </table:table-cell>
          <table:table-cell office:value-type="float" office:value="0.235661262147886" calcext:value-type="float">
            <text:p>0.235661262147886</text:p>
          </table:table-cell>
          <table:table-cell office:value-type="float" office:value="105.865858118558" calcext:value-type="float">
            <text:p>105.865858118558</text:p>
          </table:table-cell>
          <table:table-cell office:value-type="float" office:value="0.842528478696784" calcext:value-type="float">
            <text:p>0.842528478696784</text:p>
          </table:table-cell>
          <table:table-cell office:value-type="float" office:value="0.230941474943288" calcext:value-type="float">
            <text:p>0.230941474943288</text:p>
          </table:table-cell>
          <table:table-cell office:value-type="float" office:value="0.314278734443227" calcext:value-type="float">
            <text:p>0.314278734443227</text:p>
          </table:table-cell>
          <table:table-cell office:value-type="float" office:value="0.517314780696473" calcext:value-type="float">
            <text:p>0.517314780696473</text:p>
          </table:table-cell>
          <table:table-cell office:value-type="float" office:value="15.6014652148945" calcext:value-type="float">
            <text:p>15.6014652148945</text:p>
          </table:table-cell>
          <table:table-cell office:value-type="float" office:value="0.551842467797829" calcext:value-type="float">
            <text:p>0.551842467797829</text:p>
          </table:table-cell>
          <table:table-cell office:value-type="float" office:value="0.765001623545534" calcext:value-type="float">
            <text:p>0.765001623545534</text:p>
          </table:table-cell>
          <table:table-cell office:value-type="float" office:value="0.514529944833487" calcext:value-type="float">
            <text:p>0.514529944833487</text:p>
          </table:table-cell>
          <table:table-cell office:value-type="float" office:value="0.3178728812966" calcext:value-type="float">
            <text:p>0.3178728812966</text:p>
          </table:table-cell>
          <table:table-cell office:value-type="float" office:value="0.00750994551569496" calcext:value-type="float">
            <text:p>0.00750994551569496</text:p>
          </table:table-cell>
          <table:table-cell office:value-type="float" office:value="0.0223409951657124" calcext:value-type="float">
            <text:p>0.0223409951657124</text:p>
          </table:table-cell>
          <table:table-cell office:value-type="float" office:value="0.638063222257857" calcext:value-type="float">
            <text:p>0.638063222257857</text:p>
          </table:table-cell>
          <table:table-cell office:value-type="float" office:value="1.58232515216718" calcext:value-type="float">
            <text:p>1.58232515216718</text:p>
          </table:table-cell>
          <table:table-cell table:style-name="ce5" office:value-type="float" office:value="0.0000000640798037958184" calcext:value-type="float">
            <text:p>6.41E-08</text:p>
          </table:table-cell>
          <table:table-cell table:style-name="ce5" office:value-type="float" office:value="0.00000158008129018859" calcext:value-type="float">
            <text:p>1.58E-0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ABS([.AJ16]-39)" office:value-type="float" office:value="38" calcext:value-type="float">
            <text:p>38</text:p>
          </table:table-cell>
          <table:table-cell table:formula="of:=ABS([.AK16]-39)" office:value-type="float" office:value="28" calcext:value-type="float">
            <text:p>28</text:p>
          </table:table-cell>
          <table:table-cell table:formula="of:=ABS([.AL16]-39)" office:value-type="float" office:value="20" calcext:value-type="float">
            <text:p>20</text:p>
          </table:table-cell>
          <table:table-cell table:number-columns-repeated="16342"/>
        </table:table-row>
        <table:table-row table:style-name="ro2">
          <table:table-cell table:style-name="ce2" table:formula="of:=SUM([.A12:.A16])/5" office:value-type="float" office:value="150.2" calcext:value-type="float">
            <text:p>150.2</text:p>
          </table:table-cell>
          <table:table-cell table:style-name="ce2" table:formula="of:=SUM([.B12:.B16])/5" office:value-type="float" office:value="145.4" calcext:value-type="float">
            <text:p>145.4</text:p>
          </table:table-cell>
          <table:table-cell table:style-name="ce2" table:formula="of:=SUM([.C12:.C16])/5" office:value-type="float" office:value="88" calcext:value-type="float">
            <text:p>88</text:p>
          </table:table-cell>
          <table:table-cell table:style-name="ce2" table:formula="of:=SUM([.D12:.D16])/5" office:value-type="float" office:value="35.2" calcext:value-type="float">
            <text:p>35.2</text:p>
          </table:table-cell>
          <table:table-cell table:style-name="ce2" table:formula="of:=SUM([.E12:.E16])/5" office:value-type="float" office:value="132.2" calcext:value-type="float">
            <text:p>132.2</text:p>
          </table:table-cell>
          <table:table-cell table:style-name="ce2" table:formula="of:=SUM([.F12:.F16])/5" office:value-type="float" office:value="113.6" calcext:value-type="float">
            <text:p>113.6</text:p>
          </table:table-cell>
          <table:table-cell table:style-name="ce2" table:formula="of:=SUM([.G12:.G16])/5" office:value-type="float" office:value="95.6" calcext:value-type="float">
            <text:p>95.6</text:p>
          </table:table-cell>
          <table:table-cell table:style-name="ce2" table:formula="of:=SUM([.H12:.H16])/5" office:value-type="float" office:value="67" calcext:value-type="float">
            <text:p>67</text:p>
          </table:table-cell>
          <table:table-cell table:style-name="ce2" table:formula="of:=SUM([.I12:.I16])/5" office:value-type="float" office:value="192.6" calcext:value-type="float">
            <text:p>192.6</text:p>
          </table:table-cell>
          <table:table-cell table:style-name="ce2" table:formula="of:=SUM([.J12:.J16])/5" office:value-type="float" office:value="65.4" calcext:value-type="float">
            <text:p>65.4</text:p>
          </table:table-cell>
          <table:table-cell table:style-name="ce2" table:formula="of:=SUM([.K12:.K16])/5" office:value-type="float" office:value="100.8" calcext:value-type="float">
            <text:p>100.8</text:p>
          </table:table-cell>
          <table:table-cell table:style-name="ce2" table:formula="of:=SUM([.L12:.L16])/5" office:value-type="float" office:value="46.8" calcext:value-type="float">
            <text:p>46.8</text:p>
          </table:table-cell>
          <table:table-cell table:style-name="ce2" table:formula="of:=SUM([.M12:.M16])/5" office:value-type="float" office:value="2.1014439326768" calcext:value-type="float">
            <text:p>2.1014439326768</text:p>
          </table:table-cell>
          <table:table-cell table:style-name="ce2" table:formula="of:=SUM([.N12:.N16])/5" office:value-type="float" office:value="0.00678493011076383" calcext:value-type="float">
            <text:p>0.00678493011076383</text:p>
          </table:table-cell>
          <table:table-cell table:style-name="ce2" table:formula="of:=SUM([.O12:.O16])/5" office:value-type="float" office:value="0.0212791873068673" calcext:value-type="float">
            <text:p>0.0212791873068673</text:p>
          </table:table-cell>
          <table:table-cell table:style-name="ce2" table:formula="of:=SUM([.P12:.P16])/5" office:value-type="float" office:value="0.218354990188219" calcext:value-type="float">
            <text:p>0.218354990188219</text:p>
          </table:table-cell>
          <table:table-cell table:style-name="ce2" table:formula="of:=SUM([.Q12:.Q16])/5" office:value-type="float" office:value="0.560925833951109" calcext:value-type="float">
            <text:p>0.560925833951109</text:p>
          </table:table-cell>
          <table:table-cell table:style-name="ce2" table:formula="of:=SUM([.R12:.R16])/5" office:value-type="float" office:value="0.513328207326795" calcext:value-type="float">
            <text:p>0.513328207326795</text:p>
          </table:table-cell>
          <table:table-cell table:style-name="ce2" table:formula="of:=SUM([.S12:.S16])/5" office:value-type="float" office:value="70.6264749800404" calcext:value-type="float">
            <text:p>70.6264749800404</text:p>
          </table:table-cell>
          <table:table-cell table:style-name="ce2" table:formula="of:=SUM([.T12:.T16])/5" office:value-type="float" office:value="0.529101146328302" calcext:value-type="float">
            <text:p>0.529101146328302</text:p>
          </table:table-cell>
          <table:table-cell table:style-name="ce2" table:formula="of:=SUM([.U12:.U16])/5" office:value-type="float" office:value="0.17839311053444" calcext:value-type="float">
            <text:p>0.17839311053444</text:p>
          </table:table-cell>
          <table:table-cell table:style-name="ce2" table:formula="of:=SUM([.V12:.V16])/5" office:value-type="float" office:value="0.533432768408996" calcext:value-type="float">
            <text:p>0.533432768408996</text:p>
          </table:table-cell>
          <table:table-cell table:style-name="ce2" table:formula="of:=SUM([.W12:.W16])/5" office:value-type="float" office:value="0.568568376389318" calcext:value-type="float">
            <text:p>0.568568376389318</text:p>
          </table:table-cell>
          <table:table-cell table:style-name="ce2" table:formula="of:=SUM([.X12:.X16])/5" office:value-type="float" office:value="25.6084270150602" calcext:value-type="float">
            <text:p>25.6084270150602</text:p>
          </table:table-cell>
          <table:table-cell table:style-name="ce2" table:formula="of:=SUM([.Y12:.Y16])/5" office:value-type="float" office:value="0.508624162491345" calcext:value-type="float">
            <text:p>0.508624162491345</text:p>
          </table:table-cell>
          <table:table-cell table:style-name="ce2" table:formula="of:=SUM([.Z12:.Z16])/5" office:value-type="float" office:value="0.607807247911449" calcext:value-type="float">
            <text:p>0.607807247911449</text:p>
          </table:table-cell>
          <table:table-cell table:style-name="ce2" table:formula="of:=SUM([.AA12:.AA16])/5" office:value-type="float" office:value="0.663314641829339" calcext:value-type="float">
            <text:p>0.663314641829339</text:p>
          </table:table-cell>
          <table:table-cell table:style-name="ce2" table:formula="of:=SUM([.AB12:.AB16])/5" office:value-type="float" office:value="0.426672962453716" calcext:value-type="float">
            <text:p>0.426672962453716</text:p>
          </table:table-cell>
          <table:table-cell table:style-name="ce2" table:formula="of:=SUM([.AC12:.AC16])/5" office:value-type="float" office:value="0.00683215129798037" calcext:value-type="float">
            <text:p>0.00683215129798037</text:p>
          </table:table-cell>
          <table:table-cell table:style-name="ce2" table:formula="of:=SUM([.AD12:.AD16])/5" office:value-type="float" office:value="0.0230666407674312" calcext:value-type="float">
            <text:p>0.0230666407674312</text:p>
          </table:table-cell>
          <table:table-cell table:style-name="ce2" table:formula="of:=SUM([.AE12:.AE16])/5" office:value-type="float" office:value="0.632230434715155" calcext:value-type="float">
            <text:p>0.632230434715155</text:p>
          </table:table-cell>
          <table:table-cell table:style-name="ce2" table:formula="of:=SUM([.AF12:.AF16])/5" office:value-type="float" office:value="1.4475606643374" calcext:value-type="float">
            <text:p>1.4475606643374</text:p>
          </table:table-cell>
          <table:table-cell table:style-name="ce2" table:formula="of:=SUM([.AG12:.AG16])/5" office:value-type="float" office:value="0.0000000772411749331796" calcext:value-type="float">
            <text:p>7.72411749331796E-08</text:p>
          </table:table-cell>
          <table:table-cell table:style-name="ce2" table:formula="of:=SUM([.AH12:.AH16])/5" office:value-type="float" office:value="0.0000013159938814964" calcext:value-type="float">
            <text:p>1.3159938814964E-06</text:p>
          </table:table-cell>
          <table:table-cell table:style-name="ce2" table:formula="of:=SUM([.AI12:.AI16])/5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3"/>
          <table:table-cell table:style-name="ce2" table:number-columns-repeated="16342"/>
        </table:table-row>
        <table:table-row table:style-name="ro2">
          <table:table-cell table:number-columns-repeated="16383"/>
        </table:table-row>
        <table:table-row table:style-name="ro2">
          <table:table-cell office:value-type="string" calcext:value-type="string">
            <text:p>MAR16V1</text:p>
          </table:table-cell>
          <table:table-cell table:number-columns-repeated="16382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float" office:value="58" calcext:value-type="float">
            <text:p>58</text:p>
          </table:table-cell>
          <table:table-cell office:value-type="float" office:value="113" calcext:value-type="float">
            <text:p>113</text:p>
          </table:table-cell>
          <table:table-cell office:value-type="float" office:value="83" calcext:value-type="float">
            <text:p>83</text:p>
          </table:table-cell>
          <table:table-cell office:value-type="float" office:value="146" calcext:value-type="float">
            <text:p>146</text:p>
          </table:table-cell>
          <table:table-cell office:value-type="float" office:value="81" calcext:value-type="float">
            <text:p>81</text:p>
          </table:table-cell>
          <table:table-cell office:value-type="float" office:value="239" calcext:value-type="float">
            <text:p>239</text:p>
          </table:table-cell>
          <table:table-cell office:value-type="float" office:value="93" calcext:value-type="float">
            <text:p>93</text:p>
          </table:table-cell>
          <table:table-cell office:value-type="float" office:value="156" calcext:value-type="float">
            <text:p>156</text:p>
          </table:table-cell>
          <table:table-cell office:value-type="float" office:value="62" calcext:value-type="float">
            <text:p>62</text:p>
          </table:table-cell>
          <table:table-cell office:value-type="float" office:value="2.47792598102598" calcext:value-type="float">
            <text:p>2.47792598102598</text:p>
          </table:table-cell>
          <table:table-cell office:value-type="float" office:value="0.00749732681061333" calcext:value-type="float">
            <text:p>0.00749732681061333</text:p>
          </table:table-cell>
          <table:table-cell office:value-type="float" office:value="0.0347718912120566" calcext:value-type="float">
            <text:p>0.0347718912120566</text:p>
          </table:table-cell>
          <table:table-cell office:value-type="float" office:value="0.0776411374107585" calcext:value-type="float">
            <text:p>0.0776411374107585</text:p>
          </table:table-cell>
          <table:table-cell office:value-type="float" office:value="0.489173609772502" calcext:value-type="float">
            <text:p>0.489173609772502</text:p>
          </table:table-cell>
          <table:table-cell office:value-type="float" office:value="0.783760671121467" calcext:value-type="float">
            <text:p>0.783760671121467</text:p>
          </table:table-cell>
          <table:table-cell office:value-type="float" office:value="123.914658693887" calcext:value-type="float">
            <text:p>123.914658693887</text:p>
          </table:table-cell>
          <table:table-cell office:value-type="float" office:value="0.833752592715094" calcext:value-type="float">
            <text:p>0.833752592715094</text:p>
          </table:table-cell>
          <table:table-cell office:value-type="float" office:value="0.117906523609835" calcext:value-type="float">
            <text:p>0.117906523609835</text:p>
          </table:table-cell>
          <table:table-cell office:value-type="float" office:value="0.63980145897952" calcext:value-type="float">
            <text:p>0.63980145897952</text:p>
          </table:table-cell>
          <table:table-cell office:value-type="float" office:value="0.537735642177445" calcext:value-type="float">
            <text:p>0.537735642177445</text:p>
          </table:table-cell>
          <table:table-cell office:value-type="float" office:value="129.941846371459" calcext:value-type="float">
            <text:p>129.941846371459</text:p>
          </table:table-cell>
          <table:table-cell office:value-type="float" office:value="0.949082699736797" calcext:value-type="float">
            <text:p>0.949082699736797</text:p>
          </table:table-cell>
          <table:table-cell office:value-type="float" office:value="0.365395928379965" calcext:value-type="float">
            <text:p>0.365395928379965</text:p>
          </table:table-cell>
          <table:table-cell office:value-type="float" office:value="0.751911650432473" calcext:value-type="float">
            <text:p>0.751911650432473</text:p>
          </table:table-cell>
          <table:table-cell office:value-type="float" office:value="0.888465724139864" calcext:value-type="float">
            <text:p>0.888465724139864</text:p>
          </table:table-cell>
          <table:table-cell office:value-type="float" office:value="0.00835936056822345" calcext:value-type="float">
            <text:p>0.00835936056822345</text:p>
          </table:table-cell>
          <table:table-cell office:value-type="float" office:value="0.0244456367859825" calcext:value-type="float">
            <text:p>0.0244456367859825</text:p>
          </table:table-cell>
          <table:table-cell office:value-type="float" office:value="0.666411338350097" calcext:value-type="float">
            <text:p>0.666411338350097</text:p>
          </table:table-cell>
          <table:table-cell office:value-type="float" office:value="1.46497959748376" calcext:value-type="float">
            <text:p>1.46497959748376</text:p>
          </table:table-cell>
          <table:table-cell table:style-name="ce5" office:value-type="float" office:value="0.000000182502001364289" calcext:value-type="float">
            <text:p>1.83E-07</text:p>
          </table:table-cell>
          <table:table-cell table:style-name="ce5" office:value-type="float" office:value="0.00000147519053685423" calcext:value-type="float">
            <text:p>1.48E-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formula="of:=ABS([.AJ20]-39)" office:value-type="float" office:value="37" calcext:value-type="float">
            <text:p>37</text:p>
          </table:table-cell>
          <table:table-cell table:formula="of:=ABS([.AK20]-39)" office:value-type="float" office:value="1" calcext:value-type="float">
            <text:p>1</text:p>
          </table:table-cell>
          <table:table-cell table:formula="of:=ABS([.AL20]-39)" office:value-type="float" office:value="9" calcext:value-type="float">
            <text:p>9</text:p>
          </table:table-cell>
          <table:table-cell table:number-columns-repeated="16342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 office:value-type="float" office:value="147" calcext:value-type="float">
            <text:p>147</text:p>
          </table:table-cell>
          <table:table-cell office:value-type="float" office:value="33" calcext:value-type="float">
            <text:p>33</text:p>
          </table:table-cell>
          <table:table-cell office:value-type="float" office:value="165" calcext:value-type="float">
            <text:p>165</text:p>
          </table:table-cell>
          <table:table-cell office:value-type="float" office:value="134" calcext:value-type="float">
            <text:p>134</text:p>
          </table:table-cell>
          <table:table-cell office:value-type="float" office:value="113" calcext:value-type="float">
            <text:p>113</text:p>
          </table:table-cell>
          <table:table-cell office:value-type="float" office:value="38" calcext:value-type="float">
            <text:p>38</text:p>
          </table:table-cell>
          <table:table-cell office:value-type="float" office:value="184" calcext:value-type="float">
            <text:p>184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1.549399949476" calcext:value-type="float">
            <text:p>1.549399949476</text:p>
          </table:table-cell>
          <table:table-cell office:value-type="float" office:value="0.00689993526942838" calcext:value-type="float">
            <text:p>0.00689993526942838</text:p>
          </table:table-cell>
          <table:table-cell office:value-type="float" office:value="0.0191680160863244" calcext:value-type="float">
            <text:p>0.0191680160863244</text:p>
          </table:table-cell>
          <table:table-cell office:value-type="float" office:value="0.0650191454695364" calcext:value-type="float">
            <text:p>0.0650191454695364</text:p>
          </table:table-cell>
          <table:table-cell office:value-type="float" office:value="0.361212281549657" calcext:value-type="float">
            <text:p>0.361212281549657</text:p>
          </table:table-cell>
          <table:table-cell office:value-type="float" office:value="0.269857803324886" calcext:value-type="float">
            <text:p>0.269857803324886</text:p>
          </table:table-cell>
          <table:table-cell office:value-type="float" office:value="40.551575472942" calcext:value-type="float">
            <text:p>40.551575472942</text:p>
          </table:table-cell>
          <table:table-cell office:value-type="float" office:value="0.272395690209699" calcext:value-type="float">
            <text:p>0.272395690209699</text:p>
          </table:table-cell>
          <table:table-cell office:value-type="float" office:value="0.105420444554688" calcext:value-type="float">
            <text:p>0.105420444554688</text:p>
          </table:table-cell>
          <table:table-cell office:value-type="float" office:value="0.7392339346196" calcext:value-type="float">
            <text:p>0.7392339346196</text:p>
          </table:table-cell>
          <table:table-cell office:value-type="float" office:value="0.525475433548585" calcext:value-type="float">
            <text:p>0.525475433548585</text:p>
          </table:table-cell>
          <table:table-cell office:value-type="float" office:value="117.155603391613" calcext:value-type="float">
            <text:p>117.155603391613</text:p>
          </table:table-cell>
          <table:table-cell office:value-type="float" office:value="0.830750231326437" calcext:value-type="float">
            <text:p>0.830750231326437</text:p>
          </table:table-cell>
          <table:table-cell office:value-type="float" office:value="0.914524045675267" calcext:value-type="float">
            <text:p>0.914524045675267</text:p>
          </table:table-cell>
          <table:table-cell office:value-type="float" office:value="0.625914652101139" calcext:value-type="float">
            <text:p>0.625914652101139</text:p>
          </table:table-cell>
          <table:table-cell office:value-type="float" office:value="0.734137302119902" calcext:value-type="float">
            <text:p>0.734137302119902</text:p>
          </table:table-cell>
          <table:table-cell office:value-type="float" office:value="0.00680222853216691" calcext:value-type="float">
            <text:p>0.00680222853216691</text:p>
          </table:table-cell>
          <table:table-cell office:value-type="float" office:value="0.0246001406179986" calcext:value-type="float">
            <text:p>0.0246001406179986</text:p>
          </table:table-cell>
          <table:table-cell office:value-type="float" office:value="0.485402551220353" calcext:value-type="float">
            <text:p>0.485402551220353</text:p>
          </table:table-cell>
          <table:table-cell office:value-type="float" office:value="1.45339548857674" calcext:value-type="float">
            <text:p>1.45339548857674</text:p>
          </table:table-cell>
          <table:table-cell table:style-name="ce5" office:value-type="float" office:value="0.0000000477415431906894" calcext:value-type="float">
            <text:p>4.77E-08</text:p>
          </table:table-cell>
          <table:table-cell table:style-name="ce5" office:value-type="float" office:value="0.00000149637024711217" calcext:value-type="float">
            <text:p>1.50E-0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table:formula="of:=ABS([.AJ21]-39)" office:value-type="float" office:value="22" calcext:value-type="float">
            <text:p>22</text:p>
          </table:table-cell>
          <table:table-cell table:formula="of:=ABS([.AK21]-39)" office:value-type="float" office:value="2" calcext:value-type="float">
            <text:p>2</text:p>
          </table:table-cell>
          <table:table-cell table:formula="of:=ABS([.AL21]-39)" office:value-type="float" office:value="13" calcext:value-type="float">
            <text:p>13</text:p>
          </table:table-cell>
          <table:table-cell table:number-columns-repeated="16342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 office:value-type="float" office:value="188" calcext:value-type="float">
            <text:p>188</text:p>
          </table:table-cell>
          <table:table-cell office:value-type="float" office:value="33" calcext:value-type="float">
            <text:p>33</text:p>
          </table:table-cell>
          <table:table-cell office:value-type="float" office:value="119" calcext:value-type="float">
            <text:p>119</text:p>
          </table:table-cell>
          <table:table-cell office:value-type="float" office:value="66" calcext:value-type="float">
            <text:p>66</text:p>
          </table:table-cell>
          <table:table-cell office:value-type="float" office:value="127" calcext:value-type="float">
            <text:p>127</text:p>
          </table:table-cell>
          <table:table-cell office:value-type="float" office:value="61" calcext:value-type="float">
            <text:p>61</text:p>
          </table:table-cell>
          <table:table-cell office:value-type="float" office:value="242" calcext:value-type="float">
            <text:p>242</text:p>
          </table:table-cell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1.30947422460852" calcext:value-type="float">
            <text:p>1.30947422460852</text:p>
          </table:table-cell>
          <table:table-cell office:value-type="float" office:value="0.00552011348520537" calcext:value-type="float">
            <text:p>0.00552011348520537</text:p>
          </table:table-cell>
          <table:table-cell office:value-type="float" office:value="0.0344496374621504" calcext:value-type="float">
            <text:p>0.0344496374621504</text:p>
          </table:table-cell>
          <table:table-cell office:value-type="float" office:value="0.297860167005624" calcext:value-type="float">
            <text:p>0.297860167005624</text:p>
          </table:table-cell>
          <table:table-cell office:value-type="float" office:value="0.424781280538534" calcext:value-type="float">
            <text:p>0.424781280538534</text:p>
          </table:table-cell>
          <table:table-cell office:value-type="float" office:value="0.428077319778899" calcext:value-type="float">
            <text:p>0.428077319778899</text:p>
          </table:table-cell>
          <table:table-cell office:value-type="float" office:value="100.147046794957" calcext:value-type="float">
            <text:p>100.147046794957</text:p>
          </table:table-cell>
          <table:table-cell office:value-type="float" office:value="0.66639733582919" calcext:value-type="float">
            <text:p>0.66639733582919</text:p>
          </table:table-cell>
          <table:table-cell office:value-type="float" office:value="0.177963448333641" calcext:value-type="float">
            <text:p>0.177963448333641</text:p>
          </table:table-cell>
          <table:table-cell office:value-type="float" office:value="0.22812766700322" calcext:value-type="float">
            <text:p>0.22812766700322</text:p>
          </table:table-cell>
          <table:table-cell office:value-type="float" office:value="0.318074966819779" calcext:value-type="float">
            <text:p>0.318074966819779</text:p>
          </table:table-cell>
          <table:table-cell office:value-type="float" office:value="37.1367076811657" calcext:value-type="float">
            <text:p>37.1367076811657</text:p>
          </table:table-cell>
          <table:table-cell office:value-type="float" office:value="0.316181453077403" calcext:value-type="float">
            <text:p>0.316181453077403</text:p>
          </table:table-cell>
          <table:table-cell office:value-type="float" office:value="0.832835388206338" calcext:value-type="float">
            <text:p>0.832835388206338</text:p>
          </table:table-cell>
          <table:table-cell office:value-type="float" office:value="0.469802816978823" calcext:value-type="float">
            <text:p>0.469802816978823</text:p>
          </table:table-cell>
          <table:table-cell office:value-type="float" office:value="0.637064299585627" calcext:value-type="float">
            <text:p>0.637064299585627</text:p>
          </table:table-cell>
          <table:table-cell office:value-type="float" office:value="0.0092387151243921" calcext:value-type="float">
            <text:p>0.0092387151243921</text:p>
          </table:table-cell>
          <table:table-cell office:value-type="float" office:value="0.0248868007686278" calcext:value-type="float">
            <text:p>0.0248868007686278</text:p>
          </table:table-cell>
          <table:table-cell office:value-type="float" office:value="0.755503970378133" calcext:value-type="float">
            <text:p>0.755503970378133</text:p>
          </table:table-cell>
          <table:table-cell office:value-type="float" office:value="1.46145314666348" calcext:value-type="float">
            <text:p>1.46145314666348</text:p>
          </table:table-cell>
          <table:table-cell table:style-name="ce5" office:value-type="float" office:value="0.000000115474244022255" calcext:value-type="float">
            <text:p>1.15E-07</text:p>
          </table:table-cell>
          <table:table-cell table:style-name="ce5" office:value-type="float" office:value="0.00000143491123663449" calcext:value-type="float">
            <text:p>1.43E-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11" calcext:value-type="float">
            <text:p>211</text:p>
          </table:table-cell>
          <table:table-cell table:formula="of:=ABS([.AJ22]-39)" office:value-type="float" office:value="37" calcext:value-type="float">
            <text:p>37</text:p>
          </table:table-cell>
          <table:table-cell table:formula="of:=ABS([.AK22]-39)" office:value-type="float" office:value="3" calcext:value-type="float">
            <text:p>3</text:p>
          </table:table-cell>
          <table:table-cell table:formula="of:=ABS([.AL22]-39)" office:value-type="float" office:value="172" calcext:value-type="float">
            <text:p>172</text:p>
          </table:table-cell>
          <table:table-cell table:number-columns-repeated="16342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56" calcext:value-type="float">
            <text:p>56</text:p>
          </table:table-cell>
          <table:table-cell office:value-type="float" office:value="171" calcext:value-type="float">
            <text:p>171</text:p>
          </table:table-cell>
          <table:table-cell office:value-type="float" office:value="153" calcext:value-type="float">
            <text:p>153</text:p>
          </table:table-cell>
          <table:table-cell office:value-type="float" office:value="124" calcext:value-type="float">
            <text:p>124</text:p>
          </table:table-cell>
          <table:table-cell office:value-type="float" office:value="36" calcext:value-type="float">
            <text:p>36</text:p>
          </table:table-cell>
          <table:table-cell office:value-type="float" office:value="1.72244829995381" calcext:value-type="float">
            <text:p>1.72244829995381</text:p>
          </table:table-cell>
          <table:table-cell office:value-type="float" office:value="0.00785171530467401" calcext:value-type="float">
            <text:p>0.00785171530467401</text:p>
          </table:table-cell>
          <table:table-cell office:value-type="float" office:value="0.0117620996416925" calcext:value-type="float">
            <text:p>0.0117620996416925</text:p>
          </table:table-cell>
          <table:table-cell office:value-type="float" office:value="0.0957621351500312" calcext:value-type="float">
            <text:p>0.0957621351500312</text:p>
          </table:table-cell>
          <table:table-cell office:value-type="float" office:value="0.36354338133631" calcext:value-type="float">
            <text:p>0.36354338133631</text:p>
          </table:table-cell>
          <table:table-cell office:value-type="float" office:value="0.449453878174227" calcext:value-type="float">
            <text:p>0.449453878174227</text:p>
          </table:table-cell>
          <table:table-cell office:value-type="float" office:value="21.4806855562569" calcext:value-type="float">
            <text:p>21.4806855562569</text:p>
          </table:table-cell>
          <table:table-cell office:value-type="float" office:value="0.0922357953305928" calcext:value-type="float">
            <text:p>0.0922357953305928</text:p>
          </table:table-cell>
          <table:table-cell office:value-type="float" office:value="0.10435298552591" calcext:value-type="float">
            <text:p>0.10435298552591</text:p>
          </table:table-cell>
          <table:table-cell office:value-type="float" office:value="0.771079050930579" calcext:value-type="float">
            <text:p>0.771079050930579</text:p>
          </table:table-cell>
          <table:table-cell office:value-type="float" office:value="0.627715233139856" calcext:value-type="float">
            <text:p>0.627715233139856</text:p>
          </table:table-cell>
          <table:table-cell office:value-type="float" office:value="137.636392813498" calcext:value-type="float">
            <text:p>137.636392813498</text:p>
          </table:table-cell>
          <table:table-cell office:value-type="float" office:value="0.2857039086629" calcext:value-type="float">
            <text:p>0.2857039086629</text:p>
          </table:table-cell>
          <table:table-cell office:value-type="float" office:value="0.763211904312472" calcext:value-type="float">
            <text:p>0.763211904312472</text:p>
          </table:table-cell>
          <table:table-cell office:value-type="float" office:value="0.821466354750743" calcext:value-type="float">
            <text:p>0.821466354750743</text:p>
          </table:table-cell>
          <table:table-cell office:value-type="float" office:value="0.619832036612672" calcext:value-type="float">
            <text:p>0.619832036612672</text:p>
          </table:table-cell>
          <table:table-cell office:value-type="float" office:value="0.0092826182439467" calcext:value-type="float">
            <text:p>0.0092826182439467</text:p>
          </table:table-cell>
          <table:table-cell office:value-type="float" office:value="0.0239058668048177" calcext:value-type="float">
            <text:p>0.0239058668048177</text:p>
          </table:table-cell>
          <table:table-cell office:value-type="float" office:value="0.781893458941094" calcext:value-type="float">
            <text:p>0.781893458941094</text:p>
          </table:table-cell>
          <table:table-cell office:value-type="float" office:value="1.37525353543053" calcext:value-type="float">
            <text:p>1.37525353543053</text:p>
          </table:table-cell>
          <table:table-cell table:style-name="ce5" office:value-type="float" office:value="0.0000000307689619642001" calcext:value-type="float">
            <text:p>3.08E-08</text:p>
          </table:table-cell>
          <table:table-cell table:style-name="ce5" office:value-type="float" office:value="0.00000146769614653382" calcext:value-type="float">
            <text:p>1.47E-0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ABS([.AJ23]-39)" office:value-type="float" office:value="33" calcext:value-type="float">
            <text:p>33</text:p>
          </table:table-cell>
          <table:table-cell table:formula="of:=ABS([.AK23]-39)" office:value-type="float" office:value="4" calcext:value-type="float">
            <text:p>4</text:p>
          </table:table-cell>
          <table:table-cell table:formula="of:=ABS([.AL23]-39)" office:value-type="float" office:value="34" calcext:value-type="float">
            <text:p>34</text:p>
          </table:table-cell>
          <table:table-cell table:number-columns-repeated="16342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172" calcext:value-type="float">
            <text:p>172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.46207053524377" calcext:value-type="float">
            <text:p>1.46207053524377</text:p>
          </table:table-cell>
          <table:table-cell office:value-type="float" office:value="0.007623447876925" calcext:value-type="float">
            <text:p>0.007623447876925</text:p>
          </table:table-cell>
          <table:table-cell office:value-type="float" office:value="0.0300149746680464" calcext:value-type="float">
            <text:p>0.0300149746680464</text:p>
          </table:table-cell>
          <table:table-cell office:value-type="float" office:value="0.174938632824939" calcext:value-type="float">
            <text:p>0.174938632824939</text:p>
          </table:table-cell>
          <table:table-cell office:value-type="float" office:value="0.341758566754374" calcext:value-type="float">
            <text:p>0.341758566754374</text:p>
          </table:table-cell>
          <table:table-cell office:value-type="float" office:value="0.493186809774199" calcext:value-type="float">
            <text:p>0.493186809774199</text:p>
          </table:table-cell>
          <table:table-cell office:value-type="float" office:value="21.1065343354898" calcext:value-type="float">
            <text:p>21.1065343354898</text:p>
          </table:table-cell>
          <table:table-cell office:value-type="float" office:value="0.454435588067412" calcext:value-type="float">
            <text:p>0.454435588067412</text:p>
          </table:table-cell>
          <table:table-cell office:value-type="float" office:value="0.151422311136366" calcext:value-type="float">
            <text:p>0.151422311136366</text:p>
          </table:table-cell>
          <table:table-cell office:value-type="float" office:value="0.448269334228813" calcext:value-type="float">
            <text:p>0.448269334228813</text:p>
          </table:table-cell>
          <table:table-cell office:value-type="float" office:value="0.540601602623535" calcext:value-type="float">
            <text:p>0.540601602623535</text:p>
          </table:table-cell>
          <table:table-cell office:value-type="float" office:value="41.6204129521926" calcext:value-type="float">
            <text:p>41.6204129521926</text:p>
          </table:table-cell>
          <table:table-cell office:value-type="float" office:value="0.274019978206725" calcext:value-type="float">
            <text:p>0.274019978206725</text:p>
          </table:table-cell>
          <table:table-cell office:value-type="float" office:value="0.446310707260055" calcext:value-type="float">
            <text:p>0.446310707260055</text:p>
          </table:table-cell>
          <table:table-cell office:value-type="float" office:value="0.868810056984044" calcext:value-type="float">
            <text:p>0.868810056984044</text:p>
          </table:table-cell>
          <table:table-cell office:value-type="float" office:value="0.93760724696681" calcext:value-type="float">
            <text:p>0.93760724696681</text:p>
          </table:table-cell>
          <table:table-cell office:value-type="float" office:value="0.00900846067577048" calcext:value-type="float">
            <text:p>0.00900846067577048</text:p>
          </table:table-cell>
          <table:table-cell office:value-type="float" office:value="0.0246601870633461" calcext:value-type="float">
            <text:p>0.0246601870633461</text:p>
          </table:table-cell>
          <table:table-cell office:value-type="float" office:value="0.431413481601739" calcext:value-type="float">
            <text:p>0.431413481601739</text:p>
          </table:table-cell>
          <table:table-cell office:value-type="float" office:value="1.25534861949946" calcext:value-type="float">
            <text:p>1.25534861949946</text:p>
          </table:table-cell>
          <table:table-cell table:style-name="ce5" office:value-type="float" office:value="0.000000135050675552682" calcext:value-type="float">
            <text:p>1.35E-07</text:p>
          </table:table-cell>
          <table:table-cell table:style-name="ce5" office:value-type="float" office:value="0.0000007809305240938" calcext:value-type="float">
            <text:p>7.81E-0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209" calcext:value-type="float">
            <text:p>209</text:p>
          </table:table-cell>
          <table:table-cell table:formula="of:=ABS([.AJ24]-39)" office:value-type="float" office:value="30" calcext:value-type="float">
            <text:p>30</text:p>
          </table:table-cell>
          <table:table-cell table:formula="of:=ABS([.AK24]-39)" office:value-type="float" office:value="4" calcext:value-type="float">
            <text:p>4</text:p>
          </table:table-cell>
          <table:table-cell table:formula="of:=ABS([.AL24]-39)" office:value-type="float" office:value="170" calcext:value-type="float">
            <text:p>170</text:p>
          </table:table-cell>
          <table:table-cell table:number-columns-repeated="16342"/>
        </table:table-row>
        <table:table-row table:style-name="ro2">
          <table:table-cell table:style-name="ce2" table:formula="of:=SUM([.A20:.A24])/5" office:value-type="float" office:value="118.4" calcext:value-type="float">
            <text:p>118.4</text:p>
          </table:table-cell>
          <table:table-cell table:style-name="ce2" table:formula="of:=SUM([.B20:.B24])/5" office:value-type="float" office:value="91.2" calcext:value-type="float">
            <text:p>91.2</text:p>
          </table:table-cell>
          <table:table-cell table:style-name="ce2" table:formula="of:=SUM([.C20:.C24])/5" office:value-type="float" office:value="151.2" calcext:value-type="float">
            <text:p>151.2</text:p>
          </table:table-cell>
          <table:table-cell table:style-name="ce2" table:formula="of:=SUM([.D20:.D24])/5" office:value-type="float" office:value="35" calcext:value-type="float">
            <text:p>35</text:p>
          </table:table-cell>
          <table:table-cell table:style-name="ce2" table:formula="of:=SUM([.E20:.E24])/5" office:value-type="float" office:value="127.8" calcext:value-type="float">
            <text:p>127.8</text:p>
          </table:table-cell>
          <table:table-cell table:style-name="ce2" table:formula="of:=SUM([.F20:.F24])/5" office:value-type="float" office:value="89.2" calcext:value-type="float">
            <text:p>89.2</text:p>
          </table:table-cell>
          <table:table-cell table:style-name="ce2" table:formula="of:=SUM([.G20:.G24])/5" office:value-type="float" office:value="119.6" calcext:value-type="float">
            <text:p>119.6</text:p>
          </table:table-cell>
          <table:table-cell table:style-name="ce2" table:formula="of:=SUM([.H20:.H24])/5" office:value-type="float" office:value="54.4" calcext:value-type="float">
            <text:p>54.4</text:p>
          </table:table-cell>
          <table:table-cell table:style-name="ce2" table:formula="of:=SUM([.I20:.I24])/5" office:value-type="float" office:value="201.6" calcext:value-type="float">
            <text:p>201.6</text:p>
          </table:table-cell>
          <table:table-cell table:style-name="ce2" table:formula="of:=SUM([.J20:.J24])/5" office:value-type="float" office:value="101.2" calcext:value-type="float">
            <text:p>101.2</text:p>
          </table:table-cell>
          <table:table-cell table:style-name="ce2" table:formula="of:=SUM([.K20:.K24])/5" office:value-type="float" office:value="74.2" calcext:value-type="float">
            <text:p>74.2</text:p>
          </table:table-cell>
          <table:table-cell table:style-name="ce2" table:formula="of:=SUM([.L20:.L24])/5" office:value-type="float" office:value="56" calcext:value-type="float">
            <text:p>56</text:p>
          </table:table-cell>
          <table:table-cell table:style-name="ce2" table:formula="of:=SUM([.M20:.M24])/5" office:value-type="float" office:value="1.70426379806162" calcext:value-type="float">
            <text:p>1.70426379806162</text:p>
          </table:table-cell>
          <table:table-cell table:style-name="ce2" table:formula="of:=SUM([.N20:.N24])/5" office:value-type="float" office:value="0.00707850774936922" calcext:value-type="float">
            <text:p>0.00707850774936922</text:p>
          </table:table-cell>
          <table:table-cell table:style-name="ce2" table:formula="of:=SUM([.O20:.O24])/5" office:value-type="float" office:value="0.026033323814054" calcext:value-type="float">
            <text:p>0.026033323814054</text:p>
          </table:table-cell>
          <table:table-cell table:style-name="ce2" table:formula="of:=SUM([.P20:.P24])/5" office:value-type="float" office:value="0.142244243572178" calcext:value-type="float">
            <text:p>0.142244243572178</text:p>
          </table:table-cell>
          <table:table-cell table:style-name="ce2" table:formula="of:=SUM([.Q20:.Q24])/5" office:value-type="float" office:value="0.396093823990275" calcext:value-type="float">
            <text:p>0.396093823990275</text:p>
          </table:table-cell>
          <table:table-cell table:style-name="ce2" table:formula="of:=SUM([.R20:.R24])/5" office:value-type="float" office:value="0.484867296434736" calcext:value-type="float">
            <text:p>0.484867296434736</text:p>
          </table:table-cell>
          <table:table-cell table:style-name="ce2" table:formula="of:=SUM([.S20:.S24])/5" office:value-type="float" office:value="61.4401001707064" calcext:value-type="float">
            <text:p>61.4401001707064</text:p>
          </table:table-cell>
          <table:table-cell table:style-name="ce2" table:formula="of:=SUM([.T20:.T24])/5" office:value-type="float" office:value="0.463843400430398" calcext:value-type="float">
            <text:p>0.463843400430398</text:p>
          </table:table-cell>
          <table:table-cell table:style-name="ce2" table:formula="of:=SUM([.U20:.U24])/5" office:value-type="float" office:value="0.131413142632088" calcext:value-type="float">
            <text:p>0.131413142632088</text:p>
          </table:table-cell>
          <table:table-cell table:style-name="ce2" table:formula="of:=SUM([.V20:.V24])/5" office:value-type="float" office:value="0.565302289152346" calcext:value-type="float">
            <text:p>0.565302289152346</text:p>
          </table:table-cell>
          <table:table-cell table:style-name="ce2" table:formula="of:=SUM([.W20:.W24])/5" office:value-type="float" office:value="0.50992057566184" calcext:value-type="float">
            <text:p>0.50992057566184</text:p>
          </table:table-cell>
          <table:table-cell table:style-name="ce2" table:formula="of:=SUM([.X20:.X24])/5" office:value-type="float" office:value="92.6981926419857" calcext:value-type="float">
            <text:p>92.6981926419857</text:p>
          </table:table-cell>
          <table:table-cell table:style-name="ce2" table:formula="of:=SUM([.Y20:.Y24])/5" office:value-type="float" office:value="0.531147654202053" calcext:value-type="float">
            <text:p>0.531147654202053</text:p>
          </table:table-cell>
          <table:table-cell table:style-name="ce2" table:formula="of:=SUM([.Z20:.Z24])/5" office:value-type="float" office:value="0.664455594766819" calcext:value-type="float">
            <text:p>0.664455594766819</text:p>
          </table:table-cell>
          <table:table-cell table:style-name="ce2" table:formula="of:=SUM([.AA20:.AA24])/5" office:value-type="float" office:value="0.707581106249444" calcext:value-type="float">
            <text:p>0.707581106249444</text:p>
          </table:table-cell>
          <table:table-cell table:style-name="ce2" table:formula="of:=SUM([.AB20:.AB24])/5" office:value-type="float" office:value="0.763421321884975" calcext:value-type="float">
            <text:p>0.763421321884975</text:p>
          </table:table-cell>
          <table:table-cell table:style-name="ce2" table:formula="of:=SUM([.AC20:.AC24])/5" office:value-type="float" office:value="0.00853827662889993" calcext:value-type="float">
            <text:p>0.00853827662889993</text:p>
          </table:table-cell>
          <table:table-cell table:style-name="ce2" table:formula="of:=SUM([.AD20:.AD24])/5" office:value-type="float" office:value="0.0244997264081545" calcext:value-type="float">
            <text:p>0.0244997264081545</text:p>
          </table:table-cell>
          <table:table-cell table:style-name="ce2" table:formula="of:=SUM([.AE20:.AE24])/5" office:value-type="float" office:value="0.624124960098283" calcext:value-type="float">
            <text:p>0.624124960098283</text:p>
          </table:table-cell>
          <table:table-cell table:style-name="ce2" table:formula="of:=SUM([.AF20:.AF24])/5" office:value-type="float" office:value="1.40208607753079" calcext:value-type="float">
            <text:p>1.40208607753079</text:p>
          </table:table-cell>
          <table:table-cell table:style-name="ce2" table:formula="of:=SUM([.AG20:.AG24])/5" office:value-type="float" office:value="0.000000102307485218823" calcext:value-type="float">
            <text:p>1.02307485218823E-07</text:p>
          </table:table-cell>
          <table:table-cell table:style-name="ce2" table:formula="of:=SUM([.AH20:.AH24])/5" office:value-type="float" office:value="0.0000013310197382457" calcext:value-type="float">
            <text:p>1.3310197382457E-06</text:p>
          </table:table-cell>
          <table:table-cell table:style-name="ce2" table:formula="of:=SUM([.AI20:.AI24])/5" office:value-type="float" office:value="2.4" calcext:value-type="float">
            <text:p>2.4</text:p>
          </table:table-cell>
          <table:table-cell table:number-columns-repeated="16348"/>
        </table:table-row>
        <table:table-row table:style-name="ro2">
          <table:table-cell table:number-columns-repeated="16383"/>
        </table:table-row>
        <table:table-row table:style-name="ro2">
          <table:table-cell office:value-type="string" calcext:value-type="string">
            <text:p>MAR16V2</text:p>
          </table:table-cell>
          <table:table-cell table:number-columns-repeated="16382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152" calcext:value-type="float">
            <text:p>152</text:p>
          </table:table-cell>
          <table:table-cell office:value-type="float" office:value="23" calcext:value-type="float">
            <text:p>23</text:p>
          </table:table-cell>
          <table:table-cell office:value-type="float" office:value="160" calcext:value-type="float">
            <text:p>160</text:p>
          </table:table-cell>
          <table:table-cell office:value-type="float" office:value="86" calcext:value-type="float">
            <text:p>86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181" calcext:value-type="float">
            <text:p>181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.00130925913022" calcext:value-type="float">
            <text:p>1.00130925913022</text:p>
          </table:table-cell>
          <table:table-cell office:value-type="float" office:value="0.00556365980618033" calcext:value-type="float">
            <text:p>0.00556365980618033</text:p>
          </table:table-cell>
          <table:table-cell office:value-type="float" office:value="0.0204692311977775" calcext:value-type="float">
            <text:p>0.0204692311977775</text:p>
          </table:table-cell>
          <table:table-cell office:value-type="float" office:value="0.0598224160785602" calcext:value-type="float">
            <text:p>0.0598224160785602</text:p>
          </table:table-cell>
          <table:table-cell office:value-type="float" office:value="0.538714503245627" calcext:value-type="float">
            <text:p>0.538714503245627</text:p>
          </table:table-cell>
          <table:table-cell office:value-type="float" office:value="0.749321065949944" calcext:value-type="float">
            <text:p>0.749321065949944</text:p>
          </table:table-cell>
          <table:table-cell office:value-type="float" office:value="21.0069892011552" calcext:value-type="float">
            <text:p>21.0069892011552</text:p>
          </table:table-cell>
          <table:table-cell office:value-type="float" office:value="0.33545718559882" calcext:value-type="float">
            <text:p>0.33545718559882</text:p>
          </table:table-cell>
          <table:table-cell office:value-type="float" office:value="0.328791836861418" calcext:value-type="float">
            <text:p>0.328791836861418</text:p>
          </table:table-cell>
          <table:table-cell office:value-type="float" office:value="0.792386972934572" calcext:value-type="float">
            <text:p>0.792386972934572</text:p>
          </table:table-cell>
          <table:table-cell office:value-type="float" office:value="0.281687134871329" calcext:value-type="float">
            <text:p>0.281687134871329</text:p>
          </table:table-cell>
          <table:table-cell office:value-type="float" office:value="107.384985219088" calcext:value-type="float">
            <text:p>107.384985219088</text:p>
          </table:table-cell>
          <table:table-cell office:value-type="float" office:value="0.961755932616438" calcext:value-type="float">
            <text:p>0.961755932616438</text:p>
          </table:table-cell>
          <table:table-cell office:value-type="float" office:value="0.232110722709548" calcext:value-type="float">
            <text:p>0.232110722709548</text:p>
          </table:table-cell>
          <table:table-cell office:value-type="float" office:value="0.586593260742653" calcext:value-type="float">
            <text:p>0.586593260742653</text:p>
          </table:table-cell>
          <table:table-cell office:value-type="float" office:value="0.758502417142218" calcext:value-type="float">
            <text:p>0.758502417142218</text:p>
          </table:table-cell>
          <table:table-cell office:value-type="float" office:value="0.00672227449692462" calcext:value-type="float">
            <text:p>0.00672227449692462</text:p>
          </table:table-cell>
          <table:table-cell office:value-type="float" office:value="0.0209397720669676" calcext:value-type="float">
            <text:p>0.0209397720669676</text:p>
          </table:table-cell>
          <table:table-cell office:value-type="float" office:value="0.730058748482986" calcext:value-type="float">
            <text:p>0.730058748482986</text:p>
          </table:table-cell>
          <table:table-cell office:value-type="float" office:value="1.28524142487599" calcext:value-type="float">
            <text:p>1.28524142487599</text:p>
          </table:table-cell>
          <table:table-cell table:style-name="ce5" office:value-type="float" office:value="0.000000236515760416455" calcext:value-type="float">
            <text:p>2.37E-07</text:p>
          </table:table-cell>
          <table:table-cell table:style-name="ce5" office:value-type="float" office:value="0.00000153408561385387" calcext:value-type="float">
            <text:p>1.53E-06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float" office:value="39" calcext:value-type="float">
            <text:p>39</text:p>
          </table:table-cell>
          <table:table-cell office:value-type="float" office:value="120" calcext:value-type="float">
            <text:p>120</text:p>
          </table:table-cell>
          <table:table-cell table:formula="of:=ABS([.AJ28]-39)" office:value-type="float" office:value="170" calcext:value-type="float">
            <text:p>170</text:p>
          </table:table-cell>
          <table:table-cell table:formula="of:=ABS([.AK28]-39)" office:value-type="float" office:value="0" calcext:value-type="float">
            <text:p>0</text:p>
          </table:table-cell>
          <table:table-cell table:formula="of:=ABS([.AL28]-39)" office:value-type="float" office:value="81" calcext:value-type="float">
            <text:p>81</text:p>
          </table:table-cell>
          <table:table-cell table:number-columns-repeated="1634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69" calcext:value-type="float">
            <text:p>169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2.12216353171904" calcext:value-type="float">
            <text:p>2.12216353171904</text:p>
          </table:table-cell>
          <table:table-cell office:value-type="float" office:value="0.0053511815428458" calcext:value-type="float">
            <text:p>0.0053511815428458</text:p>
          </table:table-cell>
          <table:table-cell office:value-type="float" office:value="0.0101536611226002" calcext:value-type="float">
            <text:p>0.0101536611226002</text:p>
          </table:table-cell>
          <table:table-cell office:value-type="float" office:value="0.0059722671235372" calcext:value-type="float">
            <text:p>0.0059722671235372</text:p>
          </table:table-cell>
          <table:table-cell office:value-type="float" office:value="0.794121210345157" calcext:value-type="float">
            <text:p>0.794121210345157</text:p>
          </table:table-cell>
          <table:table-cell office:value-type="float" office:value="0.227958153336037" calcext:value-type="float">
            <text:p>0.227958153336037</text:p>
          </table:table-cell>
          <table:table-cell office:value-type="float" office:value="42.2350477395079" calcext:value-type="float">
            <text:p>42.2350477395079</text:p>
          </table:table-cell>
          <table:table-cell office:value-type="float" office:value="0.0138788101833244" calcext:value-type="float">
            <text:p>0.0138788101833244</text:p>
          </table:table-cell>
          <table:table-cell office:value-type="float" office:value="0.214650940045098" calcext:value-type="float">
            <text:p>0.214650940045098</text:p>
          </table:table-cell>
          <table:table-cell office:value-type="float" office:value="0.454565247685844" calcext:value-type="float">
            <text:p>0.454565247685844</text:p>
          </table:table-cell>
          <table:table-cell office:value-type="float" office:value="0.790909348976295" calcext:value-type="float">
            <text:p>0.790909348976295</text:p>
          </table:table-cell>
          <table:table-cell office:value-type="float" office:value="137.420648663646" calcext:value-type="float">
            <text:p>137.420648663646</text:p>
          </table:table-cell>
          <table:table-cell office:value-type="float" office:value="0.941019013771717" calcext:value-type="float">
            <text:p>0.941019013771717</text:p>
          </table:table-cell>
          <table:table-cell office:value-type="float" office:value="0.582981670566449" calcext:value-type="float">
            <text:p>0.582981670566449</text:p>
          </table:table-cell>
          <table:table-cell office:value-type="float" office:value="0.281094733939252" calcext:value-type="float">
            <text:p>0.281094733939252</text:p>
          </table:table-cell>
          <table:table-cell office:value-type="float" office:value="0.729809737066311" calcext:value-type="float">
            <text:p>0.729809737066311</text:p>
          </table:table-cell>
          <table:table-cell office:value-type="float" office:value="0.00905842983337255" calcext:value-type="float">
            <text:p>0.00905842983337255</text:p>
          </table:table-cell>
          <table:table-cell office:value-type="float" office:value="0.0235144807142982" calcext:value-type="float">
            <text:p>0.0235144807142982</text:p>
          </table:table-cell>
          <table:table-cell office:value-type="float" office:value="0.548385308004903" calcext:value-type="float">
            <text:p>0.548385308004903</text:p>
          </table:table-cell>
          <table:table-cell office:value-type="float" office:value="1.21412615694092" calcext:value-type="float">
            <text:p>1.21412615694092</text:p>
          </table:table-cell>
          <table:table-cell table:style-name="ce5" office:value-type="float" office:value="0.000000150552386099969" calcext:value-type="float">
            <text:p>1.51E-07</text:p>
          </table:table-cell>
          <table:table-cell table:style-name="ce5" office:value-type="float" office:value="0.000000940628638983117" calcext:value-type="float">
            <text:p>9.41E-07</text:p>
          </table:table-cell>
          <table:table-cell office:value-type="float" office:value="3" calcext:value-type="float">
            <text:p>3</text:p>
          </table:table-cell>
          <table:table-cell office:value-type="float" office:value="628" calcext:value-type="float">
            <text:p>628</text:p>
          </table:table-cell>
          <table:table-cell office:value-type="float" office:value="38" calcext:value-type="float">
            <text:p>38</text:p>
          </table:table-cell>
          <table:table-cell office:value-type="float" office:value="96" calcext:value-type="float">
            <text:p>96</text:p>
          </table:table-cell>
          <table:table-cell table:formula="of:=ABS([.AJ29]-39)" office:value-type="float" office:value="589" calcext:value-type="float">
            <text:p>589</text:p>
          </table:table-cell>
          <table:table-cell table:formula="of:=ABS([.AK29]-39)" office:value-type="float" office:value="1" calcext:value-type="float">
            <text:p>1</text:p>
          </table:table-cell>
          <table:table-cell table:formula="of:=ABS([.AL29]-39)" office:value-type="float" office:value="57" calcext:value-type="float">
            <text:p>57</text:p>
          </table:table-cell>
          <table:table-cell table:number-columns-repeated="16342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183" calcext:value-type="float">
            <text:p>183</text:p>
          </table:table-cell>
          <table:table-cell office:value-type="float" office:value="38" calcext:value-type="float">
            <text:p>38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1.41111938326697" calcext:value-type="float">
            <text:p>1.41111938326697</text:p>
          </table:table-cell>
          <table:table-cell office:value-type="float" office:value="0.00623360844465876" calcext:value-type="float">
            <text:p>0.00623360844465876</text:p>
          </table:table-cell>
          <table:table-cell office:value-type="float" office:value="0.0112715613790854" calcext:value-type="float">
            <text:p>0.0112715613790854</text:p>
          </table:table-cell>
          <table:table-cell office:value-type="float" office:value="0.137686221755609" calcext:value-type="float">
            <text:p>0.137686221755609</text:p>
          </table:table-cell>
          <table:table-cell office:value-type="float" office:value="0.263994222490141" calcext:value-type="float">
            <text:p>0.263994222490141</text:p>
          </table:table-cell>
          <table:table-cell office:value-type="float" office:value="0.445890080888228" calcext:value-type="float">
            <text:p>0.445890080888228</text:p>
          </table:table-cell>
          <table:table-cell office:value-type="float" office:value="54.2753973792723" calcext:value-type="float">
            <text:p>54.2753973792723</text:p>
          </table:table-cell>
          <table:table-cell office:value-type="float" office:value="0.159941257765702" calcext:value-type="float">
            <text:p>0.159941257765702</text:p>
          </table:table-cell>
          <table:table-cell office:value-type="float" office:value="0.192963107471808" calcext:value-type="float">
            <text:p>0.192963107471808</text:p>
          </table:table-cell>
          <table:table-cell office:value-type="float" office:value="0.526837333562678" calcext:value-type="float">
            <text:p>0.526837333562678</text:p>
          </table:table-cell>
          <table:table-cell office:value-type="float" office:value="0.553382592989095" calcext:value-type="float">
            <text:p>0.553382592989095</text:p>
          </table:table-cell>
          <table:table-cell office:value-type="float" office:value="138.823283057401" calcext:value-type="float">
            <text:p>138.823283057401</text:p>
          </table:table-cell>
          <table:table-cell office:value-type="float" office:value="0.347749443505153" calcext:value-type="float">
            <text:p>0.347749443505153</text:p>
          </table:table-cell>
          <table:table-cell office:value-type="float" office:value="0.173168939387515" calcext:value-type="float">
            <text:p>0.173168939387515</text:p>
          </table:table-cell>
          <table:table-cell office:value-type="float" office:value="0.225300480907486" calcext:value-type="float">
            <text:p>0.225300480907486</text:p>
          </table:table-cell>
          <table:table-cell office:value-type="float" office:value="0.912554114923103" calcext:value-type="float">
            <text:p>0.912554114923103</text:p>
          </table:table-cell>
          <table:table-cell office:value-type="float" office:value="0.00746683944774543" calcext:value-type="float">
            <text:p>0.00746683944774543</text:p>
          </table:table-cell>
          <table:table-cell office:value-type="float" office:value="0.0226331371262782" calcext:value-type="float">
            <text:p>0.0226331371262782</text:p>
          </table:table-cell>
          <table:table-cell office:value-type="float" office:value="0.558580008821209" calcext:value-type="float">
            <text:p>0.558580008821209</text:p>
          </table:table-cell>
          <table:table-cell office:value-type="float" office:value="1.46002207547699" calcext:value-type="float">
            <text:p>1.46002207547699</text:p>
          </table:table-cell>
          <table:table-cell table:style-name="ce5" office:value-type="float" office:value="0.000000052217209154622" calcext:value-type="float">
            <text:p>5.22E-08</text:p>
          </table:table-cell>
          <table:table-cell table:style-name="ce5" office:value-type="float" office:value="0.00000113544358664616" calcext:value-type="float">
            <text:p>1.14E-06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6" calcext:value-type="float">
            <text:p>36</text:p>
          </table:table-cell>
          <table:table-cell table:formula="of:=ABS([.AJ30]-39)" office:value-type="float" office:value="40" calcext:value-type="float">
            <text:p>40</text:p>
          </table:table-cell>
          <table:table-cell table:formula="of:=ABS([.AK30]-39)" office:value-type="float" office:value="3" calcext:value-type="float">
            <text:p>3</text:p>
          </table:table-cell>
          <table:table-cell table:formula="of:=ABS([.AL30]-39)" office:value-type="float" office:value="3" calcext:value-type="float">
            <text:p>3</text:p>
          </table:table-cell>
          <table:table-cell table:number-columns-repeated="16342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67" calcext:value-type="float">
            <text:p>67</text:p>
          </table:table-cell>
          <table:table-cell office:value-type="float" office:value="136" calcext:value-type="float">
            <text:p>136</text:p>
          </table:table-cell>
          <table:table-cell office:value-type="float" office:value="71" calcext:value-type="float">
            <text:p>71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office:value-type="float" office:value="229" calcext:value-type="float">
            <text:p>229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2.55110284208452" calcext:value-type="float">
            <text:p>2.55110284208452</text:p>
          </table:table-cell>
          <table:table-cell office:value-type="float" office:value="0.00752381539394479" calcext:value-type="float">
            <text:p>0.00752381539394479</text:p>
          </table:table-cell>
          <table:table-cell office:value-type="float" office:value="0.0348155861876774" calcext:value-type="float">
            <text:p>0.0348155861876774</text:p>
          </table:table-cell>
          <table:table-cell office:value-type="float" office:value="0.00281253192114135" calcext:value-type="float">
            <text:p>0.00281253192114135</text:p>
          </table:table-cell>
          <table:table-cell office:value-type="float" office:value="0.666690721337104" calcext:value-type="float">
            <text:p>0.666690721337104</text:p>
          </table:table-cell>
          <table:table-cell office:value-type="float" office:value="0.790809990089717" calcext:value-type="float">
            <text:p>0.790809990089717</text:p>
          </table:table-cell>
          <table:table-cell office:value-type="float" office:value="150.976753953913" calcext:value-type="float">
            <text:p>150.976753953913</text:p>
          </table:table-cell>
          <table:table-cell office:value-type="float" office:value="0.89632807033659" calcext:value-type="float">
            <text:p>0.89632807033659</text:p>
          </table:table-cell>
          <table:table-cell office:value-type="float" office:value="0.356090449041771" calcext:value-type="float">
            <text:p>0.356090449041771</text:p>
          </table:table-cell>
          <table:table-cell office:value-type="float" office:value="0.422132954624744" calcext:value-type="float">
            <text:p>0.422132954624744</text:p>
          </table:table-cell>
          <table:table-cell office:value-type="float" office:value="0.645198040572669" calcext:value-type="float">
            <text:p>0.645198040572669</text:p>
          </table:table-cell>
          <table:table-cell office:value-type="float" office:value="127.297095667915" calcext:value-type="float">
            <text:p>127.297095667915</text:p>
          </table:table-cell>
          <table:table-cell office:value-type="float" office:value="0.0337526164241082" calcext:value-type="float">
            <text:p>0.0337526164241082</text:p>
          </table:table-cell>
          <table:table-cell office:value-type="float" office:value="0.968890171989764" calcext:value-type="float">
            <text:p>0.968890171989764</text:p>
          </table:table-cell>
          <table:table-cell office:value-type="float" office:value="0.457938998837074" calcext:value-type="float">
            <text:p>0.457938998837074</text:p>
          </table:table-cell>
          <table:table-cell office:value-type="float" office:value="0.729358550426989" calcext:value-type="float">
            <text:p>0.729358550426989</text:p>
          </table:table-cell>
          <table:table-cell office:value-type="float" office:value="0.00800047952318924" calcext:value-type="float">
            <text:p>0.00800047952318924</text:p>
          </table:table-cell>
          <table:table-cell office:value-type="float" office:value="0.0236686174936973" calcext:value-type="float">
            <text:p>0.0236686174936973</text:p>
          </table:table-cell>
          <table:table-cell office:value-type="float" office:value="0.605308155531404" calcext:value-type="float">
            <text:p>0.605308155531404</text:p>
          </table:table-cell>
          <table:table-cell office:value-type="float" office:value="1.58239702861143" calcext:value-type="float">
            <text:p>1.58239702861143</text:p>
          </table:table-cell>
          <table:table-cell table:style-name="ce5" office:value-type="float" office:value="0.000000213823753481851" calcext:value-type="float">
            <text:p>2.14E-07</text:p>
          </table:table-cell>
          <table:table-cell table:style-name="ce5" office:value-type="float" office:value="0.000000792635861144868" calcext:value-type="float">
            <text:p>7.93E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formula="of:=ABS([.AJ31]-39)" office:value-type="float" office:value="38" calcext:value-type="float">
            <text:p>38</text:p>
          </table:table-cell>
          <table:table-cell table:formula="of:=ABS([.AK31]-39)" office:value-type="float" office:value="4" calcext:value-type="float">
            <text:p>4</text:p>
          </table:table-cell>
          <table:table-cell table:formula="of:=ABS([.AL31]-39)" office:value-type="float" office:value="30" calcext:value-type="float">
            <text:p>30</text:p>
          </table:table-cell>
          <table:table-cell table:number-columns-repeated="1634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14" calcext:value-type="float">
            <text:p>114</text:p>
          </table:table-cell>
          <table:table-cell office:value-type="float" office:value="179" calcext:value-type="float">
            <text:p>179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148" calcext:value-type="float">
            <text:p>148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236" calcext:value-type="float">
            <text:p>236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1.33657580672659" calcext:value-type="float">
            <text:p>1.33657580672659</text:p>
          </table:table-cell>
          <table:table-cell office:value-type="float" office:value="0.00673382873662007" calcext:value-type="float">
            <text:p>0.00673382873662007</text:p>
          </table:table-cell>
          <table:table-cell office:value-type="float" office:value="0.0276782914444174" calcext:value-type="float">
            <text:p>0.0276782914444174</text:p>
          </table:table-cell>
          <table:table-cell office:value-type="float" office:value="0.322501832806544" calcext:value-type="float">
            <text:p>0.322501832806544</text:p>
          </table:table-cell>
          <table:table-cell office:value-type="float" office:value="0.263103534891746" calcext:value-type="float">
            <text:p>0.263103534891746</text:p>
          </table:table-cell>
          <table:table-cell office:value-type="float" office:value="0.793808307785829" calcext:value-type="float">
            <text:p>0.793808307785829</text:p>
          </table:table-cell>
          <table:table-cell office:value-type="float" office:value="152.018239776184" calcext:value-type="float">
            <text:p>152.018239776184</text:p>
          </table:table-cell>
          <table:table-cell office:value-type="float" office:value="0.584952704726348" calcext:value-type="float">
            <text:p>0.584952704726348</text:p>
          </table:table-cell>
          <table:table-cell office:value-type="float" office:value="0.0567000717258669" calcext:value-type="float">
            <text:p>0.0567000717258669</text:p>
          </table:table-cell>
          <table:table-cell office:value-type="float" office:value="0.754796765033434" calcext:value-type="float">
            <text:p>0.754796765033434</text:p>
          </table:table-cell>
          <table:table-cell office:value-type="float" office:value="0.666311544953363" calcext:value-type="float">
            <text:p>0.666311544953363</text:p>
          </table:table-cell>
          <table:table-cell office:value-type="float" office:value="129.673734803871" calcext:value-type="float">
            <text:p>129.673734803871</text:p>
          </table:table-cell>
          <table:table-cell office:value-type="float" office:value="0.577629444443338" calcext:value-type="float">
            <text:p>0.577629444443338</text:p>
          </table:table-cell>
          <table:table-cell office:value-type="float" office:value="0.195124302546815" calcext:value-type="float">
            <text:p>0.195124302546815</text:p>
          </table:table-cell>
          <table:table-cell office:value-type="float" office:value="0.593207152798759" calcext:value-type="float">
            <text:p>0.593207152798759</text:p>
          </table:table-cell>
          <table:table-cell office:value-type="float" office:value="0.798240750171014" calcext:value-type="float">
            <text:p>0.798240750171014</text:p>
          </table:table-cell>
          <table:table-cell office:value-type="float" office:value="0.00999638303962789" calcext:value-type="float">
            <text:p>0.00999638303962789</text:p>
          </table:table-cell>
          <table:table-cell office:value-type="float" office:value="0.0223476489779436" calcext:value-type="float">
            <text:p>0.0223476489779436</text:p>
          </table:table-cell>
          <table:table-cell office:value-type="float" office:value="0.429747699046168" calcext:value-type="float">
            <text:p>0.429747699046168</text:p>
          </table:table-cell>
          <table:table-cell office:value-type="float" office:value="1.4397952958332" calcext:value-type="float">
            <text:p>1.4397952958332</text:p>
          </table:table-cell>
          <table:table-cell table:style-name="ce5" office:value-type="float" office:value="0.0000000816962107967968" calcext:value-type="float">
            <text:p>8.17E-08</text:p>
          </table:table-cell>
          <table:table-cell table:style-name="ce5" office:value-type="float" office:value="0.00000127146147952463" calcext:value-type="float">
            <text:p>1.27E-06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formula="of:=ABS([.AJ32]-39)" office:value-type="float" office:value="64" calcext:value-type="float">
            <text:p>64</text:p>
          </table:table-cell>
          <table:table-cell table:formula="of:=ABS([.AK32]-39)" office:value-type="float" office:value="4" calcext:value-type="float">
            <text:p>4</text:p>
          </table:table-cell>
          <table:table-cell table:formula="of:=ABS([.AL32]-39)" office:value-type="float" office:value="2" calcext:value-type="float">
            <text:p>2</text:p>
          </table:table-cell>
          <table:table-cell table:number-columns-repeated="16342"/>
        </table:table-row>
        <table:table-row table:style-name="ro2">
          <table:table-cell table:style-name="ce2" table:formula="of:=SUM([.A28:.A32])/5" office:value-type="float" office:value="101.6" calcext:value-type="float">
            <text:p>101.6</text:p>
          </table:table-cell>
          <table:table-cell table:style-name="ce2" table:formula="of:=SUM([.B28:.B32])/5" office:value-type="float" office:value="111.8" calcext:value-type="float">
            <text:p>111.8</text:p>
          </table:table-cell>
          <table:table-cell table:style-name="ce2" table:formula="of:=SUM([.C28:.C32])/5" office:value-type="float" office:value="170" calcext:value-type="float">
            <text:p>170</text:p>
          </table:table-cell>
          <table:table-cell table:style-name="ce2" table:formula="of:=SUM([.D28:.D32])/5" office:value-type="float" office:value="37.2" calcext:value-type="float">
            <text:p>37.2</text:p>
          </table:table-cell>
          <table:table-cell table:style-name="ce2" table:formula="of:=SUM([.E28:.E32])/5" office:value-type="float" office:value="131.4" calcext:value-type="float">
            <text:p>131.4</text:p>
          </table:table-cell>
          <table:table-cell table:style-name="ce2" table:formula="of:=SUM([.F28:.F32])/5" office:value-type="float" office:value="104.8" calcext:value-type="float">
            <text:p>104.8</text:p>
          </table:table-cell>
          <table:table-cell table:style-name="ce2" table:formula="of:=SUM([.G28:.G32])/5" office:value-type="float" office:value="86.4" calcext:value-type="float">
            <text:p>86.4</text:p>
          </table:table-cell>
          <table:table-cell table:style-name="ce2" table:formula="of:=SUM([.H28:.H32])/5" office:value-type="float" office:value="41.8" calcext:value-type="float">
            <text:p>41.8</text:p>
          </table:table-cell>
          <table:table-cell table:style-name="ce2" table:formula="of:=SUM([.I28:.I32])/5" office:value-type="float" office:value="219.6" calcext:value-type="float">
            <text:p>219.6</text:p>
          </table:table-cell>
          <table:table-cell table:style-name="ce2" table:formula="of:=SUM([.J28:.J32])/5" office:value-type="float" office:value="57.6" calcext:value-type="float">
            <text:p>57.6</text:p>
          </table:table-cell>
          <table:table-cell table:style-name="ce2" table:formula="of:=SUM([.K28:.K32])/5" office:value-type="float" office:value="30.4" calcext:value-type="float">
            <text:p>30.4</text:p>
          </table:table-cell>
          <table:table-cell table:style-name="ce2" table:formula="of:=SUM([.L28:.L32])/5" office:value-type="float" office:value="68.2" calcext:value-type="float">
            <text:p>68.2</text:p>
          </table:table-cell>
          <table:table-cell table:style-name="ce2" table:formula="of:=SUM([.M28:.M32])/5" office:value-type="float" office:value="1.68445416458547" calcext:value-type="float">
            <text:p>1.68445416458547</text:p>
          </table:table-cell>
          <table:table-cell table:style-name="ce2" table:formula="of:=SUM([.N28:.N32])/5" office:value-type="float" office:value="0.00628121878484995" calcext:value-type="float">
            <text:p>0.00628121878484995</text:p>
          </table:table-cell>
          <table:table-cell table:style-name="ce2" table:formula="of:=SUM([.O28:.O32])/5" office:value-type="float" office:value="0.0208776662663116" calcext:value-type="float">
            <text:p>0.0208776662663116</text:p>
          </table:table-cell>
          <table:table-cell table:style-name="ce2" table:formula="of:=SUM([.P28:.P32])/5" office:value-type="float" office:value="0.105759053937078" calcext:value-type="float">
            <text:p>0.105759053937078</text:p>
          </table:table-cell>
          <table:table-cell table:style-name="ce2" table:formula="of:=SUM([.Q28:.Q32])/5" office:value-type="float" office:value="0.505324838461955" calcext:value-type="float">
            <text:p>0.505324838461955</text:p>
          </table:table-cell>
          <table:table-cell table:style-name="ce2" table:formula="of:=SUM([.R28:.R32])/5" office:value-type="float" office:value="0.601557519609951" calcext:value-type="float">
            <text:p>0.601557519609951</text:p>
          </table:table-cell>
          <table:table-cell table:style-name="ce2" table:formula="of:=SUM([.S28:.S32])/5" office:value-type="float" office:value="84.1024856100063" calcext:value-type="float">
            <text:p>84.1024856100063</text:p>
          </table:table-cell>
          <table:table-cell table:style-name="ce2" table:formula="of:=SUM([.T28:.T32])/5" office:value-type="float" office:value="0.398111605722157" calcext:value-type="float">
            <text:p>0.398111605722157</text:p>
          </table:table-cell>
          <table:table-cell table:style-name="ce2" table:formula="of:=SUM([.U28:.U32])/5" office:value-type="float" office:value="0.229839281029192" calcext:value-type="float">
            <text:p>0.229839281029192</text:p>
          </table:table-cell>
          <table:table-cell table:style-name="ce2" table:formula="of:=SUM([.V28:.V32])/5" office:value-type="float" office:value="0.590143854768255" calcext:value-type="float">
            <text:p>0.590143854768255</text:p>
          </table:table-cell>
          <table:table-cell table:style-name="ce2" table:formula="of:=SUM([.W28:.W32])/5" office:value-type="float" office:value="0.58749773247255" calcext:value-type="float">
            <text:p>0.58749773247255</text:p>
          </table:table-cell>
          <table:table-cell table:style-name="ce2" table:formula="of:=SUM([.X28:.X32])/5" office:value-type="float" office:value="128.119949482384" calcext:value-type="float">
            <text:p>128.119949482384</text:p>
          </table:table-cell>
          <table:table-cell table:style-name="ce2" table:formula="of:=SUM([.Y28:.Y32])/5" office:value-type="float" office:value="0.572381290152151" calcext:value-type="float">
            <text:p>0.572381290152151</text:p>
          </table:table-cell>
          <table:table-cell table:style-name="ce2" table:formula="of:=SUM([.Z28:.Z32])/5" office:value-type="float" office:value="0.430455161440018" calcext:value-type="float">
            <text:p>0.430455161440018</text:p>
          </table:table-cell>
          <table:table-cell table:style-name="ce2" table:formula="of:=SUM([.AA28:.AA32])/5" office:value-type="float" office:value="0.428826925445045" calcext:value-type="float">
            <text:p>0.428826925445045</text:p>
          </table:table-cell>
          <table:table-cell table:style-name="ce2" table:formula="of:=SUM([.AB28:.AB32])/5" office:value-type="float" office:value="0.785693113945927" calcext:value-type="float">
            <text:p>0.785693113945927</text:p>
          </table:table-cell>
          <table:table-cell table:style-name="ce2" table:formula="of:=SUM([.AC28:.AC32])/5" office:value-type="float" office:value="0.00824888126817195" calcext:value-type="float">
            <text:p>0.00824888126817195</text:p>
          </table:table-cell>
          <table:table-cell table:style-name="ce2" table:formula="of:=SUM([.AD28:.AD32])/5" office:value-type="float" office:value="0.022620731275837" calcext:value-type="float">
            <text:p>0.022620731275837</text:p>
          </table:table-cell>
          <table:table-cell table:style-name="ce2" table:formula="of:=SUM([.AE28:.AE32])/5" office:value-type="float" office:value="0.574415983977334" calcext:value-type="float">
            <text:p>0.574415983977334</text:p>
          </table:table-cell>
          <table:table-cell table:style-name="ce2" table:formula="of:=SUM([.AF28:.AF32])/5" office:value-type="float" office:value="1.39631639634771" calcext:value-type="float">
            <text:p>1.39631639634771</text:p>
          </table:table-cell>
          <table:table-cell table:style-name="ce2" table:formula="of:=SUM([.AG28:.AG32])/5" office:value-type="float" office:value="0.000000146961063989939" calcext:value-type="float">
            <text:p>1.46961063989939E-07</text:p>
          </table:table-cell>
          <table:table-cell table:style-name="ce2" table:formula="of:=SUM([.AH28:.AH32])/5" office:value-type="float" office:value="0.00000113485103603053" calcext:value-type="float">
            <text:p>1.13485103603053E-06</text:p>
          </table:table-cell>
          <table:table-cell table:style-name="ce2" table:formula="of:=SUM([.AI28:.AI32])/5" office:value-type="float" office:value="2.2" calcext:value-type="float">
            <text:p>2.2</text:p>
          </table:table-cell>
          <table:table-cell table:number-columns-repeated="16348"/>
        </table:table-row>
        <table:table-row table:style-name="ro2">
          <table:table-cell table:number-columns-repeated="16383"/>
        </table:table-row>
        <table:table-row table:style-name="ro2">
          <table:table-cell table:style-name="ce2" office:value-type="string" calcext:value-type="string">
            <text:p>NBV_MAR14</text:p>
          </table:table-cell>
          <table:table-cell table:number-columns-repeated="16382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139" calcext:value-type="float">
            <text:p>139</text:p>
          </table:table-cell>
          <table:table-cell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float" office:value="114" calcext:value-type="float">
            <text:p>114</text:p>
          </table:table-cell>
          <table:table-cell office:value-type="float" office:value="53" calcext:value-type="float">
            <text:p>53</text:p>
          </table:table-cell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office:value-type="float" office:value="162" calcext:value-type="float">
            <text:p>162</text:p>
          </table:table-cell>
          <table:table-cell office:value-type="float" office:value="48" calcext:value-type="float">
            <text:p>48</text:p>
          </table:table-cell>
          <table:table-cell office:value-type="float" office:value="112" calcext:value-type="float">
            <text:p>112</text:p>
          </table:table-cell>
          <table:table-cell office:value-type="float" office:value="48" calcext:value-type="float">
            <text:p>48</text:p>
          </table:table-cell>
          <table:table-cell office:value-type="float" office:value="2.81225866057535" calcext:value-type="float">
            <text:p>2.81225866057535</text:p>
          </table:table-cell>
          <table:table-cell office:value-type="float" office:value="0.0070822967053472" calcext:value-type="float">
            <text:p>0.0070822967053472</text:p>
          </table:table-cell>
          <table:table-cell office:value-type="float" office:value="0.0141580200420723" calcext:value-type="float">
            <text:p>0.0141580200420723</text:p>
          </table:table-cell>
          <table:table-cell office:value-type="float" office:value="0.102946006359187" calcext:value-type="float">
            <text:p>0.102946006359187</text:p>
          </table:table-cell>
          <table:table-cell office:value-type="float" office:value="0.701701988347428" calcext:value-type="float">
            <text:p>0.701701988347428</text:p>
          </table:table-cell>
          <table:table-cell office:value-type="float" office:value="0.528801325217039" calcext:value-type="float">
            <text:p>0.528801325217039</text:p>
          </table:table-cell>
          <table:table-cell office:value-type="float" office:value="136.199897928075" calcext:value-type="float">
            <text:p>136.199897928075</text:p>
          </table:table-cell>
          <table:table-cell office:value-type="float" office:value="0.447232628641986" calcext:value-type="float">
            <text:p>0.447232628641986</text:p>
          </table:table-cell>
          <table:table-cell office:value-type="float" office:value="0.211751324787698" calcext:value-type="float">
            <text:p>0.211751324787698</text:p>
          </table:table-cell>
          <table:table-cell office:value-type="float" office:value="0.336616128373991" calcext:value-type="float">
            <text:p>0.336616128373991</text:p>
          </table:table-cell>
          <table:table-cell office:value-type="float" office:value="0.287233591442269" calcext:value-type="float">
            <text:p>0.287233591442269</text:p>
          </table:table-cell>
          <table:table-cell office:value-type="float" office:value="99.4184500882338" calcext:value-type="float">
            <text:p>99.4184500882338</text:p>
          </table:table-cell>
          <table:table-cell office:value-type="float" office:value="0.0501579688298242" calcext:value-type="float">
            <text:p>0.0501579688298242</text:p>
          </table:table-cell>
          <table:table-cell office:value-type="float" office:value="0.153630241218872" calcext:value-type="float">
            <text:p>0.153630241218872</text:p>
          </table:table-cell>
          <table:table-cell office:value-type="float" office:value="0.500171643133367" calcext:value-type="float">
            <text:p>0.500171643133367</text:p>
          </table:table-cell>
          <table:table-cell office:value-type="float" office:value="0.967602974874433" calcext:value-type="float">
            <text:p>0.967602974874433</text:p>
          </table:table-cell>
          <table:table-cell office:value-type="float" office:value="0.00698913403499449" calcext:value-type="float">
            <text:p>0.00698913403499449</text:p>
          </table:table-cell>
          <table:table-cell office:value-type="float" office:value="0.0225289000737486" calcext:value-type="float">
            <text:p>0.0225289000737486</text:p>
          </table:table-cell>
          <table:table-cell office:value-type="float" office:value="0.565323110080069" calcext:value-type="float">
            <text:p>0.565323110080069</text:p>
          </table:table-cell>
          <table:table-cell office:value-type="float" office:value="1.50012055725567" calcext:value-type="float">
            <text:p>1.50012055725567</text:p>
          </table:table-cell>
          <table:table-cell table:style-name="ce5" office:value-type="float" office:value="0.0000000264970940598352" calcext:value-type="float">
            <text:p>2.65E-08</text:p>
          </table:table-cell>
          <table:table-cell table:style-name="ce5" office:value-type="float" office:value="0.00000124878205648552" calcext:value-type="float">
            <text:p>1.25E-0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style-name="Default" table:formula="of:=ABS([.AJ36]-28)" office:value-type="float" office:value="21" calcext:value-type="float">
            <text:p>21</text:p>
          </table:table-cell>
          <table:table-cell table:style-name="Default" table:formula="of:=ABS([.AK36]-28)" office:value-type="float" office:value="0" calcext:value-type="float">
            <text:p>0</text:p>
          </table:table-cell>
          <table:table-cell table:style-name="Default" table:formula="of:=ABS([.AL36]-28)" office:value-type="float" office:value="8" calcext:value-type="float">
            <text:p>8</text:p>
          </table:table-cell>
          <table:table-cell table:number-columns-repeated="16342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52" calcext:value-type="float">
            <text:p>152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2.36609468215043" calcext:value-type="float">
            <text:p>2.36609468215043</text:p>
          </table:table-cell>
          <table:table-cell office:value-type="float" office:value="0.0053675858897315" calcext:value-type="float">
            <text:p>0.0053675858897315</text:p>
          </table:table-cell>
          <table:table-cell office:value-type="float" office:value="0.0263138854883838" calcext:value-type="float">
            <text:p>0.0263138854883838</text:p>
          </table:table-cell>
          <table:table-cell office:value-type="float" office:value="0.00158938902143722" calcext:value-type="float">
            <text:p>0.00158938902143722</text:p>
          </table:table-cell>
          <table:table-cell office:value-type="float" office:value="0.725091086280109" calcext:value-type="float">
            <text:p>0.725091086280109</text:p>
          </table:table-cell>
          <table:table-cell office:value-type="float" office:value="0.642784512953095" calcext:value-type="float">
            <text:p>0.642784512953095</text:p>
          </table:table-cell>
          <table:table-cell office:value-type="float" office:value="144.916023810893" calcext:value-type="float">
            <text:p>144.916023810893</text:p>
          </table:table-cell>
          <table:table-cell office:value-type="float" office:value="0.174593617176705" calcext:value-type="float">
            <text:p>0.174593617176705</text:p>
          </table:table-cell>
          <table:table-cell office:value-type="float" office:value="0.254086623607614" calcext:value-type="float">
            <text:p>0.254086623607614</text:p>
          </table:table-cell>
          <table:table-cell office:value-type="float" office:value="0.540928734592799" calcext:value-type="float">
            <text:p>0.540928734592799</text:p>
          </table:table-cell>
          <table:table-cell office:value-type="float" office:value="0.374991750407846" calcext:value-type="float">
            <text:p>0.374991750407846</text:p>
          </table:table-cell>
          <table:table-cell office:value-type="float" office:value="125.947277763833" calcext:value-type="float">
            <text:p>125.947277763833</text:p>
          </table:table-cell>
          <table:table-cell office:value-type="float" office:value="0.854394455358354" calcext:value-type="float">
            <text:p>0.854394455358354</text:p>
          </table:table-cell>
          <table:table-cell office:value-type="float" office:value="0.235417228936494" calcext:value-type="float">
            <text:p>0.235417228936494</text:p>
          </table:table-cell>
          <table:table-cell office:value-type="float" office:value="0.40365402067721" calcext:value-type="float">
            <text:p>0.40365402067721</text:p>
          </table:table-cell>
          <table:table-cell office:value-type="float" office:value="0.965057615573591" calcext:value-type="float">
            <text:p>0.965057615573591</text:p>
          </table:table-cell>
          <table:table-cell office:value-type="float" office:value="0.00792652721053169" calcext:value-type="float">
            <text:p>0.00792652721053169</text:p>
          </table:table-cell>
          <table:table-cell office:value-type="float" office:value="0.0245194953674879" calcext:value-type="float">
            <text:p>0.0245194953674879</text:p>
          </table:table-cell>
          <table:table-cell office:value-type="float" office:value="0.450967307701754" calcext:value-type="float">
            <text:p>0.450967307701754</text:p>
          </table:table-cell>
          <table:table-cell office:value-type="float" office:value="1.36698814581669" calcext:value-type="float">
            <text:p>1.36698814581669</text:p>
          </table:table-cell>
          <table:table-cell table:style-name="ce5" office:value-type="float" office:value="0.000000137957183898435" calcext:value-type="float">
            <text:p>1.38E-07</text:p>
          </table:table-cell>
          <table:table-cell table:style-name="ce5" office:value-type="float" office:value="0.000000870981096148918" calcext:value-type="float">
            <text:p>8.71E-07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style-name="Default" table:formula="of:=ABS([.AJ37]-28)" office:value-type="float" office:value="65" calcext:value-type="float">
            <text:p>65</text:p>
          </table:table-cell>
          <table:table-cell table:style-name="Default" table:formula="of:=ABS([.AK37]-28)" office:value-type="float" office:value="0" calcext:value-type="float">
            <text:p>0</text:p>
          </table:table-cell>
          <table:table-cell table:style-name="Default" table:formula="of:=ABS([.AL37]-28)" office:value-type="float" office:value="7" calcext:value-type="float">
            <text:p>7</text:p>
          </table:table-cell>
          <table:table-cell table:number-columns-repeated="16342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200" calcext:value-type="float">
            <text:p>200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78" calcext:value-type="float">
            <text:p>78</text:p>
          </table:table-cell>
          <table:table-cell office:value-type="float" office:value="211" calcext:value-type="float">
            <text:p>211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79" calcext:value-type="float">
            <text:p>79</text:p>
          </table:table-cell>
          <table:table-cell office:value-type="float" office:value="1.41128801443871" calcext:value-type="float">
            <text:p>1.41128801443871</text:p>
          </table:table-cell>
          <table:table-cell office:value-type="float" office:value="0.00757845639288064" calcext:value-type="float">
            <text:p>0.00757845639288064</text:p>
          </table:table-cell>
          <table:table-cell office:value-type="float" office:value="0.0156506098480145" calcext:value-type="float">
            <text:p>0.0156506098480145</text:p>
          </table:table-cell>
          <table:table-cell office:value-type="float" office:value="0.298175313489615" calcext:value-type="float">
            <text:p>0.298175313489615</text:p>
          </table:table-cell>
          <table:table-cell office:value-type="float" office:value="0.563290312184469" calcext:value-type="float">
            <text:p>0.563290312184469</text:p>
          </table:table-cell>
          <table:table-cell office:value-type="float" office:value="0.574511916901424" calcext:value-type="float">
            <text:p>0.574511916901424</text:p>
          </table:table-cell>
          <table:table-cell office:value-type="float" office:value="113.866930956503" calcext:value-type="float">
            <text:p>113.866930956503</text:p>
          </table:table-cell>
          <table:table-cell office:value-type="float" office:value="0.4819071003273" calcext:value-type="float">
            <text:p>0.4819071003273</text:p>
          </table:table-cell>
          <table:table-cell office:value-type="float" office:value="0.168302922011697" calcext:value-type="float">
            <text:p>0.168302922011697</text:p>
          </table:table-cell>
          <table:table-cell office:value-type="float" office:value="0.744927825952707" calcext:value-type="float">
            <text:p>0.744927825952707</text:p>
          </table:table-cell>
          <table:table-cell office:value-type="float" office:value="0.40033770214229" calcext:value-type="float">
            <text:p>0.40033770214229</text:p>
          </table:table-cell>
          <table:table-cell office:value-type="float" office:value="91.6754870839186" calcext:value-type="float">
            <text:p>91.6754870839186</text:p>
          </table:table-cell>
          <table:table-cell office:value-type="float" office:value="0.351658903384563" calcext:value-type="float">
            <text:p>0.351658903384563</text:p>
          </table:table-cell>
          <table:table-cell office:value-type="float" office:value="0.25750118468853" calcext:value-type="float">
            <text:p>0.25750118468853</text:p>
          </table:table-cell>
          <table:table-cell office:value-type="float" office:value="0.596059338900374" calcext:value-type="float">
            <text:p>0.596059338900374</text:p>
          </table:table-cell>
          <table:table-cell office:value-type="float" office:value="0.757964757481513" calcext:value-type="float">
            <text:p>0.757964757481513</text:p>
          </table:table-cell>
          <table:table-cell office:value-type="float" office:value="0.00666850764845252" calcext:value-type="float">
            <text:p>0.00666850764845252</text:p>
          </table:table-cell>
          <table:table-cell office:value-type="float" office:value="0.0207110219512522" calcext:value-type="float">
            <text:p>0.0207110219512522</text:p>
          </table:table-cell>
          <table:table-cell office:value-type="float" office:value="0.537972177834342" calcext:value-type="float">
            <text:p>0.537972177834342</text:p>
          </table:table-cell>
          <table:table-cell office:value-type="float" office:value="1.23286245293377" calcext:value-type="float">
            <text:p>1.23286245293377</text:p>
          </table:table-cell>
          <table:table-cell table:style-name="ce5" office:value-type="float" office:value="0.000000120519910122579" calcext:value-type="float">
            <text:p>1.21E-07</text:p>
          </table:table-cell>
          <table:table-cell table:style-name="ce5" office:value-type="float" office:value="0.000000847999660430544" calcext:value-type="float">
            <text:p>8.48E-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style-name="Default" table:formula="of:=ABS([.AJ38]-28)" office:value-type="float" office:value="27" calcext:value-type="float">
            <text:p>27</text:p>
          </table:table-cell>
          <table:table-cell table:style-name="Default" table:formula="of:=ABS([.AK38]-28)" office:value-type="float" office:value="0" calcext:value-type="float">
            <text:p>0</text:p>
          </table:table-cell>
          <table:table-cell table:style-name="Default" table:formula="of:=ABS([.AL38]-28)" office:value-type="float" office:value="9" calcext:value-type="float">
            <text:p>9</text:p>
          </table:table-cell>
          <table:table-cell table:number-columns-repeated="16342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142" calcext:value-type="float">
            <text:p>142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106" calcext:value-type="float">
            <text:p>106</text:p>
          </table:table-cell>
          <table:table-cell office:value-type="float" office:value="81" calcext:value-type="float">
            <text:p>81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216" calcext:value-type="float">
            <text:p>216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2.86537282045164" calcext:value-type="float">
            <text:p>2.86537282045164</text:p>
          </table:table-cell>
          <table:table-cell office:value-type="float" office:value="0.00731528018166191" calcext:value-type="float">
            <text:p>0.00731528018166191</text:p>
          </table:table-cell>
          <table:table-cell office:value-type="float" office:value="0.0101014219913984" calcext:value-type="float">
            <text:p>0.0101014219913984</text:p>
          </table:table-cell>
          <table:table-cell office:value-type="float" office:value="0.00376352284282233" calcext:value-type="float">
            <text:p>0.00376352284282233</text:p>
          </table:table-cell>
          <table:table-cell office:value-type="float" office:value="0.281847903860252" calcext:value-type="float">
            <text:p>0.281847903860252</text:p>
          </table:table-cell>
          <table:table-cell office:value-type="float" office:value="0.570420254184933" calcext:value-type="float">
            <text:p>0.570420254184933</text:p>
          </table:table-cell>
          <table:table-cell office:value-type="float" office:value="63.4644867068125" calcext:value-type="float">
            <text:p>63.4644867068125</text:p>
          </table:table-cell>
          <table:table-cell office:value-type="float" office:value="0.496913080572991" calcext:value-type="float">
            <text:p>0.496913080572991</text:p>
          </table:table-cell>
          <table:table-cell office:value-type="float" office:value="0.370646733312088" calcext:value-type="float">
            <text:p>0.370646733312088</text:p>
          </table:table-cell>
          <table:table-cell office:value-type="float" office:value="0.606622006050195" calcext:value-type="float">
            <text:p>0.606622006050195</text:p>
          </table:table-cell>
          <table:table-cell office:value-type="float" office:value="0.595573810089324" calcext:value-type="float">
            <text:p>0.595573810089324</text:p>
          </table:table-cell>
          <table:table-cell office:value-type="float" office:value="159.113728799804" calcext:value-type="float">
            <text:p>159.113728799804</text:p>
          </table:table-cell>
          <table:table-cell office:value-type="float" office:value="0.752233973832958" calcext:value-type="float">
            <text:p>0.752233973832958</text:p>
          </table:table-cell>
          <table:table-cell office:value-type="float" office:value="0.614867430040779" calcext:value-type="float">
            <text:p>0.614867430040779</text:p>
          </table:table-cell>
          <table:table-cell office:value-type="float" office:value="0.629196447884796" calcext:value-type="float">
            <text:p>0.629196447884796</text:p>
          </table:table-cell>
          <table:table-cell office:value-type="float" office:value="0.639191489522944" calcext:value-type="float">
            <text:p>0.639191489522944</text:p>
          </table:table-cell>
          <table:table-cell office:value-type="float" office:value="0.00800460954266428" calcext:value-type="float">
            <text:p>0.00800460954266428</text:p>
          </table:table-cell>
          <table:table-cell office:value-type="float" office:value="0.0212645782112528" calcext:value-type="float">
            <text:p>0.0212645782112528</text:p>
          </table:table-cell>
          <table:table-cell office:value-type="float" office:value="0.767679089947341" calcext:value-type="float">
            <text:p>0.767679089947341</text:p>
          </table:table-cell>
          <table:table-cell office:value-type="float" office:value="1.38699802176041" calcext:value-type="float">
            <text:p>1.38699802176041</text:p>
          </table:table-cell>
          <table:table-cell table:style-name="ce5" office:value-type="float" office:value="0.0000000812758481909053" calcext:value-type="float">
            <text:p>8.13E-08</text:p>
          </table:table-cell>
          <table:table-cell table:style-name="ce5" office:value-type="float" office:value="0.000000722458814099365" calcext:value-type="float">
            <text:p>7.22E-0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Default" table:formula="of:=ABS([.AJ39]-28)" office:value-type="float" office:value="9" calcext:value-type="float">
            <text:p>9</text:p>
          </table:table-cell>
          <table:table-cell table:style-name="Default" table:formula="of:=ABS([.AK39]-28)" office:value-type="float" office:value="1" calcext:value-type="float">
            <text:p>1</text:p>
          </table:table-cell>
          <table:table-cell table:style-name="Default" table:formula="of:=ABS([.AL39]-28)" office:value-type="float" office:value="1" calcext:value-type="float">
            <text:p>1</text:p>
          </table:table-cell>
          <table:table-cell table:number-columns-repeated="16342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67" calcext:value-type="float">
            <text:p>167</text:p>
          </table:table-cell>
          <table:table-cell office:value-type="float" office:value="191" calcext:value-type="float">
            <text:p>191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227" calcext:value-type="float">
            <text:p>227</text:p>
          </table:table-cell>
          <table:table-cell office:value-type="float" office:value="38" calcext:value-type="float">
            <text:p>38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1.3293736540037" calcext:value-type="float">
            <text:p>1.3293736540037</text:p>
          </table:table-cell>
          <table:table-cell office:value-type="float" office:value="0.00546946893595831" calcext:value-type="float">
            <text:p>0.00546946893595831</text:p>
          </table:table-cell>
          <table:table-cell office:value-type="float" office:value="0.0262626533845018" calcext:value-type="float">
            <text:p>0.0262626533845018</text:p>
          </table:table-cell>
          <table:table-cell office:value-type="float" office:value="0.399532594417072" calcext:value-type="float">
            <text:p>0.399532594417072</text:p>
          </table:table-cell>
          <table:table-cell office:value-type="float" office:value="0.200547471213265" calcext:value-type="float">
            <text:p>0.200547471213265</text:p>
          </table:table-cell>
          <table:table-cell office:value-type="float" office:value="0.574642453810985" calcext:value-type="float">
            <text:p>0.574642453810985</text:p>
          </table:table-cell>
          <table:table-cell office:value-type="float" office:value="49.8409791037114" calcext:value-type="float">
            <text:p>49.8409791037114</text:p>
          </table:table-cell>
          <table:table-cell office:value-type="float" office:value="0.317563563406297" calcext:value-type="float">
            <text:p>0.317563563406297</text:p>
          </table:table-cell>
          <table:table-cell office:value-type="float" office:value="0.371443717651467" calcext:value-type="float">
            <text:p>0.371443717651467</text:p>
          </table:table-cell>
          <table:table-cell office:value-type="float" office:value="0.31632454999811" calcext:value-type="float">
            <text:p>0.31632454999811</text:p>
          </table:table-cell>
          <table:table-cell office:value-type="float" office:value="0.305882036936127" calcext:value-type="float">
            <text:p>0.305882036936127</text:p>
          </table:table-cell>
          <table:table-cell office:value-type="float" office:value="58.3523903250935" calcext:value-type="float">
            <text:p>58.3523903250935</text:p>
          </table:table-cell>
          <table:table-cell office:value-type="float" office:value="0.800046811836614" calcext:value-type="float">
            <text:p>0.800046811836614</text:p>
          </table:table-cell>
          <table:table-cell office:value-type="float" office:value="0.631904481649493" calcext:value-type="float">
            <text:p>0.631904481649493</text:p>
          </table:table-cell>
          <table:table-cell office:value-type="float" office:value="0.657501561782102" calcext:value-type="float">
            <text:p>0.657501561782102</text:p>
          </table:table-cell>
          <table:table-cell office:value-type="float" office:value="0.119655233509181" calcext:value-type="float">
            <text:p>0.119655233509181</text:p>
          </table:table-cell>
          <table:table-cell office:value-type="float" office:value="0.00946779240177766" calcext:value-type="float">
            <text:p>0.00946779240177766</text:p>
          </table:table-cell>
          <table:table-cell office:value-type="float" office:value="0.0231626623101309" calcext:value-type="float">
            <text:p>0.0231626623101309</text:p>
          </table:table-cell>
          <table:table-cell office:value-type="float" office:value="0.780411474155367" calcext:value-type="float">
            <text:p>0.780411474155367</text:p>
          </table:table-cell>
          <table:table-cell office:value-type="float" office:value="1.46578443224952" calcext:value-type="float">
            <text:p>1.46578443224952</text:p>
          </table:table-cell>
          <table:table-cell table:style-name="ce5" office:value-type="float" office:value="0.000000064228805583898" calcext:value-type="float">
            <text:p>6.42E-08</text:p>
          </table:table-cell>
          <table:table-cell table:style-name="ce5" office:value-type="float" office:value="0.00000158497215488304" calcext:value-type="float">
            <text:p>1.58E-06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style-name="Default" table:formula="of:=ABS([.AJ40]-28)" office:value-type="float" office:value="39" calcext:value-type="float">
            <text:p>39</text:p>
          </table:table-cell>
          <table:table-cell table:style-name="Default" table:formula="of:=ABS([.AK40]-28)" office:value-type="float" office:value="2" calcext:value-type="float">
            <text:p>2</text:p>
          </table:table-cell>
          <table:table-cell table:style-name="Default" table:formula="of:=ABS([.AL40]-28)" office:value-type="float" office:value="9" calcext:value-type="float">
            <text:p>9</text:p>
          </table:table-cell>
          <table:table-cell table:number-columns-repeated="16342"/>
        </table:table-row>
        <table:table-row table:style-name="ro2">
          <table:table-cell table:style-name="ce2" table:formula="of:=SUM([.A36:.A40])/5" office:value-type="float" office:value="137.4" calcext:value-type="float">
            <text:p>137.4</text:p>
          </table:table-cell>
          <table:table-cell table:style-name="ce2" table:formula="of:=SUM([.B36:.B40])/5" office:value-type="float" office:value="160" calcext:value-type="float">
            <text:p>160</text:p>
          </table:table-cell>
          <table:table-cell table:style-name="ce2" table:formula="of:=SUM([.C36:.C40])/5" office:value-type="float" office:value="111.2" calcext:value-type="float">
            <text:p>111.2</text:p>
          </table:table-cell>
          <table:table-cell table:style-name="ce2" table:formula="of:=SUM([.D36:.D40])/5" office:value-type="float" office:value="49.8" calcext:value-type="float">
            <text:p>49.8</text:p>
          </table:table-cell>
          <table:table-cell table:style-name="ce2" table:formula="of:=SUM([.E36:.E40])/5" office:value-type="float" office:value="122.4" calcext:value-type="float">
            <text:p>122.4</text:p>
          </table:table-cell>
          <table:table-cell table:style-name="ce2" table:formula="of:=SUM([.F36:.F40])/5" office:value-type="float" office:value="94.2" calcext:value-type="float">
            <text:p>94.2</text:p>
          </table:table-cell>
          <table:table-cell table:style-name="ce2" table:formula="of:=SUM([.G36:.G40])/5" office:value-type="float" office:value="107.6" calcext:value-type="float">
            <text:p>107.6</text:p>
          </table:table-cell>
          <table:table-cell table:style-name="ce2" table:formula="of:=SUM([.H36:.H40])/5" office:value-type="float" office:value="44.2" calcext:value-type="float">
            <text:p>44.2</text:p>
          </table:table-cell>
          <table:table-cell table:style-name="ce2" table:formula="of:=SUM([.I36:.I40])/5" office:value-type="float" office:value="211.4" calcext:value-type="float">
            <text:p>211.4</text:p>
          </table:table-cell>
          <table:table-cell table:style-name="ce2" table:formula="of:=SUM([.J36:.J40])/5" office:value-type="float" office:value="48.6" calcext:value-type="float">
            <text:p>48.6</text:p>
          </table:table-cell>
          <table:table-cell table:style-name="ce2" table:formula="of:=SUM([.K36:.K40])/5" office:value-type="float" office:value="93.2" calcext:value-type="float">
            <text:p>93.2</text:p>
          </table:table-cell>
          <table:table-cell table:style-name="ce2" table:formula="of:=SUM([.L36:.L40])/5" office:value-type="float" office:value="68.8" calcext:value-type="float">
            <text:p>68.8</text:p>
          </table:table-cell>
          <table:table-cell table:style-name="ce2" table:formula="of:=SUM([.M36:.M40])/5" office:value-type="float" office:value="2.15687756632397" calcext:value-type="float">
            <text:p>2.15687756632397</text:p>
          </table:table-cell>
          <table:table-cell table:style-name="ce2" table:formula="of:=SUM([.N36:.N40])/5" office:value-type="float" office:value="0.00656261762111591" calcext:value-type="float">
            <text:p>0.00656261762111591</text:p>
          </table:table-cell>
          <table:table-cell table:style-name="ce2" table:formula="of:=SUM([.O36:.O40])/5" office:value-type="float" office:value="0.0184973181508742" calcext:value-type="float">
            <text:p>0.0184973181508742</text:p>
          </table:table-cell>
          <table:table-cell table:style-name="ce2" table:formula="of:=SUM([.P36:.P40])/5" office:value-type="float" office:value="0.161201365226027" calcext:value-type="float">
            <text:p>0.161201365226027</text:p>
          </table:table-cell>
          <table:table-cell table:style-name="ce2" table:formula="of:=SUM([.Q36:.Q40])/5" office:value-type="float" office:value="0.494495752377104" calcext:value-type="float">
            <text:p>0.494495752377104</text:p>
          </table:table-cell>
          <table:table-cell table:style-name="ce2" table:formula="of:=SUM([.R36:.R40])/5" office:value-type="float" office:value="0.578232092613495" calcext:value-type="float">
            <text:p>0.578232092613495</text:p>
          </table:table-cell>
          <table:table-cell table:style-name="ce2" table:formula="of:=SUM([.S36:.S40])/5" office:value-type="float" office:value="101.657663701199" calcext:value-type="float">
            <text:p>101.657663701199</text:p>
          </table:table-cell>
          <table:table-cell table:style-name="ce2" table:formula="of:=SUM([.T36:.T40])/5" office:value-type="float" office:value="0.383641998025056" calcext:value-type="float">
            <text:p>0.383641998025056</text:p>
          </table:table-cell>
          <table:table-cell table:style-name="ce2" table:formula="of:=SUM([.U36:.U40])/5" office:value-type="float" office:value="0.275246264274113" calcext:value-type="float">
            <text:p>0.275246264274113</text:p>
          </table:table-cell>
          <table:table-cell table:style-name="ce2" table:formula="of:=SUM([.V36:.V40])/5" office:value-type="float" office:value="0.50908384899356" calcext:value-type="float">
            <text:p>0.50908384899356</text:p>
          </table:table-cell>
          <table:table-cell table:style-name="ce2" table:formula="of:=SUM([.W36:.W40])/5" office:value-type="float" office:value="0.392803778203571" calcext:value-type="float">
            <text:p>0.392803778203571</text:p>
          </table:table-cell>
          <table:table-cell table:style-name="ce2" table:formula="of:=SUM([.X36:.X40])/5" office:value-type="float" office:value="106.901466812177" calcext:value-type="float">
            <text:p>106.901466812177</text:p>
          </table:table-cell>
          <table:table-cell table:style-name="ce2" table:formula="of:=SUM([.Y36:.Y40])/5" office:value-type="float" office:value="0.561698422648463" calcext:value-type="float">
            <text:p>0.561698422648463</text:p>
          </table:table-cell>
          <table:table-cell table:style-name="ce2" table:formula="of:=SUM([.Z36:.Z40])/5" office:value-type="float" office:value="0.378664113306834" calcext:value-type="float">
            <text:p>0.378664113306834</text:p>
          </table:table-cell>
          <table:table-cell table:style-name="ce2" table:formula="of:=SUM([.AA36:.AA40])/5" office:value-type="float" office:value="0.55731660247557" calcext:value-type="float">
            <text:p>0.55731660247557</text:p>
          </table:table-cell>
          <table:table-cell table:style-name="ce2" table:formula="of:=SUM([.AB36:.AB40])/5" office:value-type="float" office:value="0.689894414192332" calcext:value-type="float">
            <text:p>0.689894414192332</text:p>
          </table:table-cell>
          <table:table-cell table:style-name="ce2" table:formula="of:=SUM([.AC36:.AC40])/5" office:value-type="float" office:value="0.00781131416768413" calcext:value-type="float">
            <text:p>0.00781131416768413</text:p>
          </table:table-cell>
          <table:table-cell table:style-name="ce2" table:formula="of:=SUM([.AD36:.AD40])/5" office:value-type="float" office:value="0.0224373315827745" calcext:value-type="float">
            <text:p>0.0224373315827745</text:p>
          </table:table-cell>
          <table:table-cell table:style-name="ce2" table:formula="of:=SUM([.AE36:.AE40])/5" office:value-type="float" office:value="0.620470631943775" calcext:value-type="float">
            <text:p>0.620470631943775</text:p>
          </table:table-cell>
          <table:table-cell table:style-name="ce2" table:formula="of:=SUM([.AF36:.AF40])/5" office:value-type="float" office:value="1.39055072200321" calcext:value-type="float">
            <text:p>1.39055072200321</text:p>
          </table:table-cell>
          <table:table-cell table:style-name="ce2" table:formula="of:=SUM([.AG36:.AG40])/5" office:value-type="float" office:value="0.0000000860957683711305" calcext:value-type="float">
            <text:p>8.60957683711305E-08</text:p>
          </table:table-cell>
          <table:table-cell table:style-name="ce2" table:formula="of:=SUM([.AH36:.AH40])/5" office:value-type="float" office:value="0.00000105503875640948" calcext:value-type="float">
            <text:p>1.05503875640948E-06</text:p>
          </table:table-cell>
          <table:table-cell table:style-name="ce2" table:formula="of:=SUM([.AI36:.AI40])/5" office:value-type="float" office:value="3.2" calcext:value-type="float">
            <text:p>3.2</text:p>
          </table:table-cell>
          <table:table-cell table:number-columns-repeated="16348"/>
        </table:table-row>
        <table:table-row table:style-name="ro2">
          <table:table-cell table:number-columns-repeated="16383"/>
        </table:table-row>
        <table:table-row table:style-name="ro2">
          <table:table-cell office:value-type="string" calcext:value-type="string">
            <text:p>NBV_MAR15</text:p>
          </table:table-cell>
          <table:table-cell table:number-columns-repeated="16382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134" calcext:value-type="float">
            <text:p>134</text:p>
          </table:table-cell>
          <table:table-cell office:value-type="float" office:value="46" calcext:value-type="float">
            <text:p>46</text:p>
          </table:table-cell>
          <table:table-cell office:value-type="float" office:value="151" calcext:value-type="float">
            <text:p>151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254" calcext:value-type="float">
            <text:p>254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.92865825502552" calcext:value-type="float">
            <text:p>1.92865825502552</text:p>
          </table:table-cell>
          <table:table-cell office:value-type="float" office:value="0.00699755603605684" calcext:value-type="float">
            <text:p>0.00699755603605684</text:p>
          </table:table-cell>
          <table:table-cell office:value-type="float" office:value="0.0347397313257378" calcext:value-type="float">
            <text:p>0.0347397313257378</text:p>
          </table:table-cell>
          <table:table-cell office:value-type="float" office:value="0.16195026519074" calcext:value-type="float">
            <text:p>0.16195026519074</text:p>
          </table:table-cell>
          <table:table-cell office:value-type="float" office:value="0.567385072156597" calcext:value-type="float">
            <text:p>0.567385072156597</text:p>
          </table:table-cell>
          <table:table-cell office:value-type="float" office:value="0.692673468819435" calcext:value-type="float">
            <text:p>0.692673468819435</text:p>
          </table:table-cell>
          <table:table-cell office:value-type="float" office:value="125.044885961974" calcext:value-type="float">
            <text:p>125.044885961974</text:p>
          </table:table-cell>
          <table:table-cell office:value-type="float" office:value="0.016176694943388" calcext:value-type="float">
            <text:p>0.016176694943388</text:p>
          </table:table-cell>
          <table:table-cell office:value-type="float" office:value="0.090737309885917" calcext:value-type="float">
            <text:p>0.090737309885917</text:p>
          </table:table-cell>
          <table:table-cell office:value-type="float" office:value="0.653719899196501" calcext:value-type="float">
            <text:p>0.653719899196501</text:p>
          </table:table-cell>
          <table:table-cell office:value-type="float" office:value="0.344694450548212" calcext:value-type="float">
            <text:p>0.344694450548212</text:p>
          </table:table-cell>
          <table:table-cell office:value-type="float" office:value="22.1806178426192" calcext:value-type="float">
            <text:p>22.1806178426192</text:p>
          </table:table-cell>
          <table:table-cell office:value-type="float" office:value="0.178297333665842" calcext:value-type="float">
            <text:p>0.178297333665842</text:p>
          </table:table-cell>
          <table:table-cell office:value-type="float" office:value="0.243773731000952" calcext:value-type="float">
            <text:p>0.243773731000952</text:p>
          </table:table-cell>
          <table:table-cell office:value-type="float" office:value="0.923332739325206" calcext:value-type="float">
            <text:p>0.923332739325206</text:p>
          </table:table-cell>
          <table:table-cell office:value-type="float" office:value="0.219921569198658" calcext:value-type="float">
            <text:p>0.219921569198658</text:p>
          </table:table-cell>
          <table:table-cell office:value-type="float" office:value="0.0060324061459642" calcext:value-type="float">
            <text:p>0.0060324061459642</text:p>
          </table:table-cell>
          <table:table-cell office:value-type="float" office:value="0.0238679410953837" calcext:value-type="float">
            <text:p>0.0238679410953837</text:p>
          </table:table-cell>
          <table:table-cell office:value-type="float" office:value="0.688923469742829" calcext:value-type="float">
            <text:p>0.688923469742829</text:p>
          </table:table-cell>
          <table:table-cell office:value-type="float" office:value="1.22323606152388" calcext:value-type="float">
            <text:p>1.22323606152388</text:p>
          </table:table-cell>
          <table:table-cell table:style-name="ce5" office:value-type="float" office:value="0.000000100449656932258" calcext:value-type="float">
            <text:p>1.00E-07</text:p>
          </table:table-cell>
          <table:table-cell table:style-name="ce5" office:value-type="float" office:value="0.00000159577091355059" calcext:value-type="float">
            <text:p>1.60E-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ABS([.AJ44]-39)" office:value-type="float" office:value="37" calcext:value-type="float">
            <text:p>37</text:p>
          </table:table-cell>
          <table:table-cell table:formula="of:=ABS([.AK44]-39)" office:value-type="float" office:value="4" calcext:value-type="float">
            <text:p>4</text:p>
          </table:table-cell>
          <table:table-cell table:formula="of:=ABS([.AL44]-39)" office:value-type="float" office:value="38" calcext:value-type="float">
            <text:p>38</text:p>
          </table:table-cell>
          <table:table-cell table:number-columns-repeated="1634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57" calcext:value-type="float">
            <text:p>157</text:p>
          </table:table-cell>
          <table:table-cell office:value-type="float" office:value="200" calcext:value-type="float">
            <text:p>200</text:p>
          </table:table-cell>
          <table:table-cell office:value-type="float" office:value="63" calcext:value-type="float">
            <text:p>63</text:p>
          </table:table-cell>
          <table:table-cell office:value-type="float" office:value="161" calcext:value-type="float">
            <text:p>161</text:p>
          </table:table-cell>
          <table:table-cell office:value-type="float" office:value="111" calcext:value-type="float">
            <text:p>111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165" calcext:value-type="float">
            <text:p>165</text:p>
          </table:table-cell>
          <table:table-cell office:value-type="float" office:value="22" calcext:value-type="float">
            <text:p>22</text:p>
          </table:table-cell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  <table:table-cell office:value-type="float" office:value="1.0497905906724" calcext:value-type="float">
            <text:p>1.0497905906724</text:p>
          </table:table-cell>
          <table:table-cell office:value-type="float" office:value="0.00786452770994354" calcext:value-type="float">
            <text:p>0.00786452770994354</text:p>
          </table:table-cell>
          <table:table-cell office:value-type="float" office:value="0.0204155729272823" calcext:value-type="float">
            <text:p>0.0204155729272823</text:p>
          </table:table-cell>
          <table:table-cell office:value-type="float" office:value="0.0699669206113835" calcext:value-type="float">
            <text:p>0.0699669206113835</text:p>
          </table:table-cell>
          <table:table-cell office:value-type="float" office:value="0.217892278015941" calcext:value-type="float">
            <text:p>0.217892278015941</text:p>
          </table:table-cell>
          <table:table-cell office:value-type="float" office:value="0.312278446125661" calcext:value-type="float">
            <text:p>0.312278446125661</text:p>
          </table:table-cell>
          <table:table-cell office:value-type="float" office:value="60.0069394331179" calcext:value-type="float">
            <text:p>60.0069394331179</text:p>
          </table:table-cell>
          <table:table-cell office:value-type="float" office:value="0.65761508355597" calcext:value-type="float">
            <text:p>0.65761508355597</text:p>
          </table:table-cell>
          <table:table-cell office:value-type="float" office:value="0.363076707610068" calcext:value-type="float">
            <text:p>0.363076707610068</text:p>
          </table:table-cell>
          <table:table-cell office:value-type="float" office:value="0.483574772369333" calcext:value-type="float">
            <text:p>0.483574772369333</text:p>
          </table:table-cell>
          <table:table-cell office:value-type="float" office:value="0.718209699137607" calcext:value-type="float">
            <text:p>0.718209699137607</text:p>
          </table:table-cell>
          <table:table-cell office:value-type="float" office:value="83.2657160516285" calcext:value-type="float">
            <text:p>83.2657160516285</text:p>
          </table:table-cell>
          <table:table-cell office:value-type="float" office:value="0.800696403139291" calcext:value-type="float">
            <text:p>0.800696403139291</text:p>
          </table:table-cell>
          <table:table-cell office:value-type="float" office:value="0.652226489275204" calcext:value-type="float">
            <text:p>0.652226489275204</text:p>
          </table:table-cell>
          <table:table-cell office:value-type="float" office:value="0.584275406295613" calcext:value-type="float">
            <text:p>0.584275406295613</text:p>
          </table:table-cell>
          <table:table-cell office:value-type="float" office:value="0.227764310954757" calcext:value-type="float">
            <text:p>0.227764310954757</text:p>
          </table:table-cell>
          <table:table-cell office:value-type="float" office:value="0.00536613244279595" calcext:value-type="float">
            <text:p>0.00536613244279595</text:p>
          </table:table-cell>
          <table:table-cell office:value-type="float" office:value="0.0241479788584128" calcext:value-type="float">
            <text:p>0.0241479788584128</text:p>
          </table:table-cell>
          <table:table-cell office:value-type="float" office:value="0.406089406187216" calcext:value-type="float">
            <text:p>0.406089406187216</text:p>
          </table:table-cell>
          <table:table-cell office:value-type="float" office:value="1.4653328388662" calcext:value-type="float">
            <text:p>1.4653328388662</text:p>
          </table:table-cell>
          <table:table-cell table:style-name="ce5" office:value-type="float" office:value="0.000000146207418759045" calcext:value-type="float">
            <text:p>1.46E-07</text:p>
          </table:table-cell>
          <table:table-cell table:style-name="ce5" office:value-type="float" office:value="0.000000823039564289622" calcext:value-type="float">
            <text:p>8.23E-07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formula="of:=ABS([.AJ45]-39)" office:value-type="float" office:value="57" calcext:value-type="float">
            <text:p>57</text:p>
          </table:table-cell>
          <table:table-cell table:formula="of:=ABS([.AK45]-39)" office:value-type="float" office:value="5" calcext:value-type="float">
            <text:p>5</text:p>
          </table:table-cell>
          <table:table-cell table:formula="of:=ABS([.AL45]-39)" office:value-type="float" office:value="7" calcext:value-type="float">
            <text:p>7</text:p>
          </table:table-cell>
          <table:table-cell table:number-columns-repeated="16342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158" calcext:value-type="float">
            <text:p>158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214" calcext:value-type="float">
            <text:p>214</text:p>
          </table:table-cell>
          <table:table-cell office:value-type="float" office:value="120" calcext:value-type="float">
            <text:p>120</text:p>
          </table:table-cell>
          <table:table-cell office:value-type="float" office:value="164" calcext:value-type="float">
            <text:p>164</text:p>
          </table:table-cell>
          <table:table-cell office:value-type="float" office:value="42" calcext:value-type="float">
            <text:p>42</text:p>
          </table:table-cell>
          <table:table-cell office:value-type="float" office:value="2.2469928798675" calcext:value-type="float">
            <text:p>2.2469928798675</text:p>
          </table:table-cell>
          <table:table-cell office:value-type="float" office:value="0.00653879375574467" calcext:value-type="float">
            <text:p>0.00653879375574467</text:p>
          </table:table-cell>
          <table:table-cell office:value-type="float" office:value="0.0276033382881312" calcext:value-type="float">
            <text:p>0.0276033382881312</text:p>
          </table:table-cell>
          <table:table-cell office:value-type="float" office:value="0.134180111219362" calcext:value-type="float">
            <text:p>0.134180111219362</text:p>
          </table:table-cell>
          <table:table-cell office:value-type="float" office:value="0.43733374937649" calcext:value-type="float">
            <text:p>0.43733374937649</text:p>
          </table:table-cell>
          <table:table-cell office:value-type="float" office:value="0.519968546500825" calcext:value-type="float">
            <text:p>0.519968546500825</text:p>
          </table:table-cell>
          <table:table-cell office:value-type="float" office:value="124.589764178591" calcext:value-type="float">
            <text:p>124.589764178591</text:p>
          </table:table-cell>
          <table:table-cell office:value-type="float" office:value="0.896478467835994" calcext:value-type="float">
            <text:p>0.896478467835994</text:p>
          </table:table-cell>
          <table:table-cell office:value-type="float" office:value="0.382261977201965" calcext:value-type="float">
            <text:p>0.382261977201965</text:p>
          </table:table-cell>
          <table:table-cell office:value-type="float" office:value="0.665549692884889" calcext:value-type="float">
            <text:p>0.665549692884889</text:p>
          </table:table-cell>
          <table:table-cell office:value-type="float" office:value="0.715209929850674" calcext:value-type="float">
            <text:p>0.715209929850674</text:p>
          </table:table-cell>
          <table:table-cell office:value-type="float" office:value="68.1794471470009" calcext:value-type="float">
            <text:p>68.1794471470009</text:p>
          </table:table-cell>
          <table:table-cell office:value-type="float" office:value="0.570667060075301" calcext:value-type="float">
            <text:p>0.570667060075301</text:p>
          </table:table-cell>
          <table:table-cell office:value-type="float" office:value="0.890883964823082" calcext:value-type="float">
            <text:p>0.890883964823082</text:p>
          </table:table-cell>
          <table:table-cell office:value-type="float" office:value="0.634780988067277" calcext:value-type="float">
            <text:p>0.634780988067277</text:p>
          </table:table-cell>
          <table:table-cell office:value-type="float" office:value="0.939017777732997" calcext:value-type="float">
            <text:p>0.939017777732997</text:p>
          </table:table-cell>
          <table:table-cell office:value-type="float" office:value="0.00738408441116971" calcext:value-type="float">
            <text:p>0.00738408441116971</text:p>
          </table:table-cell>
          <table:table-cell office:value-type="float" office:value="0.0206379533455531" calcext:value-type="float">
            <text:p>0.0206379533455531</text:p>
          </table:table-cell>
          <table:table-cell office:value-type="float" office:value="0.657445516379003" calcext:value-type="float">
            <text:p>0.657445516379003</text:p>
          </table:table-cell>
          <table:table-cell office:value-type="float" office:value="1.33224248557953" calcext:value-type="float">
            <text:p>1.33224248557953</text:p>
          </table:table-cell>
          <table:table-cell table:style-name="ce5" office:value-type="float" office:value="0.0000000811509013216401" calcext:value-type="float">
            <text:p>8.12E-08</text:p>
          </table:table-cell>
          <table:table-cell table:style-name="ce5" office:value-type="float" office:value="0.00000131208683822201" calcext:value-type="float">
            <text:p>1.31E-0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table:formula="of:=ABS([.AJ46]-39)" office:value-type="float" office:value="28" calcext:value-type="float">
            <text:p>28</text:p>
          </table:table-cell>
          <table:table-cell table:formula="of:=ABS([.AK46]-39)" office:value-type="float" office:value="5" calcext:value-type="float">
            <text:p>5</text:p>
          </table:table-cell>
          <table:table-cell table:formula="of:=ABS([.AL46]-39)" office:value-type="float" office:value="10" calcext:value-type="float">
            <text:p>10</text:p>
          </table:table-cell>
          <table:table-cell table:number-columns-repeated="16342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208" calcext:value-type="float">
            <text:p>208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1.89178053670781" calcext:value-type="float">
            <text:p>1.89178053670781</text:p>
          </table:table-cell>
          <table:table-cell office:value-type="float" office:value="0.00729764590301465" calcext:value-type="float">
            <text:p>0.00729764590301465</text:p>
          </table:table-cell>
          <table:table-cell office:value-type="float" office:value="0.0371912594016049" calcext:value-type="float">
            <text:p>0.0371912594016049</text:p>
          </table:table-cell>
          <table:table-cell office:value-type="float" office:value="0.0521634782574943" calcext:value-type="float">
            <text:p>0.0521634782574943</text:p>
          </table:table-cell>
          <table:table-cell office:value-type="float" office:value="0.666356593030555" calcext:value-type="float">
            <text:p>0.666356593030555</text:p>
          </table:table-cell>
          <table:table-cell office:value-type="float" office:value="0.346553689406539" calcext:value-type="float">
            <text:p>0.346553689406539</text:p>
          </table:table-cell>
          <table:table-cell office:value-type="float" office:value="147.857132000807" calcext:value-type="float">
            <text:p>147.857132000807</text:p>
          </table:table-cell>
          <table:table-cell office:value-type="float" office:value="0.31043382998321" calcext:value-type="float">
            <text:p>0.31043382998321</text:p>
          </table:table-cell>
          <table:table-cell office:value-type="float" office:value="0.225686608034394" calcext:value-type="float">
            <text:p>0.225686608034394</text:p>
          </table:table-cell>
          <table:table-cell office:value-type="float" office:value="0.624849545028649" calcext:value-type="float">
            <text:p>0.624849545028649</text:p>
          </table:table-cell>
          <table:table-cell office:value-type="float" office:value="0.782848028967072" calcext:value-type="float">
            <text:p>0.782848028967072</text:p>
          </table:table-cell>
          <table:table-cell office:value-type="float" office:value="12.1507190507554" calcext:value-type="float">
            <text:p>12.1507190507554</text:p>
          </table:table-cell>
          <table:table-cell office:value-type="float" office:value="0.617279782778055" calcext:value-type="float">
            <text:p>0.617279782778055</text:p>
          </table:table-cell>
          <table:table-cell office:value-type="float" office:value="0.222228174016484" calcext:value-type="float">
            <text:p>0.222228174016484</text:p>
          </table:table-cell>
          <table:table-cell office:value-type="float" office:value="0.640948537066063" calcext:value-type="float">
            <text:p>0.640948537066063</text:p>
          </table:table-cell>
          <table:table-cell office:value-type="float" office:value="0.568889021899256" calcext:value-type="float">
            <text:p>0.568889021899256</text:p>
          </table:table-cell>
          <table:table-cell office:value-type="float" office:value="0.00832366513120005" calcext:value-type="float">
            <text:p>0.00832366513120005</text:p>
          </table:table-cell>
          <table:table-cell office:value-type="float" office:value="0.0234219487636913" calcext:value-type="float">
            <text:p>0.0234219487636913</text:p>
          </table:table-cell>
          <table:table-cell office:value-type="float" office:value="0.466943294123977" calcext:value-type="float">
            <text:p>0.466943294123977</text:p>
          </table:table-cell>
          <table:table-cell office:value-type="float" office:value="1.26026785359588" calcext:value-type="float">
            <text:p>1.26026785359588</text:p>
          </table:table-cell>
          <table:table-cell table:style-name="ce5" office:value-type="float" office:value="0.0000000699228966459783" calcext:value-type="float">
            <text:p>6.99E-08</text:p>
          </table:table-cell>
          <table:table-cell table:style-name="ce5" office:value-type="float" office:value="0.00000157655535079542" calcext:value-type="float">
            <text:p>1.58E-06</text:p>
          </table:table-cell>
          <table:table-cell office:value-type="float" office:value="3" calcext:value-type="float">
            <text:p>3</text:p>
          </table:table-cell>
          <table:table-cell office:value-type="float" office:value="235" calcext:value-type="float">
            <text:p>235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table:formula="of:=ABS([.AJ47]-39)" office:value-type="float" office:value="196" calcext:value-type="float">
            <text:p>196</text:p>
          </table:table-cell>
          <table:table-cell table:formula="of:=ABS([.AK47]-39)" office:value-type="float" office:value="7" calcext:value-type="float">
            <text:p>7</text:p>
          </table:table-cell>
          <table:table-cell table:formula="of:=ABS([.AL47]-39)" office:value-type="float" office:value="16" calcext:value-type="float">
            <text:p>16</text:p>
          </table:table-cell>
          <table:table-cell table:number-columns-repeated="16342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247" calcext:value-type="float">
            <text:p>247</text:p>
          </table:table-cell>
          <table:table-cell office:value-type="float" office:value="89" calcext:value-type="float">
            <text:p>89</text:p>
          </table:table-cell>
          <table:table-cell office:value-type="float" office:value="153" calcext:value-type="float">
            <text:p>153</text:p>
          </table:table-cell>
          <table:table-cell office:value-type="float" office:value="93" calcext:value-type="float">
            <text:p>93</text:p>
          </table:table-cell>
          <table:table-cell office:value-type="float" office:value="1.80193163126871" calcext:value-type="float">
            <text:p>1.80193163126871</text:p>
          </table:table-cell>
          <table:table-cell office:value-type="float" office:value="0.00781856494122996" calcext:value-type="float">
            <text:p>0.00781856494122996</text:p>
          </table:table-cell>
          <table:table-cell office:value-type="float" office:value="0.012211452034775" calcext:value-type="float">
            <text:p>0.012211452034775</text:p>
          </table:table-cell>
          <table:table-cell office:value-type="float" office:value="0.273978261468414" calcext:value-type="float">
            <text:p>0.273978261468414</text:p>
          </table:table-cell>
          <table:table-cell office:value-type="float" office:value="0.631220613164287" calcext:value-type="float">
            <text:p>0.631220613164287</text:p>
          </table:table-cell>
          <table:table-cell office:value-type="float" office:value="0.625690617153826" calcext:value-type="float">
            <text:p>0.625690617153826</text:p>
          </table:table-cell>
          <table:table-cell office:value-type="float" office:value="138.938726692049" calcext:value-type="float">
            <text:p>138.938726692049</text:p>
          </table:table-cell>
          <table:table-cell office:value-type="float" office:value="0.326782801989989" calcext:value-type="float">
            <text:p>0.326782801989989</text:p>
          </table:table-cell>
          <table:table-cell office:value-type="float" office:value="0.166891007592238" calcext:value-type="float">
            <text:p>0.166891007592238</text:p>
          </table:table-cell>
          <table:table-cell office:value-type="float" office:value="0.619367801098845" calcext:value-type="float">
            <text:p>0.619367801098845</text:p>
          </table:table-cell>
          <table:table-cell office:value-type="float" office:value="0.646193748092796" calcext:value-type="float">
            <text:p>0.646193748092796</text:p>
          </table:table-cell>
          <table:table-cell office:value-type="float" office:value="116.589200721448" calcext:value-type="float">
            <text:p>116.589200721448</text:p>
          </table:table-cell>
          <table:table-cell office:value-type="float" office:value="0.917527546234348" calcext:value-type="float">
            <text:p>0.917527546234348</text:p>
          </table:table-cell>
          <table:table-cell office:value-type="float" office:value="0.363268418272625" calcext:value-type="float">
            <text:p>0.363268418272625</text:p>
          </table:table-cell>
          <table:table-cell office:value-type="float" office:value="0.283961093426065" calcext:value-type="float">
            <text:p>0.283961093426065</text:p>
          </table:table-cell>
          <table:table-cell office:value-type="float" office:value="0.614941212781588" calcext:value-type="float">
            <text:p>0.614941212781588</text:p>
          </table:table-cell>
          <table:table-cell office:value-type="float" office:value="0.00623320103909036" calcext:value-type="float">
            <text:p>0.00623320103909036</text:p>
          </table:table-cell>
          <table:table-cell office:value-type="float" office:value="0.0205156260177665" calcext:value-type="float">
            <text:p>0.0205156260177665</text:p>
          </table:table-cell>
          <table:table-cell office:value-type="float" office:value="0.765499254354963" calcext:value-type="float">
            <text:p>0.765499254354963</text:p>
          </table:table-cell>
          <table:table-cell office:value-type="float" office:value="1.52149171466726" calcext:value-type="float">
            <text:p>1.52149171466726</text:p>
          </table:table-cell>
          <table:table-cell table:style-name="ce5" office:value-type="float" office:value="0.0000000566130808346199" calcext:value-type="float">
            <text:p>5.66E-08</text:p>
          </table:table-cell>
          <table:table-cell table:style-name="ce5" office:value-type="float" office:value="0.00000128174643356699" calcext:value-type="float">
            <text:p>1.28E-06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formula="of:=ABS([.AJ48]-39)" office:value-type="float" office:value="29" calcext:value-type="float">
            <text:p>29</text:p>
          </table:table-cell>
          <table:table-cell table:formula="of:=ABS([.AK48]-39)" office:value-type="float" office:value="9" calcext:value-type="float">
            <text:p>9</text:p>
          </table:table-cell>
          <table:table-cell table:formula="of:=ABS([.AL48]-39)" office:value-type="float" office:value="11" calcext:value-type="float">
            <text:p>11</text:p>
          </table:table-cell>
          <table:table-cell table:number-columns-repeated="16342"/>
        </table:table-row>
        <table:table-row table:style-name="ro2">
          <table:table-cell table:style-name="ce2" table:formula="of:=SUM([.A44:.A48])/5" office:value-type="float" office:value="86" calcext:value-type="float">
            <text:p>86</text:p>
          </table:table-cell>
          <table:table-cell table:style-name="ce2" table:formula="of:=SUM([.B44:.B48])/5" office:value-type="float" office:value="105.6" calcext:value-type="float">
            <text:p>105.6</text:p>
          </table:table-cell>
          <table:table-cell table:style-name="ce2" table:formula="of:=SUM([.C44:.C48])/5" office:value-type="float" office:value="137" calcext:value-type="float">
            <text:p>137</text:p>
          </table:table-cell>
          <table:table-cell table:style-name="ce2" table:formula="of:=SUM([.D44:.D48])/5" office:value-type="float" office:value="55.2" calcext:value-type="float">
            <text:p>55.2</text:p>
          </table:table-cell>
          <table:table-cell table:style-name="ce2" table:formula="of:=SUM([.E44:.E48])/5" office:value-type="float" office:value="152.2" calcext:value-type="float">
            <text:p>152.2</text:p>
          </table:table-cell>
          <table:table-cell table:style-name="ce2" table:formula="of:=SUM([.F44:.F48])/5" office:value-type="float" office:value="77.6" calcext:value-type="float">
            <text:p>77.6</text:p>
          </table:table-cell>
          <table:table-cell table:style-name="ce2" table:formula="of:=SUM([.G44:.G48])/5" office:value-type="float" office:value="67" calcext:value-type="float">
            <text:p>67</text:p>
          </table:table-cell>
          <table:table-cell table:style-name="ce2" table:formula="of:=SUM([.H44:.H48])/5" office:value-type="float" office:value="56.8" calcext:value-type="float">
            <text:p>56.8</text:p>
          </table:table-cell>
          <table:table-cell table:style-name="ce2" table:formula="of:=SUM([.I44:.I48])/5" office:value-type="float" office:value="217.6" calcext:value-type="float">
            <text:p>217.6</text:p>
          </table:table-cell>
          <table:table-cell table:style-name="ce2" table:formula="of:=SUM([.J44:.J48])/5" office:value-type="float" office:value="97.8" calcext:value-type="float">
            <text:p>97.8</text:p>
          </table:table-cell>
          <table:table-cell table:style-name="ce2" table:formula="of:=SUM([.K44:.K48])/5" office:value-type="float" office:value="107.4" calcext:value-type="float">
            <text:p>107.4</text:p>
          </table:table-cell>
          <table:table-cell table:style-name="ce2" table:formula="of:=SUM([.L44:.L48])/5" office:value-type="float" office:value="62" calcext:value-type="float">
            <text:p>62</text:p>
          </table:table-cell>
          <table:table-cell table:style-name="ce2" table:formula="of:=SUM([.M44:.M48])/5" office:value-type="float" office:value="1.78383077870839" calcext:value-type="float">
            <text:p>1.78383077870839</text:p>
          </table:table-cell>
          <table:table-cell table:style-name="ce2" table:formula="of:=SUM([.N44:.N48])/5" office:value-type="float" office:value="0.00730341766919793" calcext:value-type="float">
            <text:p>0.00730341766919793</text:p>
          </table:table-cell>
          <table:table-cell table:style-name="ce2" table:formula="of:=SUM([.O44:.O48])/5" office:value-type="float" office:value="0.0264322707955062" calcext:value-type="float">
            <text:p>0.0264322707955062</text:p>
          </table:table-cell>
          <table:table-cell table:style-name="ce2" table:formula="of:=SUM([.P44:.P48])/5" office:value-type="float" office:value="0.138447807349479" calcext:value-type="float">
            <text:p>0.138447807349479</text:p>
          </table:table-cell>
          <table:table-cell table:style-name="ce2" table:formula="of:=SUM([.Q44:.Q48])/5" office:value-type="float" office:value="0.504037661148774" calcext:value-type="float">
            <text:p>0.504037661148774</text:p>
          </table:table-cell>
          <table:table-cell table:style-name="ce2" table:formula="of:=SUM([.R44:.R48])/5" office:value-type="float" office:value="0.499432953601257" calcext:value-type="float">
            <text:p>0.499432953601257</text:p>
          </table:table-cell>
          <table:table-cell table:style-name="ce2" table:formula="of:=SUM([.S44:.S48])/5" office:value-type="float" office:value="119.287489653308" calcext:value-type="float">
            <text:p>119.287489653308</text:p>
          </table:table-cell>
          <table:table-cell table:style-name="ce2" table:formula="of:=SUM([.T44:.T48])/5" office:value-type="float" office:value="0.44149737566171" calcext:value-type="float">
            <text:p>0.44149737566171</text:p>
          </table:table-cell>
          <table:table-cell table:style-name="ce2" table:formula="of:=SUM([.U44:.U48])/5" office:value-type="float" office:value="0.245730722064916" calcext:value-type="float">
            <text:p>0.245730722064916</text:p>
          </table:table-cell>
          <table:table-cell table:style-name="ce2" table:formula="of:=SUM([.V44:.V48])/5" office:value-type="float" office:value="0.609412342115644" calcext:value-type="float">
            <text:p>0.609412342115644</text:p>
          </table:table-cell>
          <table:table-cell table:style-name="ce2" table:formula="of:=SUM([.W44:.W48])/5" office:value-type="float" office:value="0.641431171319272" calcext:value-type="float">
            <text:p>0.641431171319272</text:p>
          </table:table-cell>
          <table:table-cell table:style-name="ce2" table:formula="of:=SUM([.X44:.X48])/5" office:value-type="float" office:value="60.4731401626904" calcext:value-type="float">
            <text:p>60.4731401626904</text:p>
          </table:table-cell>
          <table:table-cell table:style-name="ce2" table:formula="of:=SUM([.Y44:.Y48])/5" office:value-type="float" office:value="0.616893625178568" calcext:value-type="float">
            <text:p>0.616893625178568</text:p>
          </table:table-cell>
          <table:table-cell table:style-name="ce2" table:formula="of:=SUM([.Z44:.Z48])/5" office:value-type="float" office:value="0.474476155477669" calcext:value-type="float">
            <text:p>0.474476155477669</text:p>
          </table:table-cell>
          <table:table-cell table:style-name="ce2" table:formula="of:=SUM([.AA44:.AA48])/5" office:value-type="float" office:value="0.613459752836045" calcext:value-type="float">
            <text:p>0.613459752836045</text:p>
          </table:table-cell>
          <table:table-cell table:style-name="ce2" table:formula="of:=SUM([.AB44:.AB48])/5" office:value-type="float" office:value="0.514106778513451" calcext:value-type="float">
            <text:p>0.514106778513451</text:p>
          </table:table-cell>
          <table:table-cell table:style-name="ce2" table:formula="of:=SUM([.AC44:.AC48])/5" office:value-type="float" office:value="0.00666789783404405" calcext:value-type="float">
            <text:p>0.00666789783404405</text:p>
          </table:table-cell>
          <table:table-cell table:style-name="ce2" table:formula="of:=SUM([.AD44:.AD48])/5" office:value-type="float" office:value="0.0225182896161615" calcext:value-type="float">
            <text:p>0.0225182896161615</text:p>
          </table:table-cell>
          <table:table-cell table:style-name="ce2" table:formula="of:=SUM([.AE44:.AE48])/5" office:value-type="float" office:value="0.596980188157598" calcext:value-type="float">
            <text:p>0.596980188157598</text:p>
          </table:table-cell>
          <table:table-cell table:style-name="ce2" table:formula="of:=SUM([.AF44:.AF48])/5" office:value-type="float" office:value="1.36051419084655" calcext:value-type="float">
            <text:p>1.36051419084655</text:p>
          </table:table-cell>
          <table:table-cell table:style-name="ce2" table:formula="of:=SUM([.AG44:.AG48])/5" office:value-type="float" office:value="0.0000000908687908987082" calcext:value-type="float">
            <text:p>9.08687908987082E-08</text:p>
          </table:table-cell>
          <table:table-cell table:style-name="ce2" table:formula="of:=SUM([.AH44:.AH48])/5" office:value-type="float" office:value="0.00000131783982008493" calcext:value-type="float">
            <text:p>1.31783982008493E-06</text:p>
          </table:table-cell>
          <table:table-cell table:style-name="ce2" table:formula="of:=SUM([.AI44:.AI48])/5" office:value-type="float" office:value="2" calcext:value-type="float">
            <text:p>2</text:p>
          </table:table-cell>
          <table:table-cell table:number-columns-repeated="16348"/>
        </table:table-row>
        <table:table-row table:style-name="ro2">
          <table:table-cell table:number-columns-repeated="16383"/>
        </table:table-row>
        <table:table-row table:style-name="ro2">
          <table:table-cell table:style-name="ce3" table:formula="of:=AVERAGE([.A9];[.A17];[.A25];[.A33];[.A41];[.A49])" office:value-type="float" office:value="125.866666666667" calcext:value-type="float">
            <text:p>125.8667</text:p>
          </table:table-cell>
          <table:table-cell table:style-name="ce3" table:formula="of:=AVERAGE([.B9];[.B17];[.B25];[.B33];[.B41];[.B49])" office:value-type="float" office:value="117.4" calcext:value-type="float">
            <text:p>117.4000</text:p>
          </table:table-cell>
          <table:table-cell table:style-name="ce3" table:formula="of:=AVERAGE([.C9];[.C17];[.C25];[.C33];[.C41];[.C49])" office:value-type="float" office:value="126.1" calcext:value-type="float">
            <text:p>126.1000</text:p>
          </table:table-cell>
          <table:table-cell table:style-name="ce3" table:formula="of:=AVERAGE([.D9];[.D17];[.D25];[.D33];[.D41];[.D49])" office:value-type="float" office:value="43.0666666666667" calcext:value-type="float">
            <text:p>43.0667</text:p>
          </table:table-cell>
          <table:table-cell table:style-name="ce3" table:formula="of:=AVERAGE([.E9];[.E17];[.E25];[.E33];[.E41];[.E49])" office:value-type="float" office:value="131.733333333333" calcext:value-type="float">
            <text:p>131.7333</text:p>
          </table:table-cell>
          <table:table-cell table:style-name="ce3" table:formula="of:=AVERAGE([.F9];[.F17];[.F25];[.F33];[.F41];[.F49])" office:value-type="float" office:value="93.4666666666667" calcext:value-type="float">
            <text:p>93.4667</text:p>
          </table:table-cell>
          <table:table-cell table:style-name="ce3" table:formula="of:=AVERAGE([.G9];[.G17];[.G25];[.G33];[.G41];[.G49])" office:value-type="float" office:value="98.9666666666667" calcext:value-type="float">
            <text:p>98.9667</text:p>
          </table:table-cell>
          <table:table-cell table:style-name="ce3" table:formula="of:=AVERAGE([.H9];[.H17];[.H25];[.H33];[.H41];[.H49])" office:value-type="float" office:value="54.4" calcext:value-type="float">
            <text:p>54.4000</text:p>
          </table:table-cell>
          <table:table-cell table:style-name="ce3" table:formula="of:=AVERAGE([.I9];[.I17];[.I25];[.I33];[.I41];[.I49])" office:value-type="float" office:value="207.333333333333" calcext:value-type="float">
            <text:p>207.3333</text:p>
          </table:table-cell>
          <table:table-cell table:style-name="ce3" table:formula="of:=AVERAGE([.J9];[.J17];[.J25];[.J33];[.J41];[.J49])" office:value-type="float" office:value="77.3333333333333" calcext:value-type="float">
            <text:p>77.3333</text:p>
          </table:table-cell>
          <table:table-cell table:style-name="ce3" table:formula="of:=AVERAGE([.K9];[.K17];[.K25];[.K33];[.K41];[.K49])" office:value-type="float" office:value="81.2" calcext:value-type="float">
            <text:p>81.2000</text:p>
          </table:table-cell>
          <table:table-cell table:style-name="ce4" table:formula="of:=AVERAGE([.L9];[.L17];[.L25];[.L33];[.L41];[.L49])" office:value-type="float" office:value="61.3" calcext:value-type="float">
            <text:p>61</text:p>
          </table:table-cell>
          <table:table-cell table:style-name="ce3" table:formula="of:=AVERAGE([.M9];[.M17];[.M25];[.M33];[.M41];[.M49])" office:value-type="float" office:value="1.95784197181257" calcext:value-type="float">
            <text:p>1.9578</text:p>
          </table:table-cell>
          <table:table-cell table:style-name="ce3" table:formula="of:=AVERAGE([.N9];[.N17];[.N25];[.N33];[.N41];[.N49])" office:value-type="float" office:value="0.00671663287633228" calcext:value-type="float">
            <text:p>0.0067</text:p>
          </table:table-cell>
          <table:table-cell table:style-name="ce3" table:formula="of:=AVERAGE([.O9];[.O17];[.O25];[.O33];[.O41];[.O49])" office:value-type="float" office:value="0.0219880324151894" calcext:value-type="float">
            <text:p>0.0220</text:p>
          </table:table-cell>
          <table:table-cell table:style-name="ce3" table:formula="of:=AVERAGE([.P9];[.P17];[.P25];[.P33];[.P41];[.P49])" office:value-type="float" office:value="0.16698260387545" calcext:value-type="float">
            <text:p>0.1670</text:p>
          </table:table-cell>
          <table:table-cell table:style-name="ce3" table:formula="of:=AVERAGE([.Q9];[.Q17];[.Q25];[.Q33];[.Q41];[.Q49])" office:value-type="float" office:value="0.460503242023101" calcext:value-type="float">
            <text:p>0.4605</text:p>
          </table:table-cell>
          <table:table-cell table:style-name="ce3" table:formula="of:=AVERAGE([.R9];[.R17];[.R25];[.R33];[.R41];[.R49])" office:value-type="float" office:value="0.522951805084495" calcext:value-type="float">
            <text:p>0.5230</text:p>
          </table:table-cell>
          <table:table-cell table:style-name="ce3" table:formula="of:=AVERAGE([.S9];[.S17];[.S25];[.S33];[.S41];[.S49])" office:value-type="float" office:value="80.2490179174821" calcext:value-type="float">
            <text:p>80.2490</text:p>
          </table:table-cell>
          <table:table-cell table:style-name="ce3" table:formula="of:=AVERAGE([.T9];[.T17];[.T25];[.T33];[.T41];[.T49])" office:value-type="float" office:value="0.470513991542241" calcext:value-type="float">
            <text:p>0.4705</text:p>
          </table:table-cell>
          <table:table-cell table:style-name="ce3" table:formula="of:=AVERAGE([.U9];[.U17];[.U25];[.U33];[.U41];[.U49])" office:value-type="float" office:value="0.203707988963258" calcext:value-type="float">
            <text:p>0.2037</text:p>
          </table:table-cell>
          <table:table-cell table:style-name="ce3" table:formula="of:=AVERAGE([.V9];[.V17];[.V25];[.V33];[.V41];[.V49])" office:value-type="float" office:value="0.540595835630958" calcext:value-type="float">
            <text:p>0.5406</text:p>
          </table:table-cell>
          <table:table-cell table:style-name="ce3" table:formula="of:=AVERAGE([.W9];[.W17];[.W25];[.W33];[.W41];[.W49])" office:value-type="float" office:value="0.526957520695626" calcext:value-type="float">
            <text:p>0.5270</text:p>
          </table:table-cell>
          <table:table-cell table:style-name="ce3" table:formula="of:=AVERAGE([.X9];[.X17];[.X25];[.X33];[.X41];[.X49])" office:value-type="float" office:value="87.2965849454581" calcext:value-type="float">
            <text:p>87.2966</text:p>
          </table:table-cell>
          <table:table-cell table:style-name="ce3" table:formula="of:=AVERAGE([.Y9];[.Y17];[.Y25];[.Y33];[.Y41];[.Y49])" office:value-type="float" office:value="0.534007564332142" calcext:value-type="float">
            <text:p>0.5340</text:p>
          </table:table-cell>
          <table:table-cell table:style-name="ce3" table:formula="of:=AVERAGE([.Z9];[.Z17];[.Z25];[.Z33];[.Z41];[.Z49])" office:value-type="float" office:value="0.51178810027604" calcext:value-type="float">
            <text:p>0.5118</text:p>
          </table:table-cell>
          <table:table-cell table:style-name="ce3" table:formula="of:=AVERAGE([.AA9];[.AA17];[.AA25];[.AA33];[.AA41];[.AA49])" office:value-type="float" office:value="0.584590456291046" calcext:value-type="float">
            <text:p>0.5846</text:p>
          </table:table-cell>
          <table:table-cell table:style-name="ce3" table:formula="of:=AVERAGE([.AB9];[.AB17];[.AB25];[.AB33];[.AB41];[.AB49])" office:value-type="float" office:value="0.589504537671827" calcext:value-type="float">
            <text:p>0.5895</text:p>
          </table:table-cell>
          <table:table-cell table:style-name="ce3" table:formula="of:=AVERAGE([.AC9];[.AC17];[.AC25];[.AC33];[.AC41];[.AC49])" office:value-type="float" office:value="0.00748487940691487" calcext:value-type="float">
            <text:p>0.0075</text:p>
          </table:table-cell>
          <table:table-cell table:style-name="ce3" table:formula="of:=AVERAGE([.AD9];[.AD17];[.AD25];[.AD33];[.AD41];[.AD49])" office:value-type="float" office:value="0.0228579751252396" calcext:value-type="float">
            <text:p>0.0229</text:p>
          </table:table-cell>
          <table:table-cell table:style-name="ce3" table:formula="of:=AVERAGE([.AE9];[.AE17];[.AE25];[.AE33];[.AE41];[.AE49])" office:value-type="float" office:value="0.60145612621653" calcext:value-type="float">
            <text:p>0.6015</text:p>
          </table:table-cell>
          <table:table-cell table:style-name="ce3" table:formula="of:=AVERAGE([.AF9];[.AF17];[.AF25];[.AF33];[.AF41];[.AF49])" office:value-type="float" office:value="1.40070069902756" calcext:value-type="float">
            <text:p>1.4007</text:p>
          </table:table-cell>
          <table:table-cell table:style-name="ce6" table:formula="of:=AVERAGE([.AG9];[.AG17];[.AG25];[.AG33];[.AG41];[.AG49])" office:value-type="float" office:value="0.000000110622249157547" calcext:value-type="float">
            <text:p>0.000000110622249158</text:p>
          </table:table-cell>
          <table:table-cell table:style-name="ce6" table:formula="of:=AVERAGE([.AH9];[.AH17];[.AH25];[.AH33];[.AH41];[.AH49])" office:value-type="float" office:value="0.00000122592573608265" calcext:value-type="float">
            <text:p>0.000001225925736083</text:p>
          </table:table-cell>
          <table:table-cell table:style-name="ce4" table:formula="of:=AVERAGE([.AI9];[.AI17];[.AI25];[.AI33];[.AI41];[.AI49])" office:value-type="float" office:value="2.6" calcext:value-type="float">
            <text:p>3</text:p>
          </table:table-cell>
          <table:table-cell table:style-name="ce3" table:number-columns-repeated="16348"/>
        </table:table-row>
        <table:table-row table:style-name="ro2">
          <table:table-cell table:style-name="ce3" table:formula="of:=AVERAGE([.A9];[.A17];[.A41])" office:value-type="float" office:value="149.733333333333" calcext:value-type="float">
            <text:p>149.7333</text:p>
          </table:table-cell>
          <table:table-cell table:style-name="ce3" table:formula="of:=AVERAGE([.B9];[.B17];[.B41])" office:value-type="float" office:value="131.933333333333" calcext:value-type="float">
            <text:p>131.9333</text:p>
          </table:table-cell>
          <table:table-cell table:style-name="ce3" table:formula="of:=AVERAGE([.C9];[.C17];[.C41])" office:value-type="float" office:value="99.4666666666667" calcext:value-type="float">
            <text:p>99.4667</text:p>
          </table:table-cell>
          <table:table-cell table:style-name="ce3" table:formula="of:=AVERAGE([.D9];[.D17];[.D41])" office:value-type="float" office:value="43.6666666666667" calcext:value-type="float">
            <text:p>43.6667</text:p>
          </table:table-cell>
          <table:table-cell table:style-name="ce3" table:formula="of:=AVERAGE([.E9];[.E17];[.E41])" office:value-type="float" office:value="126.333333333333" calcext:value-type="float">
            <text:p>126.3333</text:p>
          </table:table-cell>
          <table:table-cell table:style-name="ce3" table:formula="of:=AVERAGE([.F9];[.F17];[.F41])" office:value-type="float" office:value="96.4" calcext:value-type="float">
            <text:p>96.4000</text:p>
          </table:table-cell>
          <table:table-cell table:style-name="ce3" table:formula="of:=AVERAGE([.G9];[.G17];[.G41])" office:value-type="float" office:value="106.933333333333" calcext:value-type="float">
            <text:p>106.9333</text:p>
          </table:table-cell>
          <table:table-cell table:style-name="ce3" table:formula="of:=AVERAGE([.H9];[.H17];[.H41])" office:value-type="float" office:value="57.8" calcext:value-type="float">
            <text:p>57.8000</text:p>
          </table:table-cell>
          <table:table-cell table:style-name="ce3" table:formula="of:=AVERAGE([.I9];[.I17];[.I41])" office:value-type="float" office:value="201.733333333333" calcext:value-type="float">
            <text:p>201.7333</text:p>
          </table:table-cell>
          <table:table-cell table:style-name="ce3" table:formula="of:=AVERAGE([.J9];[.J17];[.J41])" office:value-type="float" office:value="69.1333333333333" calcext:value-type="float">
            <text:p>69.1333</text:p>
          </table:table-cell>
          <table:table-cell table:style-name="ce3" table:formula="of:=AVERAGE([.K9];[.K17];[.K41])" office:value-type="float" office:value="91.7333333333333" calcext:value-type="float">
            <text:p>91.7333</text:p>
          </table:table-cell>
          <table:table-cell table:style-name="ce4" table:formula="of:=AVERAGE([.L9];[.L17];[.L41])" office:value-type="float" office:value="60.5333333333333" calcext:value-type="float">
            <text:p>61</text:p>
          </table:table-cell>
          <table:table-cell table:style-name="ce3" table:formula="of:=AVERAGE([.M9];[.M17];[.M41])" office:value-type="float" office:value="2.19150102983998" calcext:value-type="float">
            <text:p>2.1915</text:p>
          </table:table-cell>
          <table:table-cell table:style-name="ce3" table:formula="of:=AVERAGE([.N9];[.N17];[.N41])" office:value-type="float" office:value="0.00654555101819219" calcext:value-type="float">
            <text:p>0.0065</text:p>
          </table:table-cell>
          <table:table-cell table:style-name="ce3" table:formula="of:=AVERAGE([.O9];[.O17];[.O41])" office:value-type="float" office:value="0.0195283112050882" calcext:value-type="float">
            <text:p>0.0195</text:p>
          </table:table-cell>
          <table:table-cell table:style-name="ce3" table:formula="of:=AVERAGE([.P9];[.P17];[.P41])" office:value-type="float" office:value="0.205148172797989" calcext:value-type="float">
            <text:p>0.2051</text:p>
          </table:table-cell>
          <table:table-cell table:style-name="ce3" table:formula="of:=AVERAGE([.Q9];[.Q17];[.Q41])" office:value-type="float" office:value="0.452521042845867" calcext:value-type="float">
            <text:p>0.4525</text:p>
          </table:table-cell>
          <table:table-cell table:style-name="ce3" table:formula="of:=AVERAGE([.R9];[.R17];[.R41])" office:value-type="float" office:value="0.517284353620342" calcext:value-type="float">
            <text:p>0.5173</text:p>
          </table:table-cell>
          <table:table-cell table:style-name="ce3" table:formula="of:=AVERAGE([.S9];[.S17];[.S41])" office:value-type="float" office:value="72.221344023624" calcext:value-type="float">
            <text:p>72.2213</text:p>
          </table:table-cell>
          <table:table-cell table:style-name="ce3" table:formula="of:=AVERAGE([.T9];[.T17];[.T41])" office:value-type="float" office:value="0.506543855813061" calcext:value-type="float">
            <text:p>0.5065</text:p>
          </table:table-cell>
          <table:table-cell table:style-name="ce3" table:formula="of:=AVERAGE([.U9];[.U17];[.U41])" office:value-type="float" office:value="0.205088262684451" calcext:value-type="float">
            <text:p>0.2051</text:p>
          </table:table-cell>
          <table:table-cell table:style-name="ce3" table:formula="of:=AVERAGE([.V9];[.V17];[.V41])" office:value-type="float" office:value="0.492905509249835" calcext:value-type="float">
            <text:p>0.4929</text:p>
          </table:table-cell>
          <table:table-cell table:style-name="ce3" table:formula="of:=AVERAGE([.W9];[.W17];[.W41])" office:value-type="float" office:value="0.474298548240031" calcext:value-type="float">
            <text:p>0.4743</text:p>
          </table:table-cell>
          <table:table-cell table:style-name="ce3" table:formula="of:=AVERAGE([.X9];[.X17];[.X41])" office:value-type="float" office:value="80.8294091285628" calcext:value-type="float">
            <text:p>80.8294</text:p>
          </table:table-cell>
          <table:table-cell table:style-name="ce3" table:formula="of:=AVERAGE([.Y9];[.Y17];[.Y41])" office:value-type="float" office:value="0.494540938820027" calcext:value-type="float">
            <text:p>0.4945</text:p>
          </table:table-cell>
          <table:table-cell table:style-name="ce3" table:formula="of:=AVERAGE([.Z9];[.Z17];[.Z41])" office:value-type="float" office:value="0.500447229990579" calcext:value-type="float">
            <text:p>0.5004</text:p>
          </table:table-cell>
          <table:table-cell table:style-name="ce3" table:formula="of:=AVERAGE([.AA9];[.AA17];[.AA41])" office:value-type="float" office:value="0.585891651071914" calcext:value-type="float">
            <text:p>0.5859</text:p>
          </table:table-cell>
          <table:table-cell table:style-name="ce3" table:formula="of:=AVERAGE([.AB9];[.AB17];[.AB41])" office:value-type="float" office:value="0.491268670562202" calcext:value-type="float">
            <text:p>0.4913</text:p>
          </table:table-cell>
          <table:table-cell table:style-name="ce3" table:formula="of:=AVERAGE([.AC9];[.AC17];[.AC41])" office:value-type="float" office:value="0.00715140690345777" calcext:value-type="float">
            <text:p>0.0072</text:p>
          </table:table-cell>
          <table:table-cell table:style-name="ce3" table:formula="of:=AVERAGE([.AD9];[.AD17];[.AD41])" office:value-type="float" office:value="0.0225030344837616" calcext:value-type="float">
            <text:p>0.0225</text:p>
          </table:table-cell>
          <table:table-cell table:style-name="ce3" table:formula="of:=AVERAGE([.AE9];[.AE17];[.AE41])" office:value-type="float" office:value="0.604405208355321" calcext:value-type="float">
            <text:p>0.6044</text:p>
          </table:table-cell>
          <table:table-cell table:style-name="ce3" table:formula="of:=AVERAGE([.AF9];[.AF17];[.AF41])" office:value-type="float" office:value="1.41509584314677" calcext:value-type="float">
            <text:p>1.4151</text:p>
          </table:table-cell>
          <table:table-cell table:style-name="ce6" table:formula="of:=AVERAGE([.AG9];[.AG17];[.AG41])" office:value-type="float" office:value="0.000000107865384945938" calcext:value-type="float">
            <text:p>0.000000107865384946</text:p>
          </table:table-cell>
          <table:table-cell table:style-name="ce6" table:formula="of:=AVERAGE([.AH9];[.AH17];[.AH41])" office:value-type="float" office:value="0.00000119061460737825" calcext:value-type="float">
            <text:p>0.000001190614607378</text:p>
          </table:table-cell>
          <table:table-cell table:style-name="ce4" table:formula="of:=AVERAGE([.AI9];[.AI17];[.AI41])" office:value-type="float" office:value="3" calcext:value-type="float">
            <text:p>3</text:p>
          </table:table-cell>
          <table:table-cell table:style-name="ce3" table:number-columns-repeated="16348"/>
        </table:table-row>
        <table:table-row table:style-name="ro2" table:number-rows-repeated="1048523">
          <table:table-cell table:number-columns-repeated="16383"/>
        </table:table-row>
        <table:table-row table:style-name="ro2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number:number-style style:name="N143">
      <number:number number:decimal-places="16" number:min-decimal-places="16" number:min-integer-digits="1"/>
    </number:number-style>
    <number:number-style style:name="N144">
      <number:number number:decimal-places="17" number:min-decimal-places="17" number:min-integer-digits="1"/>
    </number:number-style>
    <number:number-style style:name="N145">
      <number:number number:decimal-places="18" number:min-decimal-places="18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7T07:22:51.793823380</meta:creation-date>
    <dc:date>2026-03-17T09:54:19.934155207</dc:date>
    <meta:editing-duration>PT1H54M59S</meta:editing-duration>
    <meta:editing-cycles>7</meta:editing-cycles>
    <meta:generator>LibreOffice/24.2.7.2$Linux_X86_64 LibreOffice_project/420$Build-2</meta:generator>
    <meta:document-statistic meta:table-count="1" meta:cell-count="1557" meta:object-count="0"/>
  </office:meta>
</office:document-meta>
</file>